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1.3654in"/>
    </style:style>
    <style:style style:name="co2" style:family="table-column">
      <style:table-column-properties fo:break-before="auto" style:column-width="0.485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9146in"/>
    </style:style>
    <style:style style:name="co5" style:family="table-column">
      <style:table-column-properties fo:break-before="auto" style:column-width="0.7646in"/>
    </style:style>
    <style:style style:name="co6" style:family="table-column">
      <style:table-column-properties fo:break-before="auto" style:column-width="0.61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milp-power-usage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power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34004004004004" calcext:value-type="float">
            <text:p>0.0340040040040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58008008008008" calcext:value-type="float">
            <text:p>0.0580080080080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82012012012012" calcext:value-type="float">
            <text:p>0.0820120120120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06016016016016" calcext:value-type="float">
            <text:p>0.1060160160160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3002002002002" calcext:value-type="float">
            <text:p>0.130020020020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54024024024024" calcext:value-type="float">
            <text:p>0.1540240240240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78028028028028" calcext:value-type="float">
            <text:p>0.1780280280280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02032032032032" calcext:value-type="float">
            <text:p>0.2020320320320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26036036036036" calcext:value-type="float">
            <text:p>0.2260360360360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5004004004004" calcext:value-type="float">
            <text:p>0.250040040040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74044044044044" calcext:value-type="float">
            <text:p>0.2740440440440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98048048048048" calcext:value-type="float">
            <text:p>0.2980480480480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22052052052052" calcext:value-type="float">
            <text:p>0.3220520520520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46056056056056" calcext:value-type="float">
            <text:p>0.3460560560560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7006006006006" calcext:value-type="float">
            <text:p>0.370060060060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94064064064064" calcext:value-type="float">
            <text:p>0.3940640640640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18068068068068" calcext:value-type="float">
            <text:p>0.4180680680680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42072072072072" calcext:value-type="float">
            <text:p>0.4420720720720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66076076076076" calcext:value-type="float">
            <text:p>0.4660760760760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9008008008008" calcext:value-type="float">
            <text:p>0.490080080080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14084084084084" calcext:value-type="float">
            <text:p>0.5140840840840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38088088088088" calcext:value-type="float">
            <text:p>0.5380880880880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62092092092092" calcext:value-type="float">
            <text:p>0.5620920920920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86096096096096" calcext:value-type="float">
            <text:p>0.5860960960960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101001001001" calcext:value-type="float">
            <text:p>0.6101001001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34104104104104" calcext:value-type="float">
            <text:p>0.6341041041041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58108108108108" calcext:value-type="float">
            <text:p>0.6581081081081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82112112112112" calcext:value-type="float">
            <text:p>0.6821121121121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06116116116116" calcext:value-type="float">
            <text:p>0.7061161161161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3012012012012" calcext:value-type="float">
            <text:p>0.730120120120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54124124124124" calcext:value-type="float">
            <text:p>0.7541241241241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78128128128128" calcext:value-type="float">
            <text:p>0.778128128128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02132132132132" calcext:value-type="float">
            <text:p>0.8021321321321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26136136136136" calcext:value-type="float">
            <text:p>0.8261361361361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5014014014014" calcext:value-type="float">
            <text:p>0.850140140140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74144144144144" calcext:value-type="float">
            <text:p>0.8741441441441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98148148148148" calcext:value-type="float">
            <text:p>0.8981481481481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22152152152152" calcext:value-type="float">
            <text:p>0.9221521521521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46156156156156" calcext:value-type="float">
            <text:p>0.9461561561561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7016016016016" calcext:value-type="float">
            <text:p>0.970160160160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94164164164164" calcext:value-type="float">
            <text:p>0.9941641641641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1816816816817" calcext:value-type="float">
            <text:p>1.018168168168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4217217217217" calcext:value-type="float">
            <text:p>1.042172172172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6617617617618" calcext:value-type="float">
            <text:p>1.066176176176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9018018018018" calcext:value-type="float">
            <text:p>1.090180180180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1418418418418" calcext:value-type="float">
            <text:p>1.114184184184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3818818818819" calcext:value-type="float">
            <text:p>1.138188188188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6219219219219" calcext:value-type="float">
            <text:p>1.162192192192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861961961962" calcext:value-type="float">
            <text:p>1.18619619619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102002002002" calcext:value-type="float">
            <text:p>1.21020020020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342042042042" calcext:value-type="float">
            <text:p>1.23420420420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5820820820821" calcext:value-type="float">
            <text:p>1.258208208208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8221221221221" calcext:value-type="float">
            <text:p>1.282212212212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0621621621622" calcext:value-type="float">
            <text:p>1.306216216216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3022022022022" calcext:value-type="float">
            <text:p>1.330220220220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5422422422422" calcext:value-type="float">
            <text:p>1.354224224224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7822822822823" calcext:value-type="float">
            <text:p>1.378228228228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0223223223223" calcext:value-type="float">
            <text:p>1.402232232232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2623623623624" calcext:value-type="float">
            <text:p>1.426236236236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5024024024024" calcext:value-type="float">
            <text:p>1.450240240240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7424424424424" calcext:value-type="float">
            <text:p>1.474244244244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9824824824825" calcext:value-type="float">
            <text:p>1.498248248248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225225225225" calcext:value-type="float">
            <text:p>1.522252252252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4625625625626" calcext:value-type="float">
            <text:p>1.546256256256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026026026026" calcext:value-type="float">
            <text:p>1.570260260260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9426426426426" calcext:value-type="float">
            <text:p>1.594264264264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1826826826827" calcext:value-type="float">
            <text:p>1.618268268268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4227227227227" calcext:value-type="float">
            <text:p>1.642272272272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6627627627628" calcext:value-type="float">
            <text:p>1.666276276276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9028028028028" calcext:value-type="float">
            <text:p>1.690280280280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1428428428428" calcext:value-type="float">
            <text:p>1.714284284284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3828828828829" calcext:value-type="float">
            <text:p>1.738288288288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6229229229229" calcext:value-type="float">
            <text:p>1.762292292292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862962962963" calcext:value-type="float">
            <text:p>1.78629629629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103003003003" calcext:value-type="float">
            <text:p>1.81030030030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343043043043" calcext:value-type="float">
            <text:p>1.83430430430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5830830830831" calcext:value-type="float">
            <text:p>1.858308308308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8231231231231" calcext:value-type="float">
            <text:p>1.882312312312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0631631631632" calcext:value-type="float">
            <text:p>1.906316316316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3032032032032" calcext:value-type="float">
            <text:p>1.930320320320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5432432432432" calcext:value-type="float">
            <text:p>1.954324324324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7832832832833" calcext:value-type="float">
            <text:p>1.978328328328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0233233233233" calcext:value-type="float">
            <text:p>2.002332332332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2633633633634" calcext:value-type="float">
            <text:p>2.026336336336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5034034034034" calcext:value-type="float">
            <text:p>2.050340340340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7434434434434" calcext:value-type="float">
            <text:p>2.074344344344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9834834834835" calcext:value-type="float">
            <text:p>2.09834834834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2235235235235" calcext:value-type="float">
            <text:p>2.122352352352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4635635635636" calcext:value-type="float">
            <text:p>2.146356356356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7036036036036" calcext:value-type="float">
            <text:p>2.170360360360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9436436436436" calcext:value-type="float">
            <text:p>2.194364364364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1836836836837" calcext:value-type="float">
            <text:p>2.218368368368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4237237237237" calcext:value-type="float">
            <text:p>2.242372372372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6637637637638" calcext:value-type="float">
            <text:p>2.266376376376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9038038038038" calcext:value-type="float">
            <text:p>2.290380380380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1438438438438" calcext:value-type="float">
            <text:p>2.314384384384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3838838838839" calcext:value-type="float">
            <text:p>2.338388388388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6239239239239" calcext:value-type="float">
            <text:p>2.362392392392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863963963964" calcext:value-type="float">
            <text:p>2.38639639639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104004004004" calcext:value-type="float">
            <text:p>2.41040040040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344044044044" calcext:value-type="float">
            <text:p>2.43440440440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5840840840841" calcext:value-type="float">
            <text:p>2.458408408408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8241241241241" calcext:value-type="float">
            <text:p>2.482412412412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0641641641642" calcext:value-type="float">
            <text:p>2.506416416416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3042042042042" calcext:value-type="float">
            <text:p>2.530420420420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5442442442442" calcext:value-type="float">
            <text:p>2.554424424424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7842842842843" calcext:value-type="float">
            <text:p>2.578428428428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0243243243243" calcext:value-type="float">
            <text:p>2.602432432432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2643643643644" calcext:value-type="float">
            <text:p>2.626436436436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5044044044044" calcext:value-type="float">
            <text:p>2.650440440440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7444444444444" calcext:value-type="float">
            <text:p>2.674444444444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9844844844845" calcext:value-type="float">
            <text:p>2.698448448448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72245245245245" calcext:value-type="float">
            <text:p>2.722452452452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74645645645646" calcext:value-type="float">
            <text:p>2.746456456456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77046046046046" calcext:value-type="float">
            <text:p>2.770460460460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79446446446446" calcext:value-type="float">
            <text:p>2.794464464464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81846846846847" calcext:value-type="float">
            <text:p>2.818468468468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84247247247247" calcext:value-type="float">
            <text:p>2.842472472472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86647647647648" calcext:value-type="float">
            <text:p>2.866476476476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89048048048048" calcext:value-type="float">
            <text:p>2.890480480480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91448448448448" calcext:value-type="float">
            <text:p>2.914484484484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93848848848849" calcext:value-type="float">
            <text:p>2.938488488488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96249249249249" calcext:value-type="float">
            <text:p>2.962492492492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9864964964965" calcext:value-type="float">
            <text:p>2.98649649649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0105005005005" calcext:value-type="float">
            <text:p>3.01050050050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0345045045045" calcext:value-type="float">
            <text:p>3.03450450450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05850850850851" calcext:value-type="float">
            <text:p>3.058508508508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08251251251251" calcext:value-type="float">
            <text:p>3.082512512512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0651651651652" calcext:value-type="float">
            <text:p>3.106516516516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3052052052052" calcext:value-type="float">
            <text:p>3.130520520520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5452452452452" calcext:value-type="float">
            <text:p>3.154524524524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7852852852853" calcext:value-type="float">
            <text:p>3.178528528528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20253253253253" calcext:value-type="float">
            <text:p>3.202532532532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22653653653654" calcext:value-type="float">
            <text:p>3.226536536536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25054054054054" calcext:value-type="float">
            <text:p>3.250540540540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27454454454454" calcext:value-type="float">
            <text:p>3.274544544544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29854854854855" calcext:value-type="float">
            <text:p>3.298548548548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32255255255255" calcext:value-type="float">
            <text:p>3.322552552552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34655655655656" calcext:value-type="float">
            <text:p>3.346556556556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37056056056056" calcext:value-type="float">
            <text:p>3.370560560560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39456456456456" calcext:value-type="float">
            <text:p>3.394564564564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41856856856857" calcext:value-type="float">
            <text:p>3.418568568568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44257257257257" calcext:value-type="float">
            <text:p>3.442572572572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46657657657658" calcext:value-type="float">
            <text:p>3.466576576576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49058058058058" calcext:value-type="float">
            <text:p>3.490580580580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1458458458458" calcext:value-type="float">
            <text:p>3.514584584584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3858858858859" calcext:value-type="float">
            <text:p>3.538588588588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6259259259259" calcext:value-type="float">
            <text:p>3.562592592592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865965965966" calcext:value-type="float">
            <text:p>3.58659659659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6106006006006" calcext:value-type="float">
            <text:p>3.61060060060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6346046046046" calcext:value-type="float">
            <text:p>3.63460460460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65860860860861" calcext:value-type="float">
            <text:p>3.658608608608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68261261261261" calcext:value-type="float">
            <text:p>3.682612612612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70661661661662" calcext:value-type="float">
            <text:p>3.706616616616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73062062062062" calcext:value-type="float">
            <text:p>3.730620620620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75462462462462" calcext:value-type="float">
            <text:p>3.754624624624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77862862862863" calcext:value-type="float">
            <text:p>3.778628628628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80263263263263" calcext:value-type="float">
            <text:p>3.802632632632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82663663663664" calcext:value-type="float">
            <text:p>3.826636636636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85064064064064" calcext:value-type="float">
            <text:p>3.850640640640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87464464464464" calcext:value-type="float">
            <text:p>3.874644644644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89864864864865" calcext:value-type="float">
            <text:p>3.898648648648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92265265265265" calcext:value-type="float">
            <text:p>3.922652652652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94665665665666" calcext:value-type="float">
            <text:p>3.946656656656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97066066066066" calcext:value-type="float">
            <text:p>3.970660660660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99466466466466" calcext:value-type="float">
            <text:p>3.994664664664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01866866866867" calcext:value-type="float">
            <text:p>4.018668668668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04267267267267" calcext:value-type="float">
            <text:p>4.042672672672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06667667667668" calcext:value-type="float">
            <text:p>4.066676676676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09068068068068" calcext:value-type="float">
            <text:p>4.090680680680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1468468468468" calcext:value-type="float">
            <text:p>4.114684684684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3868868868869" calcext:value-type="float">
            <text:p>4.138688688688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6269269269269" calcext:value-type="float">
            <text:p>4.162692692692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866966966967" calcext:value-type="float">
            <text:p>4.18669669669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2107007007007" calcext:value-type="float">
            <text:p>4.21070070070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2347047047047" calcext:value-type="float">
            <text:p>4.23470470470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25870870870871" calcext:value-type="float">
            <text:p>4.258708708708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28271271271271" calcext:value-type="float">
            <text:p>4.282712712712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30671671671672" calcext:value-type="float">
            <text:p>4.306716716716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33072072072072" calcext:value-type="float">
            <text:p>4.330720720720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35472472472472" calcext:value-type="float">
            <text:p>4.354724724724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37872872872873" calcext:value-type="float">
            <text:p>4.378728728728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40273273273273" calcext:value-type="float">
            <text:p>4.402732732732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42673673673674" calcext:value-type="float">
            <text:p>4.426736736736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45074074074074" calcext:value-type="float">
            <text:p>4.450740740740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47474474474474" calcext:value-type="float">
            <text:p>4.474744744744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49874874874875" calcext:value-type="float">
            <text:p>4.498748748748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52275275275275" calcext:value-type="float">
            <text:p>4.522752752752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54675675675676" calcext:value-type="float">
            <text:p>4.546756756756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57076076076076" calcext:value-type="float">
            <text:p>4.570760760760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59476476476476" calcext:value-type="float">
            <text:p>4.594764764764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1876876876877" calcext:value-type="float">
            <text:p>4.618768768768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4277277277277" calcext:value-type="float">
            <text:p>4.642772772772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6677677677678" calcext:value-type="float">
            <text:p>4.666776776776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9078078078078" calcext:value-type="float">
            <text:p>4.690780780780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71478478478478" calcext:value-type="float">
            <text:p>4.714784784784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73878878878879" calcext:value-type="float">
            <text:p>4.738788788788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76279279279279" calcext:value-type="float">
            <text:p>4.762792792792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7867967967968" calcext:value-type="float">
            <text:p>4.78679679679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8108008008008" calcext:value-type="float">
            <text:p>4.81080080080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8348048048048" calcext:value-type="float">
            <text:p>4.83480480480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85880880880881" calcext:value-type="float">
            <text:p>4.858808808808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88281281281281" calcext:value-type="float">
            <text:p>4.882812812812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0681681681682" calcext:value-type="float">
            <text:p>4.906816816816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3082082082082" calcext:value-type="float">
            <text:p>4.930820820820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5482482482482" calcext:value-type="float">
            <text:p>4.954824824824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7882882882883" calcext:value-type="float">
            <text:p>4.978828828828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0283283283283" calcext:value-type="float">
            <text:p>5.002832832832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2683683683684" calcext:value-type="float">
            <text:p>5.026836836836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5084084084084" calcext:value-type="float">
            <text:p>5.050840840840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7484484484484" calcext:value-type="float">
            <text:p>5.074844844844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9884884884885" calcext:value-type="float">
            <text:p>5.098848848848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12285285285285" calcext:value-type="float">
            <text:p>5.122852852852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14685685685686" calcext:value-type="float">
            <text:p>5.146856856856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17086086086086" calcext:value-type="float">
            <text:p>5.170860860860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19486486486486" calcext:value-type="float">
            <text:p>5.194864864864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21886886886887" calcext:value-type="float">
            <text:p>5.218868868868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24287287287287" calcext:value-type="float">
            <text:p>5.242872872872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26687687687688" calcext:value-type="float">
            <text:p>5.266876876876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29088088088088" calcext:value-type="float">
            <text:p>5.290880880880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31488488488488" calcext:value-type="float">
            <text:p>5.314884884884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33888888888889" calcext:value-type="float">
            <text:p>5.3388888888888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.36289289289289" calcext:value-type="float">
            <text:p>5.3628928928928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.3868968968969" calcext:value-type="float">
            <text:p>5.386896896896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.4109009009009" calcext:value-type="float">
            <text:p>5.410900900900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.4349049049049" calcext:value-type="float">
            <text:p>5.434904904904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.45890890890891" calcext:value-type="float">
            <text:p>5.4589089089089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.48291291291291" calcext:value-type="float">
            <text:p>5.4829129129129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.50691691691692" calcext:value-type="float">
            <text:p>5.5069169169169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.53092092092092" calcext:value-type="float">
            <text:p>5.5309209209209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.55492492492492" calcext:value-type="float">
            <text:p>5.5549249249249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.57892892892893" calcext:value-type="float">
            <text:p>5.5789289289289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.60293293293293" calcext:value-type="float">
            <text:p>5.6029329329329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.62693693693694" calcext:value-type="float">
            <text:p>5.6269369369369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.65094094094094" calcext:value-type="float">
            <text:p>5.6509409409409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.67494494494494" calcext:value-type="float">
            <text:p>5.6749449449449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.69894894894895" calcext:value-type="float">
            <text:p>5.6989489489489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.72295295295295" calcext:value-type="float">
            <text:p>5.7229529529529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.74695695695696" calcext:value-type="float">
            <text:p>5.7469569569569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.77096096096096" calcext:value-type="float">
            <text:p>5.7709609609609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.79496496496496" calcext:value-type="float">
            <text:p>5.7949649649649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.81896896896897" calcext:value-type="float">
            <text:p>5.8189689689689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.84297297297297" calcext:value-type="float">
            <text:p>5.8429729729729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.86697697697698" calcext:value-type="float">
            <text:p>5.8669769769769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.89098098098098" calcext:value-type="float">
            <text:p>5.8909809809809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.91498498498498" calcext:value-type="float">
            <text:p>5.9149849849849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.93898898898899" calcext:value-type="float">
            <text:p>5.9389889889889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.96299299299299" calcext:value-type="float">
            <text:p>5.9629929929929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.986996996997" calcext:value-type="float">
            <text:p>5.98699699699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.011001001001" calcext:value-type="float">
            <text:p>6.01100100100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.035005005005" calcext:value-type="float">
            <text:p>6.03500500500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.05900900900901" calcext:value-type="float">
            <text:p>6.0590090090090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.08301301301301" calcext:value-type="float">
            <text:p>6.0830130130130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.10701701701702" calcext:value-type="float">
            <text:p>6.1070170170170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.13102102102102" calcext:value-type="float">
            <text:p>6.13102102102102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6.15502502502502" calcext:value-type="float">
            <text:p>6.15502502502502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6.17902902902903" calcext:value-type="float">
            <text:p>6.17902902902903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6.20303303303303" calcext:value-type="float">
            <text:p>6.20303303303303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6.22703703703704" calcext:value-type="float">
            <text:p>6.22703703703704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6.25104104104104" calcext:value-type="float">
            <text:p>6.25104104104104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6.27504504504504" calcext:value-type="float">
            <text:p>6.27504504504504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6.29904904904905" calcext:value-type="float">
            <text:p>6.29904904904905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6.32305305305305" calcext:value-type="float">
            <text:p>6.32305305305305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6.34705705705706" calcext:value-type="float">
            <text:p>6.34705705705706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6.37106106106106" calcext:value-type="float">
            <text:p>6.37106106106106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6.39506506506506" calcext:value-type="float">
            <text:p>6.39506506506506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6.41906906906907" calcext:value-type="float">
            <text:p>6.41906906906907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6.44307307307307" calcext:value-type="float">
            <text:p>6.44307307307307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6.46707707707708" calcext:value-type="float">
            <text:p>6.46707707707708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6.49108108108108" calcext:value-type="float">
            <text:p>6.49108108108108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6.51508508508508" calcext:value-type="float">
            <text:p>6.51508508508508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6.53908908908909" calcext:value-type="float">
            <text:p>6.53908908908909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6.56309309309309" calcext:value-type="float">
            <text:p>6.56309309309309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6.5870970970971" calcext:value-type="float">
            <text:p>6.587097097097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.6111011011011" calcext:value-type="float">
            <text:p>6.611101101101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.6351051051051" calcext:value-type="float">
            <text:p>6.635105105105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.65910910910911" calcext:value-type="float">
            <text:p>6.6591091091091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.68311311311311" calcext:value-type="float">
            <text:p>6.68311311311311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6.70711711711712" calcext:value-type="float">
            <text:p>6.70711711711712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6.73112112112112" calcext:value-type="float">
            <text:p>6.73112112112112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6.75512512512512" calcext:value-type="float">
            <text:p>6.75512512512512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6.77912912912913" calcext:value-type="float">
            <text:p>6.77912912912913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6.80313313313313" calcext:value-type="float">
            <text:p>6.80313313313313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6.82713713713714" calcext:value-type="float">
            <text:p>6.82713713713714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6.85114114114114" calcext:value-type="float">
            <text:p>6.85114114114114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6.87514514514514" calcext:value-type="float">
            <text:p>6.87514514514514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6.89914914914915" calcext:value-type="float">
            <text:p>6.89914914914915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6.92315315315315" calcext:value-type="float">
            <text:p>6.9231531531531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.94715715715716" calcext:value-type="float">
            <text:p>6.9471571571571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.97116116116116" calcext:value-type="float">
            <text:p>6.9711611611611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.99516516516516" calcext:value-type="float">
            <text:p>6.9951651651651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7.01916916916917" calcext:value-type="float">
            <text:p>7.0191691691691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7.04317317317317" calcext:value-type="float">
            <text:p>7.0431731731731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7.06717717717718" calcext:value-type="float">
            <text:p>7.0671771771771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7.09118118118118" calcext:value-type="float">
            <text:p>7.0911811811811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7.11518518518518" calcext:value-type="float">
            <text:p>7.1151851851851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7.13918918918919" calcext:value-type="float">
            <text:p>7.1391891891891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7.16319319319319" calcext:value-type="float">
            <text:p>7.1631931931931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7.1871971971972" calcext:value-type="float">
            <text:p>7.187197197197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7.2112012012012" calcext:value-type="float">
            <text:p>7.211201201201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7.2352052052052" calcext:value-type="float">
            <text:p>7.235205205205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7.25920920920921" calcext:value-type="float">
            <text:p>7.2592092092092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7.28321321321321" calcext:value-type="float">
            <text:p>7.2832132132132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7.30721721721722" calcext:value-type="float">
            <text:p>7.3072172172172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7.33122122122122" calcext:value-type="float">
            <text:p>7.33122122122122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7.35522522522522" calcext:value-type="float">
            <text:p>7.35522522522522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7.37922922922923" calcext:value-type="float">
            <text:p>7.37922922922923</text:p>
          </table:table-cell>
          <table:table-cell office:value-type="float" office:value="1880" calcext:value-type="float">
            <text:p>1880</text:p>
          </table:table-cell>
        </table:table-row>
        <table:table-row table:style-name="ro1">
          <table:table-cell office:value-type="float" office:value="7.40323323323323" calcext:value-type="float">
            <text:p>7.40323323323323</text:p>
          </table:table-cell>
          <table:table-cell office:value-type="float" office:value="1880" calcext:value-type="float">
            <text:p>1880</text:p>
          </table:table-cell>
        </table:table-row>
        <table:table-row table:style-name="ro1">
          <table:table-cell office:value-type="float" office:value="7.42723723723724" calcext:value-type="float">
            <text:p>7.42723723723724</text:p>
          </table:table-cell>
          <table:table-cell office:value-type="float" office:value="1880" calcext:value-type="float">
            <text:p>1880</text:p>
          </table:table-cell>
        </table:table-row>
        <table:table-row table:style-name="ro1">
          <table:table-cell office:value-type="float" office:value="7.45124124124124" calcext:value-type="float">
            <text:p>7.45124124124124</text:p>
          </table:table-cell>
          <table:table-cell office:value-type="float" office:value="1880" calcext:value-type="float">
            <text:p>1880</text:p>
          </table:table-cell>
        </table:table-row>
        <table:table-row table:style-name="ro1">
          <table:table-cell office:value-type="float" office:value="7.47524524524524" calcext:value-type="float">
            <text:p>7.47524524524524</text:p>
          </table:table-cell>
          <table:table-cell office:value-type="float" office:value="1910" calcext:value-type="float">
            <text:p>1910</text:p>
          </table:table-cell>
        </table:table-row>
        <table:table-row table:style-name="ro1">
          <table:table-cell office:value-type="float" office:value="7.49924924924925" calcext:value-type="float">
            <text:p>7.49924924924925</text:p>
          </table:table-cell>
          <table:table-cell office:value-type="float" office:value="1910" calcext:value-type="float">
            <text:p>1910</text:p>
          </table:table-cell>
        </table:table-row>
        <table:table-row table:style-name="ro1">
          <table:table-cell office:value-type="float" office:value="7.52325325325325" calcext:value-type="float">
            <text:p>7.52325325325325</text:p>
          </table:table-cell>
          <table:table-cell office:value-type="float" office:value="1910" calcext:value-type="float">
            <text:p>1910</text:p>
          </table:table-cell>
        </table:table-row>
        <table:table-row table:style-name="ro1">
          <table:table-cell office:value-type="float" office:value="7.54725725725726" calcext:value-type="float">
            <text:p>7.54725725725726</text:p>
          </table:table-cell>
          <table:table-cell office:value-type="float" office:value="1910" calcext:value-type="float">
            <text:p>1910</text:p>
          </table:table-cell>
        </table:table-row>
        <table:table-row table:style-name="ro1">
          <table:table-cell office:value-type="float" office:value="7.57126126126126" calcext:value-type="float">
            <text:p>7.57126126126126</text:p>
          </table:table-cell>
          <table:table-cell office:value-type="float" office:value="1030" calcext:value-type="float">
            <text:p>1030</text:p>
          </table:table-cell>
        </table:table-row>
        <table:table-row table:style-name="ro1">
          <table:table-cell office:value-type="float" office:value="7.59526526526526" calcext:value-type="float">
            <text:p>7.5952652652652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7.61926926926927" calcext:value-type="float">
            <text:p>7.61926926926927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7.64327327327327" calcext:value-type="float">
            <text:p>7.64327327327327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7.66727727727728" calcext:value-type="float">
            <text:p>7.6672772772772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7.69128128128128" calcext:value-type="float">
            <text:p>7.6912812812812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7.71528528528528" calcext:value-type="float">
            <text:p>7.7152852852852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7.73928928928929" calcext:value-type="float">
            <text:p>7.7392892892892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7.76329329329329" calcext:value-type="float">
            <text:p>7.7632932932932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7.7872972972973" calcext:value-type="float">
            <text:p>7.7872972972973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7.8113013013013" calcext:value-type="float">
            <text:p>7.8113013013013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7.8353053053053" calcext:value-type="float">
            <text:p>7.8353053053053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7.85930930930931" calcext:value-type="float">
            <text:p>7.85930930930931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7.88331331331331" calcext:value-type="float">
            <text:p>7.88331331331331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7.90731731731732" calcext:value-type="float">
            <text:p>7.9073173173173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7.93132132132132" calcext:value-type="float">
            <text:p>7.9313213213213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7.95532532532532" calcext:value-type="float">
            <text:p>7.9553253253253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7.97932932932933" calcext:value-type="float">
            <text:p>7.97932932932933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8.00333333333333" calcext:value-type="float">
            <text:p>8.00333333333333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8.02733733733734" calcext:value-type="float">
            <text:p>8.027337337337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8.05134134134134" calcext:value-type="float">
            <text:p>8.0513413413413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.07534534534534" calcext:value-type="float">
            <text:p>8.075345345345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8.09934934934935" calcext:value-type="float">
            <text:p>8.09934934934935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8.12335335335335" calcext:value-type="float">
            <text:p>8.12335335335335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8.14735735735736" calcext:value-type="float">
            <text:p>8.1473573573573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8.17136136136136" calcext:value-type="float">
            <text:p>8.1713613613613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8.19536536536536" calcext:value-type="float">
            <text:p>8.1953653653653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8.21936936936937" calcext:value-type="float">
            <text:p>8.21936936936937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8.24337337337337" calcext:value-type="float">
            <text:p>8.24337337337337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8.26737737737738" calcext:value-type="float">
            <text:p>8.2673773773773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8.29138138138138" calcext:value-type="float">
            <text:p>8.2913813813813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8.31538538538539" calcext:value-type="float">
            <text:p>8.3153853853853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8.33938938938939" calcext:value-type="float">
            <text:p>8.3393893893893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8.36339339339339" calcext:value-type="float">
            <text:p>8.3633933933933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8.3873973973974" calcext:value-type="float">
            <text:p>8.387397397397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.4114014014014" calcext:value-type="float">
            <text:p>8.411401401401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.43540540540541" calcext:value-type="float">
            <text:p>8.4354054054054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.45940940940941" calcext:value-type="float">
            <text:p>8.4594094094094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.48341341341341" calcext:value-type="float">
            <text:p>8.48341341341341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8.50741741741742" calcext:value-type="float">
            <text:p>8.50741741741742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8.53142142142142" calcext:value-type="float">
            <text:p>8.53142142142142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8.55542542542542" calcext:value-type="float">
            <text:p>8.55542542542542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8.57942942942943" calcext:value-type="float">
            <text:p>8.57942942942943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8.60343343343343" calcext:value-type="float">
            <text:p>8.60343343343343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8.62743743743744" calcext:value-type="float">
            <text:p>8.6274374374374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8.65144144144144" calcext:value-type="float">
            <text:p>8.6514414414414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8.67544544544544" calcext:value-type="float">
            <text:p>8.6754454454454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8.69944944944945" calcext:value-type="float">
            <text:p>8.69944944944945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8.72345345345345" calcext:value-type="float">
            <text:p>8.72345345345345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8.74745745745746" calcext:value-type="float">
            <text:p>8.7474574574574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8.77146146146146" calcext:value-type="float">
            <text:p>8.7714614614614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.79546546546546" calcext:value-type="float">
            <text:p>8.7954654654654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.81946946946947" calcext:value-type="float">
            <text:p>8.81946946946947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.84347347347347" calcext:value-type="float">
            <text:p>8.84347347347347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.86747747747748" calcext:value-type="float">
            <text:p>8.8674774774774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.89148148148148" calcext:value-type="float">
            <text:p>8.8914814814814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.91548548548548" calcext:value-type="float">
            <text:p>8.9154854854854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.93948948948949" calcext:value-type="float">
            <text:p>8.93948948948949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.96349349349349" calcext:value-type="float">
            <text:p>8.96349349349349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.9874974974975" calcext:value-type="float">
            <text:p>8.987497497497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.0115015015015" calcext:value-type="float">
            <text:p>9.011501501501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.03550550550551" calcext:value-type="float">
            <text:p>9.0355055055055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.05950950950951" calcext:value-type="float">
            <text:p>9.0595095095095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.08351351351351" calcext:value-type="float">
            <text:p>9.0835135135135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.10751751751752" calcext:value-type="float">
            <text:p>9.1075175175175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.13152152152152" calcext:value-type="float">
            <text:p>9.1315215215215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.15552552552552" calcext:value-type="float">
            <text:p>9.1555255255255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.17952952952953" calcext:value-type="float">
            <text:p>9.1795295295295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.20353353353353" calcext:value-type="float">
            <text:p>9.2035335335335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.22753753753754" calcext:value-type="float">
            <text:p>9.2275375375375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.25154154154154" calcext:value-type="float">
            <text:p>9.2515415415415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.27554554554554" calcext:value-type="float">
            <text:p>9.2755455455455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.29954954954955" calcext:value-type="float">
            <text:p>9.2995495495495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.32355355355355" calcext:value-type="float">
            <text:p>9.3235535535535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.34755755755756" calcext:value-type="float">
            <text:p>9.3475575575575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.37156156156156" calcext:value-type="float">
            <text:p>9.3715615615615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.39556556556556" calcext:value-type="float">
            <text:p>9.3955655655655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.41956956956957" calcext:value-type="float">
            <text:p>9.41956956956957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.44357357357357" calcext:value-type="float">
            <text:p>9.44357357357357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.46757757757758" calcext:value-type="float">
            <text:p>9.4675775775775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.49158158158158" calcext:value-type="float">
            <text:p>9.49158158158158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9.51558558558558" calcext:value-type="float">
            <text:p>9.51558558558558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9.53958958958959" calcext:value-type="float">
            <text:p>9.53958958958959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9.56359359359359" calcext:value-type="float">
            <text:p>9.56359359359359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9.5875975975976" calcext:value-type="float">
            <text:p>9.5875975975976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9.6116016016016" calcext:value-type="float">
            <text:p>9.6116016016016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9.63560560560561" calcext:value-type="float">
            <text:p>9.63560560560561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9.65960960960961" calcext:value-type="float">
            <text:p>9.65960960960961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9.68361361361361" calcext:value-type="float">
            <text:p>9.68361361361361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9.70761761761762" calcext:value-type="float">
            <text:p>9.70761761761762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9.73162162162162" calcext:value-type="float">
            <text:p>9.73162162162162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9.75562562562562" calcext:value-type="float">
            <text:p>9.75562562562562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9.77962962962963" calcext:value-type="float">
            <text:p>9.77962962962963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9.80363363363363" calcext:value-type="float">
            <text:p>9.80363363363363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9.82763763763764" calcext:value-type="float">
            <text:p>9.82763763763764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9.85164164164164" calcext:value-type="float">
            <text:p>9.85164164164164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9.87564564564564" calcext:value-type="float">
            <text:p>9.87564564564564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9.89964964964965" calcext:value-type="float">
            <text:p>9.89964964964965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9.92365365365365" calcext:value-type="float">
            <text:p>9.92365365365365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9.94765765765766" calcext:value-type="float">
            <text:p>9.94765765765766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9.97166166166166" calcext:value-type="float">
            <text:p>9.97166166166166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9.99566566566566" calcext:value-type="float">
            <text:p>9.99566566566566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0.0196696696697" calcext:value-type="float">
            <text:p>10.0196696696697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0.0436736736737" calcext:value-type="float">
            <text:p>10.043673673673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0.0676776776777" calcext:value-type="float">
            <text:p>10.0676776776777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0.0916816816817" calcext:value-type="float">
            <text:p>10.0916816816817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0.1156856856857" calcext:value-type="float">
            <text:p>10.1156856856857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0.1396896896897" calcext:value-type="float">
            <text:p>10.1396896896897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0.1636936936937" calcext:value-type="float">
            <text:p>10.1636936936937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0.1876976976977" calcext:value-type="float">
            <text:p>10.1876976976977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0.2117017017017" calcext:value-type="float">
            <text:p>10.2117017017017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0.2357057057057" calcext:value-type="float">
            <text:p>10.2357057057057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0.2597097097097" calcext:value-type="float">
            <text:p>10.2597097097097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0.2837137137137" calcext:value-type="float">
            <text:p>10.2837137137137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0.3077177177177" calcext:value-type="float">
            <text:p>10.3077177177177</text:p>
          </table:table-cell>
          <table:table-cell office:value-type="float" office:value="1880" calcext:value-type="float">
            <text:p>1880</text:p>
          </table:table-cell>
        </table:table-row>
        <table:table-row table:style-name="ro1">
          <table:table-cell office:value-type="float" office:value="10.3317217217217" calcext:value-type="float">
            <text:p>10.3317217217217</text:p>
          </table:table-cell>
          <table:table-cell office:value-type="float" office:value="1880" calcext:value-type="float">
            <text:p>1880</text:p>
          </table:table-cell>
        </table:table-row>
        <table:table-row table:style-name="ro1">
          <table:table-cell office:value-type="float" office:value="10.3557257257257" calcext:value-type="float">
            <text:p>10.3557257257257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0.3797297297297" calcext:value-type="float">
            <text:p>10.3797297297297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0.4037337337337" calcext:value-type="float">
            <text:p>10.4037337337337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0.4277377377377" calcext:value-type="float">
            <text:p>10.4277377377377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0.4517417417417" calcext:value-type="float">
            <text:p>10.4517417417417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0.4757457457457" calcext:value-type="float">
            <text:p>10.4757457457457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0.4997497497497" calcext:value-type="float">
            <text:p>10.4997497497497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0.5237537537538" calcext:value-type="float">
            <text:p>10.5237537537538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0.5477577577578" calcext:value-type="float">
            <text:p>10.5477577577578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0.5717617617618" calcext:value-type="float">
            <text:p>10.5717617617618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0.5957657657658" calcext:value-type="float">
            <text:p>10.5957657657658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0.6197697697698" calcext:value-type="float">
            <text:p>10.6197697697698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0.6437737737738" calcext:value-type="float">
            <text:p>10.643773773773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0.6677777777778" calcext:value-type="float">
            <text:p>10.667777777777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0.6917817817818" calcext:value-type="float">
            <text:p>10.691781781781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0.7157857857858" calcext:value-type="float">
            <text:p>10.715785785785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0.7397897897898" calcext:value-type="float">
            <text:p>10.739789789789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0.7637937937938" calcext:value-type="float">
            <text:p>10.763793793793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0.7877977977978" calcext:value-type="float">
            <text:p>10.7877977977978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0.8118018018018" calcext:value-type="float">
            <text:p>10.8118018018018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0.8358058058058" calcext:value-type="float">
            <text:p>10.8358058058058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0.8598098098098" calcext:value-type="float">
            <text:p>10.8598098098098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0.8838138138138" calcext:value-type="float">
            <text:p>10.8838138138138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0.9078178178178" calcext:value-type="float">
            <text:p>10.9078178178178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0.9318218218218" calcext:value-type="float">
            <text:p>10.9318218218218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0.9558258258258" calcext:value-type="float">
            <text:p>10.9558258258258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0.9798298298298" calcext:value-type="float">
            <text:p>10.9798298298298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1.0038338338338" calcext:value-type="float">
            <text:p>11.0038338338338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1.0278378378378" calcext:value-type="float">
            <text:p>11.0278378378378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1.0518418418418" calcext:value-type="float">
            <text:p>11.0518418418418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1.0758458458458" calcext:value-type="float">
            <text:p>11.0758458458458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1.0998498498498" calcext:value-type="float">
            <text:p>11.099849849849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.1238538538539" calcext:value-type="float">
            <text:p>11.123853853853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.1478578578579" calcext:value-type="float">
            <text:p>11.147857857857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.1718618618619" calcext:value-type="float">
            <text:p>11.171861861861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.1958658658659" calcext:value-type="float">
            <text:p>11.195865865865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.2198698698699" calcext:value-type="float">
            <text:p>11.21986986986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.2438738738739" calcext:value-type="float">
            <text:p>11.243873873873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.2678778778779" calcext:value-type="float">
            <text:p>11.267877877877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.2918818818819" calcext:value-type="float">
            <text:p>11.291881881881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.3158858858859" calcext:value-type="float">
            <text:p>11.315885885885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.3398898898899" calcext:value-type="float">
            <text:p>11.33988988988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.3638938938939" calcext:value-type="float">
            <text:p>11.363893893893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.3878978978979" calcext:value-type="float">
            <text:p>11.387897897897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.4119019019019" calcext:value-type="float">
            <text:p>11.411901901901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.4359059059059" calcext:value-type="float">
            <text:p>11.435905905905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.4599099099099" calcext:value-type="float">
            <text:p>11.45990990990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.4839139139139" calcext:value-type="float">
            <text:p>11.483913913913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.5079179179179" calcext:value-type="float">
            <text:p>11.507917917917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.5319219219219" calcext:value-type="float">
            <text:p>11.531921921921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.5559259259259" calcext:value-type="float">
            <text:p>11.555925925925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.5799299299299" calcext:value-type="float">
            <text:p>11.5799299299299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1.6039339339339" calcext:value-type="float">
            <text:p>11.6039339339339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1.6279379379379" calcext:value-type="float">
            <text:p>11.627937937937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.6519419419419" calcext:value-type="float">
            <text:p>11.651941941941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.6759459459459" calcext:value-type="float">
            <text:p>11.675945945945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.6999499499499" calcext:value-type="float">
            <text:p>11.69994994994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.723953953954" calcext:value-type="float">
            <text:p>11.72395395395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.747957957958" calcext:value-type="float">
            <text:p>11.74795795795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.771961961962" calcext:value-type="float">
            <text:p>11.77196196196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.795965965966" calcext:value-type="float">
            <text:p>11.79596596596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.81996996997" calcext:value-type="float">
            <text:p>11.8199699699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.843973973974" calcext:value-type="float">
            <text:p>11.84397397397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.867977977978" calcext:value-type="float">
            <text:p>11.86797797797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.891981981982" calcext:value-type="float">
            <text:p>11.89198198198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.915985985986" calcext:value-type="float">
            <text:p>11.91598598598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.93998998999" calcext:value-type="float">
            <text:p>11.939989989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.963993993994" calcext:value-type="float">
            <text:p>11.96399399399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.987997997998" calcext:value-type="float">
            <text:p>11.98799799799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.012002002002" calcext:value-type="float">
            <text:p>12.01200200200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.036006006006" calcext:value-type="float">
            <text:p>12.03600600600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.06001001001" calcext:value-type="float">
            <text:p>12.0600100100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.084014014014" calcext:value-type="float">
            <text:p>12.08401401401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.108018018018" calcext:value-type="float">
            <text:p>12.10801801801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.132022022022" calcext:value-type="float">
            <text:p>12.13202202202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.156026026026" calcext:value-type="float">
            <text:p>12.15602602602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.18003003003" calcext:value-type="float">
            <text:p>12.1800300300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2.204034034034" calcext:value-type="float">
            <text:p>12.20403403403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2.228038038038" calcext:value-type="float">
            <text:p>12.22803803803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2.252042042042" calcext:value-type="float">
            <text:p>12.25204204204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.276046046046" calcext:value-type="float">
            <text:p>12.27604604604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.30005005005" calcext:value-type="float">
            <text:p>12.3000500500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.3240540540541" calcext:value-type="float">
            <text:p>12.324054054054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.3480580580581" calcext:value-type="float">
            <text:p>12.348058058058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.3720620620621" calcext:value-type="float">
            <text:p>12.372062062062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.3960660660661" calcext:value-type="float">
            <text:p>12.396066066066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.4200700700701" calcext:value-type="float">
            <text:p>12.420070070070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.4440740740741" calcext:value-type="float">
            <text:p>12.444074074074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.4680780780781" calcext:value-type="float">
            <text:p>12.468078078078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.4920820820821" calcext:value-type="float">
            <text:p>12.492082082082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.5160860860861" calcext:value-type="float">
            <text:p>12.516086086086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.5400900900901" calcext:value-type="float">
            <text:p>12.540090090090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.5640940940941" calcext:value-type="float">
            <text:p>12.564094094094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.5880980980981" calcext:value-type="float">
            <text:p>12.588098098098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.6121021021021" calcext:value-type="float">
            <text:p>12.612102102102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.6361061061061" calcext:value-type="float">
            <text:p>12.6361061061061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2.6601101101101" calcext:value-type="float">
            <text:p>12.6601101101101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2.6841141141141" calcext:value-type="float">
            <text:p>12.6841141141141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2.7081181181181" calcext:value-type="float">
            <text:p>12.7081181181181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2.7321221221221" calcext:value-type="float">
            <text:p>12.7321221221221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2.7561261261261" calcext:value-type="float">
            <text:p>12.7561261261261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2.7801301301301" calcext:value-type="float">
            <text:p>12.7801301301301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2.8041341341341" calcext:value-type="float">
            <text:p>12.8041341341341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2.8281381381381" calcext:value-type="float">
            <text:p>12.8281381381381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2.8521421421421" calcext:value-type="float">
            <text:p>12.852142142142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.8761461461461" calcext:value-type="float">
            <text:p>12.876146146146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.9001501501501" calcext:value-type="float">
            <text:p>12.900150150150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.9241541541542" calcext:value-type="float">
            <text:p>12.924154154154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.9481581581582" calcext:value-type="float">
            <text:p>12.948158158158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.9721621621622" calcext:value-type="float">
            <text:p>12.972162162162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.9961661661662" calcext:value-type="float">
            <text:p>12.996166166166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.0201701701702" calcext:value-type="float">
            <text:p>13.020170170170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.0441741741742" calcext:value-type="float">
            <text:p>13.044174174174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.0681781781782" calcext:value-type="float">
            <text:p>13.068178178178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.0921821821822" calcext:value-type="float">
            <text:p>13.092182182182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.1161861861862" calcext:value-type="float">
            <text:p>13.116186186186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.1401901901902" calcext:value-type="float">
            <text:p>13.140190190190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.1641941941942" calcext:value-type="float">
            <text:p>13.164194194194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.1881981981982" calcext:value-type="float">
            <text:p>13.188198198198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.2122022022022" calcext:value-type="float">
            <text:p>13.212202202202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.2362062062062" calcext:value-type="float">
            <text:p>13.236206206206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.2602102102102" calcext:value-type="float">
            <text:p>13.260210210210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.2842142142142" calcext:value-type="float">
            <text:p>13.284214214214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.3082182182182" calcext:value-type="float">
            <text:p>13.308218218218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.3322222222222" calcext:value-type="float">
            <text:p>13.332222222222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.3562262262262" calcext:value-type="float">
            <text:p>13.356226226226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.3802302302302" calcext:value-type="float">
            <text:p>13.380230230230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.4042342342342" calcext:value-type="float">
            <text:p>13.404234234234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.4282382382382" calcext:value-type="float">
            <text:p>13.428238238238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.4522422422422" calcext:value-type="float">
            <text:p>13.452242242242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.4762462462462" calcext:value-type="float">
            <text:p>13.476246246246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.5002502502502" calcext:value-type="float">
            <text:p>13.500250250250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.5242542542543" calcext:value-type="float">
            <text:p>13.524254254254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.5482582582583" calcext:value-type="float">
            <text:p>13.548258258258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.5722622622623" calcext:value-type="float">
            <text:p>13.572262262262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.5962662662663" calcext:value-type="float">
            <text:p>13.596266266266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.6202702702703" calcext:value-type="float">
            <text:p>13.620270270270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.6442742742743" calcext:value-type="float">
            <text:p>13.644274274274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.6682782782783" calcext:value-type="float">
            <text:p>13.668278278278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.6922822822823" calcext:value-type="float">
            <text:p>13.692282282282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.7162862862863" calcext:value-type="float">
            <text:p>13.716286286286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.7402902902903" calcext:value-type="float">
            <text:p>13.740290290290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.7642942942943" calcext:value-type="float">
            <text:p>13.764294294294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.7882982982983" calcext:value-type="float">
            <text:p>13.788298298298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.8123023023023" calcext:value-type="float">
            <text:p>13.812302302302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.8363063063063" calcext:value-type="float">
            <text:p>13.836306306306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.8603103103103" calcext:value-type="float">
            <text:p>13.860310310310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.8843143143143" calcext:value-type="float">
            <text:p>13.884314314314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.9083183183183" calcext:value-type="float">
            <text:p>13.908318318318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.9323223223223" calcext:value-type="float">
            <text:p>13.932322322322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.9563263263263" calcext:value-type="float">
            <text:p>13.956326326326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.9803303303303" calcext:value-type="float">
            <text:p>13.980330330330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4.0043343343343" calcext:value-type="float">
            <text:p>14.004334334334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4.0283383383383" calcext:value-type="float">
            <text:p>14.028338338338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4.0523423423423" calcext:value-type="float">
            <text:p>14.052342342342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4.0763463463463" calcext:value-type="float">
            <text:p>14.076346346346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4.1003503503503" calcext:value-type="float">
            <text:p>14.100350350350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4.1243543543544" calcext:value-type="float">
            <text:p>14.124354354354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4.1483583583584" calcext:value-type="float">
            <text:p>14.148358358358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4.1723623623624" calcext:value-type="float">
            <text:p>14.172362362362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4.1963663663664" calcext:value-type="float">
            <text:p>14.196366366366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4.2203703703704" calcext:value-type="float">
            <text:p>14.220370370370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4.2443743743744" calcext:value-type="float">
            <text:p>14.244374374374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4.2683783783784" calcext:value-type="float">
            <text:p>14.268378378378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4.2923823823824" calcext:value-type="float">
            <text:p>14.292382382382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4.3163863863864" calcext:value-type="float">
            <text:p>14.316386386386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4.3403903903904" calcext:value-type="float">
            <text:p>14.340390390390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4.3643943943944" calcext:value-type="float">
            <text:p>14.364394394394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4.3883983983984" calcext:value-type="float">
            <text:p>14.388398398398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4.4124024024024" calcext:value-type="float">
            <text:p>14.412402402402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4.4364064064064" calcext:value-type="float">
            <text:p>14.436406406406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4.4604104104104" calcext:value-type="float">
            <text:p>14.460410410410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4.4844144144144" calcext:value-type="float">
            <text:p>14.484414414414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4.5084184184184" calcext:value-type="float">
            <text:p>14.508418418418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4.5324224224224" calcext:value-type="float">
            <text:p>14.532422422422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4.5564264264264" calcext:value-type="float">
            <text:p>14.556426426426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4.5804304304304" calcext:value-type="float">
            <text:p>14.580430430430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4.6044344344344" calcext:value-type="float">
            <text:p>14.604434434434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4.6284384384384" calcext:value-type="float">
            <text:p>14.628438438438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4.6524424424424" calcext:value-type="float">
            <text:p>14.652442442442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4.6764464464464" calcext:value-type="float">
            <text:p>14.676446446446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4.7004504504504" calcext:value-type="float">
            <text:p>14.700450450450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4.7244544544545" calcext:value-type="float">
            <text:p>14.7244544544545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4.7484584584585" calcext:value-type="float">
            <text:p>14.7484584584585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4.7724624624625" calcext:value-type="float">
            <text:p>14.7724624624625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4.7964664664665" calcext:value-type="float">
            <text:p>14.7964664664665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4.8204704704705" calcext:value-type="float">
            <text:p>14.8204704704705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4.8444744744745" calcext:value-type="float">
            <text:p>14.8444744744745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4.8684784784785" calcext:value-type="float">
            <text:p>14.8684784784785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4.8924824824825" calcext:value-type="float">
            <text:p>14.8924824824825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4.9164864864865" calcext:value-type="float">
            <text:p>14.9164864864865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4.9404904904905" calcext:value-type="float">
            <text:p>14.9404904904905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4.9644944944945" calcext:value-type="float">
            <text:p>14.9644944944945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4.9884984984985" calcext:value-type="float">
            <text:p>14.9884984984985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5.0125025025025" calcext:value-type="float">
            <text:p>15.0125025025025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5.0365065065065" calcext:value-type="float">
            <text:p>15.0365065065065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5.0605105105105" calcext:value-type="float">
            <text:p>15.0605105105105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5.0845145145145" calcext:value-type="float">
            <text:p>15.0845145145145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5.1085185185185" calcext:value-type="float">
            <text:p>15.1085185185185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5.1325225225225" calcext:value-type="float">
            <text:p>15.1325225225225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5.1565265265265" calcext:value-type="float">
            <text:p>15.1565265265265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5.1805305305305" calcext:value-type="float">
            <text:p>15.1805305305305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5.2045345345345" calcext:value-type="float">
            <text:p>15.2045345345345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5.2285385385385" calcext:value-type="float">
            <text:p>15.2285385385385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5.2525425425425" calcext:value-type="float">
            <text:p>15.2525425425425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5.2765465465465" calcext:value-type="float">
            <text:p>15.2765465465465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5.3005505505505" calcext:value-type="float">
            <text:p>15.3005505505505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5.3245545545546" calcext:value-type="float">
            <text:p>15.324554554554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5.3485585585586" calcext:value-type="float">
            <text:p>15.348558558558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5.3725625625626" calcext:value-type="float">
            <text:p>15.372562562562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5.3965665665666" calcext:value-type="float">
            <text:p>15.39656656656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5.4205705705706" calcext:value-type="float">
            <text:p>15.420570570570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5.4445745745746" calcext:value-type="float">
            <text:p>15.444574574574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5.4685785785786" calcext:value-type="float">
            <text:p>15.468578578578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5.4925825825826" calcext:value-type="float">
            <text:p>15.492582582582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5.5165865865866" calcext:value-type="float">
            <text:p>15.516586586586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5.5405905905906" calcext:value-type="float">
            <text:p>15.540590590590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5.5645945945946" calcext:value-type="float">
            <text:p>15.564594594594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5.5885985985986" calcext:value-type="float">
            <text:p>15.588598598598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5.6126026026026" calcext:value-type="float">
            <text:p>15.612602602602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5.6366066066066" calcext:value-type="float">
            <text:p>15.636606606606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5.6606106106106" calcext:value-type="float">
            <text:p>15.660610610610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5.6846146146146" calcext:value-type="float">
            <text:p>15.684614614614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5.7086186186186" calcext:value-type="float">
            <text:p>15.708618618618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5.7326226226226" calcext:value-type="float">
            <text:p>15.732622622622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5.7566266266266" calcext:value-type="float">
            <text:p>15.756626626626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5.7806306306306" calcext:value-type="float">
            <text:p>15.780630630630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5.8046346346346" calcext:value-type="float">
            <text:p>15.804634634634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5.8286386386386" calcext:value-type="float">
            <text:p>15.828638638638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5.8526426426426" calcext:value-type="float">
            <text:p>15.852642642642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5.8766466466466" calcext:value-type="float">
            <text:p>15.876646646646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5.9006506506506" calcext:value-type="float">
            <text:p>15.900650650650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5.9246546546547" calcext:value-type="float">
            <text:p>15.9246546546547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5.9486586586587" calcext:value-type="float">
            <text:p>15.9486586586587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5.9726626626627" calcext:value-type="float">
            <text:p>15.9726626626627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5.9966666666667" calcext:value-type="float">
            <text:p>15.9966666666667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6.0206706706707" calcext:value-type="float">
            <text:p>16.0206706706707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6.0446746746747" calcext:value-type="float">
            <text:p>16.0446746746747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6.0686786786787" calcext:value-type="float">
            <text:p>16.0686786786787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6.0926826826827" calcext:value-type="float">
            <text:p>16.0926826826827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6.1166866866867" calcext:value-type="float">
            <text:p>16.1166866866867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6.1406906906907" calcext:value-type="float">
            <text:p>16.1406906906907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6.1646946946947" calcext:value-type="float">
            <text:p>16.1646946946947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6.1886986986987" calcext:value-type="float">
            <text:p>16.1886986986987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6.2127027027027" calcext:value-type="float">
            <text:p>16.2127027027027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6.2367067067067" calcext:value-type="float">
            <text:p>16.2367067067067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6.2607107107107" calcext:value-type="float">
            <text:p>16.2607107107107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6.2847147147147" calcext:value-type="float">
            <text:p>16.2847147147147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6.3087187187187" calcext:value-type="float">
            <text:p>16.3087187187187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6.3327227227227" calcext:value-type="float">
            <text:p>16.3327227227227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6.3567267267267" calcext:value-type="float">
            <text:p>16.3567267267267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6.3807307307307" calcext:value-type="float">
            <text:p>16.3807307307307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6.4047347347347" calcext:value-type="float">
            <text:p>16.4047347347347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6.4287387387387" calcext:value-type="float">
            <text:p>16.4287387387387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6.4527427427427" calcext:value-type="float">
            <text:p>16.4527427427427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6.4767467467467" calcext:value-type="float">
            <text:p>16.4767467467467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6.5007507507508" calcext:value-type="float">
            <text:p>16.500750750750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6.5247547547548" calcext:value-type="float">
            <text:p>16.524754754754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6.5487587587588" calcext:value-type="float">
            <text:p>16.548758758758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6.5727627627628" calcext:value-type="float">
            <text:p>16.572762762762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6.5967667667668" calcext:value-type="float">
            <text:p>16.596766766766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6.6207707707708" calcext:value-type="float">
            <text:p>16.620770770770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6.6447747747748" calcext:value-type="float">
            <text:p>16.644774774774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6.6687787787788" calcext:value-type="float">
            <text:p>16.668778778778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6.6927827827828" calcext:value-type="float">
            <text:p>16.692782782782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6.7167867867868" calcext:value-type="float">
            <text:p>16.716786786786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6.7407907907908" calcext:value-type="float">
            <text:p>16.740790790790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6.7647947947948" calcext:value-type="float">
            <text:p>16.764794794794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6.7887987987988" calcext:value-type="float">
            <text:p>16.788798798798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6.8128028028028" calcext:value-type="float">
            <text:p>16.812802802802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6.8368068068068" calcext:value-type="float">
            <text:p>16.836806806806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6.8608108108108" calcext:value-type="float">
            <text:p>16.860810810810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6.8848148148148" calcext:value-type="float">
            <text:p>16.884814814814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6.9088188188188" calcext:value-type="float">
            <text:p>16.908818818818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6.9328228228228" calcext:value-type="float">
            <text:p>16.932822822822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6.9568268268268" calcext:value-type="float">
            <text:p>16.956826826826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6.9808308308308" calcext:value-type="float">
            <text:p>16.980830830830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7.0048348348348" calcext:value-type="float">
            <text:p>17.004834834834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7.0288388388388" calcext:value-type="float">
            <text:p>17.028838838838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7.0528428428428" calcext:value-type="float">
            <text:p>17.052842842842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7.0768468468468" calcext:value-type="float">
            <text:p>17.076846846846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7.1008508508509" calcext:value-type="float">
            <text:p>17.100850850850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7.1248548548549" calcext:value-type="float">
            <text:p>17.124854854854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7.1488588588589" calcext:value-type="float">
            <text:p>17.148858858858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7.1728628628629" calcext:value-type="float">
            <text:p>17.172862862862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7.1968668668669" calcext:value-type="float">
            <text:p>17.196866866866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7.2208708708709" calcext:value-type="float">
            <text:p>17.220870870870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7.2448748748749" calcext:value-type="float">
            <text:p>17.244874874874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7.2688788788789" calcext:value-type="float">
            <text:p>17.268878878878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7.2928828828829" calcext:value-type="float">
            <text:p>17.292882882882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7.3168868868869" calcext:value-type="float">
            <text:p>17.316886886886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7.3408908908909" calcext:value-type="float">
            <text:p>17.340890890890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7.3648948948949" calcext:value-type="float">
            <text:p>17.364894894894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7.3888988988989" calcext:value-type="float">
            <text:p>17.388898898898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7.4129029029029" calcext:value-type="float">
            <text:p>17.412902902902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7.4369069069069" calcext:value-type="float">
            <text:p>17.436906906906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7.4609109109109" calcext:value-type="float">
            <text:p>17.460910910910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7.4849149149149" calcext:value-type="float">
            <text:p>17.484914914914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7.5089189189189" calcext:value-type="float">
            <text:p>17.508918918918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7.5329229229229" calcext:value-type="float">
            <text:p>17.532922922922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7.5569269269269" calcext:value-type="float">
            <text:p>17.556926926926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7.5809309309309" calcext:value-type="float">
            <text:p>17.580930930930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7.6049349349349" calcext:value-type="float">
            <text:p>17.604934934934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7.6289389389389" calcext:value-type="float">
            <text:p>17.628938938938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7.6529429429429" calcext:value-type="float">
            <text:p>17.652942942942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7.6769469469469" calcext:value-type="float">
            <text:p>17.676946946946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7.700950950951" calcext:value-type="float">
            <text:p>17.700950950951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7.724954954955" calcext:value-type="float">
            <text:p>17.724954954955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7.748958958959" calcext:value-type="float">
            <text:p>17.74895895895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7.772962962963" calcext:value-type="float">
            <text:p>17.772962962963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7.796966966967" calcext:value-type="float">
            <text:p>17.796966966967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7.820970970971" calcext:value-type="float">
            <text:p>17.820970970971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7.844974974975" calcext:value-type="float">
            <text:p>17.844974974975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7.868978978979" calcext:value-type="float">
            <text:p>17.86897897897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7.892982982983" calcext:value-type="float">
            <text:p>17.892982982983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7.916986986987" calcext:value-type="float">
            <text:p>17.916986986987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7.940990990991" calcext:value-type="float">
            <text:p>17.940990990991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7.964994994995" calcext:value-type="float">
            <text:p>17.964994994995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7.988998998999" calcext:value-type="float">
            <text:p>17.98899899899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8.013003003003" calcext:value-type="float">
            <text:p>18.013003003003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8.037007007007" calcext:value-type="float">
            <text:p>18.037007007007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8.061011011011" calcext:value-type="float">
            <text:p>18.06101101101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8.085015015015" calcext:value-type="float">
            <text:p>18.08501501501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8.109019019019" calcext:value-type="float">
            <text:p>18.10901901901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8.133023023023" calcext:value-type="float">
            <text:p>18.133023023023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8.157027027027" calcext:value-type="float">
            <text:p>18.15702702702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8.181031031031" calcext:value-type="float">
            <text:p>18.18103103103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8.205035035035" calcext:value-type="float">
            <text:p>18.20503503503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8.229039039039" calcext:value-type="float">
            <text:p>18.229039039039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8.253043043043" calcext:value-type="float">
            <text:p>18.25304304304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8.277047047047" calcext:value-type="float">
            <text:p>18.277047047047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8.3010510510511" calcext:value-type="float">
            <text:p>18.301051051051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8.3250550550551" calcext:value-type="float">
            <text:p>18.325055055055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8.3490590590591" calcext:value-type="float">
            <text:p>18.349059059059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8.3730630630631" calcext:value-type="float">
            <text:p>18.373063063063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8.3970670670671" calcext:value-type="float">
            <text:p>18.397067067067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8.4210710710711" calcext:value-type="float">
            <text:p>18.4210710710711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8.4450750750751" calcext:value-type="float">
            <text:p>18.4450750750751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8.4690790790791" calcext:value-type="float">
            <text:p>18.4690790790791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8.4930830830831" calcext:value-type="float">
            <text:p>18.4930830830831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8.5170870870871" calcext:value-type="float">
            <text:p>18.5170870870871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8.5410910910911" calcext:value-type="float">
            <text:p>18.5410910910911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8.5650950950951" calcext:value-type="float">
            <text:p>18.5650950950951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8.5890990990991" calcext:value-type="float">
            <text:p>18.5890990990991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8.6131031031031" calcext:value-type="float">
            <text:p>18.6131031031031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8.6371071071071" calcext:value-type="float">
            <text:p>18.6371071071071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8.6611111111111" calcext:value-type="float">
            <text:p>18.6611111111111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8.6851151151151" calcext:value-type="float">
            <text:p>18.685115115115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8.7091191191191" calcext:value-type="float">
            <text:p>18.709119119119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8.7331231231231" calcext:value-type="float">
            <text:p>18.733123123123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8.7571271271271" calcext:value-type="float">
            <text:p>18.757127127127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8.7811311311311" calcext:value-type="float">
            <text:p>18.781131131131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8.8051351351351" calcext:value-type="float">
            <text:p>18.805135135135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8.8291391391391" calcext:value-type="float">
            <text:p>18.829139139139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8.8531431431431" calcext:value-type="float">
            <text:p>18.853143143143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8.8771471471471" calcext:value-type="float">
            <text:p>18.877147147147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8.9011511511512" calcext:value-type="float">
            <text:p>18.901151151151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8.9251551551552" calcext:value-type="float">
            <text:p>18.925155155155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8.9491591591592" calcext:value-type="float">
            <text:p>18.949159159159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8.9731631631632" calcext:value-type="float">
            <text:p>18.973163163163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8.9971671671672" calcext:value-type="float">
            <text:p>18.997167167167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9.0211711711712" calcext:value-type="float">
            <text:p>19.021171171171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9.0451751751752" calcext:value-type="float">
            <text:p>19.045175175175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9.0691791791792" calcext:value-type="float">
            <text:p>19.069179179179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9.0931831831832" calcext:value-type="float">
            <text:p>19.093183183183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9.1171871871872" calcext:value-type="float">
            <text:p>19.117187187187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9.1411911911912" calcext:value-type="float">
            <text:p>19.141191191191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9.1651951951952" calcext:value-type="float">
            <text:p>19.165195195195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9.1891991991992" calcext:value-type="float">
            <text:p>19.189199199199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9.2132032032032" calcext:value-type="float">
            <text:p>19.213203203203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9.2372072072072" calcext:value-type="float">
            <text:p>19.237207207207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9.2612112112112" calcext:value-type="float">
            <text:p>19.261211211211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9.2852152152152" calcext:value-type="float">
            <text:p>19.285215215215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9.3092192192192" calcext:value-type="float">
            <text:p>19.309219219219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9.3332232232232" calcext:value-type="float">
            <text:p>19.333223223223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9.3572272272272" calcext:value-type="float">
            <text:p>19.357227227227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9.3812312312312" calcext:value-type="float">
            <text:p>19.381231231231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9.4052352352352" calcext:value-type="float">
            <text:p>19.405235235235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9.4292392392392" calcext:value-type="float">
            <text:p>19.429239239239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9.4532432432432" calcext:value-type="float">
            <text:p>19.453243243243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9.4772472472472" calcext:value-type="float">
            <text:p>19.477247247247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9.5012512512513" calcext:value-type="float">
            <text:p>19.501251251251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9.5252552552553" calcext:value-type="float">
            <text:p>19.525255255255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9.5492592592593" calcext:value-type="float">
            <text:p>19.549259259259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9.5732632632633" calcext:value-type="float">
            <text:p>19.573263263263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9.5972672672673" calcext:value-type="float">
            <text:p>19.597267267267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9.6212712712713" calcext:value-type="float">
            <text:p>19.621271271271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9.6452752752753" calcext:value-type="float">
            <text:p>19.645275275275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9.6692792792793" calcext:value-type="float">
            <text:p>19.669279279279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9.6932832832833" calcext:value-type="float">
            <text:p>19.693283283283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9.7172872872873" calcext:value-type="float">
            <text:p>19.717287287287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9.7412912912913" calcext:value-type="float">
            <text:p>19.741291291291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9.7652952952953" calcext:value-type="float">
            <text:p>19.765295295295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9.7892992992993" calcext:value-type="float">
            <text:p>19.789299299299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9.8133033033033" calcext:value-type="float">
            <text:p>19.813303303303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9.8373073073073" calcext:value-type="float">
            <text:p>19.837307307307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9.8613113113113" calcext:value-type="float">
            <text:p>19.861311311311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9.8853153153153" calcext:value-type="float">
            <text:p>19.885315315315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9.9093193193193" calcext:value-type="float">
            <text:p>19.909319319319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9.9333233233233" calcext:value-type="float">
            <text:p>19.933323323323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9.9573273273273" calcext:value-type="float">
            <text:p>19.957327327327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9.9813313313313" calcext:value-type="float">
            <text:p>19.981331331331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0.0053353353353" calcext:value-type="float">
            <text:p>20.005335335335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0.0293393393393" calcext:value-type="float">
            <text:p>20.029339339339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0.0533433433433" calcext:value-type="float">
            <text:p>20.0533433433433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0.0773473473473" calcext:value-type="float">
            <text:p>20.077347347347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0.1013513513514" calcext:value-type="float">
            <text:p>20.101351351351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0.1253553553554" calcext:value-type="float">
            <text:p>20.125355355355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0.1493593593594" calcext:value-type="float">
            <text:p>20.149359359359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0.1733633633634" calcext:value-type="float">
            <text:p>20.173363363363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0.1973673673674" calcext:value-type="float">
            <text:p>20.197367367367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0.2213713713714" calcext:value-type="float">
            <text:p>20.221371371371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0.2453753753754" calcext:value-type="float">
            <text:p>20.245375375375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0.2693793793794" calcext:value-type="float">
            <text:p>20.269379379379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0.2933833833834" calcext:value-type="float">
            <text:p>20.293383383383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0.3173873873874" calcext:value-type="float">
            <text:p>20.317387387387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0.3413913913914" calcext:value-type="float">
            <text:p>20.341391391391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0.3653953953954" calcext:value-type="float">
            <text:p>20.365395395395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0.3893993993994" calcext:value-type="float">
            <text:p>20.389399399399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0.4134034034034" calcext:value-type="float">
            <text:p>20.413403403403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0.4374074074074" calcext:value-type="float">
            <text:p>20.437407407407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0.4614114114114" calcext:value-type="float">
            <text:p>20.461411411411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0.4854154154154" calcext:value-type="float">
            <text:p>20.485415415415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0.5094194194194" calcext:value-type="float">
            <text:p>20.509419419419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0.5334234234234" calcext:value-type="float">
            <text:p>20.533423423423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0.5574274274274" calcext:value-type="float">
            <text:p>20.557427427427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0.5814314314314" calcext:value-type="float">
            <text:p>20.581431431431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0.6054354354354" calcext:value-type="float">
            <text:p>20.605435435435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0.6294394394394" calcext:value-type="float">
            <text:p>20.629439439439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0.6534434434434" calcext:value-type="float">
            <text:p>20.653443443443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0.6774474474474" calcext:value-type="float">
            <text:p>20.677447447447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0.7014514514515" calcext:value-type="float">
            <text:p>20.701451451451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0.7254554554555" calcext:value-type="float">
            <text:p>20.725455455455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.7494594594595" calcext:value-type="float">
            <text:p>20.749459459459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.7734634634635" calcext:value-type="float">
            <text:p>20.773463463463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.7974674674675" calcext:value-type="float">
            <text:p>20.797467467467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.8214714714715" calcext:value-type="float">
            <text:p>20.821471471471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.8454754754755" calcext:value-type="float">
            <text:p>20.845475475475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.8694794794795" calcext:value-type="float">
            <text:p>20.869479479479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.8934834834835" calcext:value-type="float">
            <text:p>20.893483483483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.9174874874875" calcext:value-type="float">
            <text:p>20.917487487487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.9414914914915" calcext:value-type="float">
            <text:p>20.941491491491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.9654954954955" calcext:value-type="float">
            <text:p>20.965495495495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.9894994994995" calcext:value-type="float">
            <text:p>20.989499499499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1.0135035035035" calcext:value-type="float">
            <text:p>21.013503503503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1.0375075075075" calcext:value-type="float">
            <text:p>21.037507507507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1.0615115115115" calcext:value-type="float">
            <text:p>21.061511511511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1.0855155155155" calcext:value-type="float">
            <text:p>21.085515515515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1.1095195195195" calcext:value-type="float">
            <text:p>21.109519519519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1.1335235235235" calcext:value-type="float">
            <text:p>21.133523523523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1.1575275275275" calcext:value-type="float">
            <text:p>21.157527527527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1.1815315315315" calcext:value-type="float">
            <text:p>21.181531531531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1.2055355355355" calcext:value-type="float">
            <text:p>21.205535535535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1.2295395395395" calcext:value-type="float">
            <text:p>21.229539539539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1.2535435435435" calcext:value-type="float">
            <text:p>21.253543543543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2775475475475" calcext:value-type="float">
            <text:p>21.277547547547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3015515515516" calcext:value-type="float">
            <text:p>21.301551551551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3255555555556" calcext:value-type="float">
            <text:p>21.325555555555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3495595595596" calcext:value-type="float">
            <text:p>21.349559559559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3735635635636" calcext:value-type="float">
            <text:p>21.373563563563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3975675675676" calcext:value-type="float">
            <text:p>21.397567567567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4215715715716" calcext:value-type="float">
            <text:p>21.421571571571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4455755755756" calcext:value-type="float">
            <text:p>21.445575575575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1.4695795795796" calcext:value-type="float">
            <text:p>21.469579579579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1.4935835835836" calcext:value-type="float">
            <text:p>21.493583583583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1.5175875875876" calcext:value-type="float">
            <text:p>21.517587587587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1.5415915915916" calcext:value-type="float">
            <text:p>21.541591591591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1.5655955955956" calcext:value-type="float">
            <text:p>21.565595595595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1.5895995995996" calcext:value-type="float">
            <text:p>21.589599599599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1.6136036036036" calcext:value-type="float">
            <text:p>21.613603603603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1.6376076076076" calcext:value-type="float">
            <text:p>21.637607607607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1.6616116116116" calcext:value-type="float">
            <text:p>21.661611611611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1.6856156156156" calcext:value-type="float">
            <text:p>21.685615615615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1.7096196196196" calcext:value-type="float">
            <text:p>21.709619619619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1.7336236236236" calcext:value-type="float">
            <text:p>21.733623623623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1.7576276276276" calcext:value-type="float">
            <text:p>21.757627627627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1.7816316316316" calcext:value-type="float">
            <text:p>21.781631631631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1.8056356356356" calcext:value-type="float">
            <text:p>21.805635635635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1.8296396396396" calcext:value-type="float">
            <text:p>21.829639639639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1.8536436436436" calcext:value-type="float">
            <text:p>21.853643643643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1.8776476476476" calcext:value-type="float">
            <text:p>21.877647647647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1.9016516516517" calcext:value-type="float">
            <text:p>21.901651651651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1.9256556556557" calcext:value-type="float">
            <text:p>21.925655655655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1.9496596596597" calcext:value-type="float">
            <text:p>21.949659659659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1.9736636636637" calcext:value-type="float">
            <text:p>21.973663663663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1.9976676676677" calcext:value-type="float">
            <text:p>21.997667667667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0216716716717" calcext:value-type="float">
            <text:p>22.021671671671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0456756756757" calcext:value-type="float">
            <text:p>22.04567567567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0696796796797" calcext:value-type="float">
            <text:p>22.06967967967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0936836836837" calcext:value-type="float">
            <text:p>22.09368368368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1176876876877" calcext:value-type="float">
            <text:p>22.11768768768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1416916916917" calcext:value-type="float">
            <text:p>22.141691691691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1656956956957" calcext:value-type="float">
            <text:p>22.165695695695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1896996996997" calcext:value-type="float">
            <text:p>22.189699699699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2137037037037" calcext:value-type="float">
            <text:p>22.213703703703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2377077077077" calcext:value-type="float">
            <text:p>22.237707707707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2617117117117" calcext:value-type="float">
            <text:p>22.261711711711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2857157157157" calcext:value-type="float">
            <text:p>22.285715715715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3097197197197" calcext:value-type="float">
            <text:p>22.309719719719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3337237237237" calcext:value-type="float">
            <text:p>22.333723723723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3577277277277" calcext:value-type="float">
            <text:p>22.357727727727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3817317317317" calcext:value-type="float">
            <text:p>22.381731731731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4057357357357" calcext:value-type="float">
            <text:p>22.405735735735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4297397397397" calcext:value-type="float">
            <text:p>22.429739739739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4537437437437" calcext:value-type="float">
            <text:p>22.453743743743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4777477477477" calcext:value-type="float">
            <text:p>22.477747747747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5017517517518" calcext:value-type="float">
            <text:p>22.501751751751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5257557557558" calcext:value-type="float">
            <text:p>22.525755755755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5497597597598" calcext:value-type="float">
            <text:p>22.549759759759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5737637637638" calcext:value-type="float">
            <text:p>22.573763763763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5977677677678" calcext:value-type="float">
            <text:p>22.597767767767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6217717717718" calcext:value-type="float">
            <text:p>22.621771771771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6457757757758" calcext:value-type="float">
            <text:p>22.645775775775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6697797797798" calcext:value-type="float">
            <text:p>22.669779779779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6937837837838" calcext:value-type="float">
            <text:p>22.693783783783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7177877877878" calcext:value-type="float">
            <text:p>22.717787787787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7417917917918" calcext:value-type="float">
            <text:p>22.741791791791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7657957957958" calcext:value-type="float">
            <text:p>22.765795795795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7897997997998" calcext:value-type="float">
            <text:p>22.789799799799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8138038038038" calcext:value-type="float">
            <text:p>22.813803803803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8378078078078" calcext:value-type="float">
            <text:p>22.837807807807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8618118118118" calcext:value-type="float">
            <text:p>22.861811811811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8858158158158" calcext:value-type="float">
            <text:p>22.885815815815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9098198198198" calcext:value-type="float">
            <text:p>22.909819819819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9338238238238" calcext:value-type="float">
            <text:p>22.933823823823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9578278278278" calcext:value-type="float">
            <text:p>22.957827827827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9818318318318" calcext:value-type="float">
            <text:p>22.981831831831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3.0058358358358" calcext:value-type="float">
            <text:p>23.00583583583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0298398398398" calcext:value-type="float">
            <text:p>23.02983983983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0538438438438" calcext:value-type="float">
            <text:p>23.05384384384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0778478478478" calcext:value-type="float">
            <text:p>23.07784784784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1018518518519" calcext:value-type="float">
            <text:p>23.10185185185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1258558558559" calcext:value-type="float">
            <text:p>23.12585585585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1498598598599" calcext:value-type="float">
            <text:p>23.14985985985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1738638638639" calcext:value-type="float">
            <text:p>23.17386386386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1978678678679" calcext:value-type="float">
            <text:p>23.19786786786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2218718718719" calcext:value-type="float">
            <text:p>23.22187187187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2458758758759" calcext:value-type="float">
            <text:p>23.24587587587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2698798798799" calcext:value-type="float">
            <text:p>23.26987987987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2938838838839" calcext:value-type="float">
            <text:p>23.29388388388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3178878878879" calcext:value-type="float">
            <text:p>23.31788788788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3418918918919" calcext:value-type="float">
            <text:p>23.34189189189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3658958958959" calcext:value-type="float">
            <text:p>23.36589589589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3898998998999" calcext:value-type="float">
            <text:p>23.38989989989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4139039039039" calcext:value-type="float">
            <text:p>23.41390390390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4379079079079" calcext:value-type="float">
            <text:p>23.43790790790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4619119119119" calcext:value-type="float">
            <text:p>23.46191191191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4859159159159" calcext:value-type="float">
            <text:p>23.48591591591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5099199199199" calcext:value-type="float">
            <text:p>23.50991991991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5339239239239" calcext:value-type="float">
            <text:p>23.53392392392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5579279279279" calcext:value-type="float">
            <text:p>23.55792792792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5819319319319" calcext:value-type="float">
            <text:p>23.58193193193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6059359359359" calcext:value-type="float">
            <text:p>23.60593593593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6299399399399" calcext:value-type="float">
            <text:p>23.62993993993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6539439439439" calcext:value-type="float">
            <text:p>23.65394394394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6779479479479" calcext:value-type="float">
            <text:p>23.67794794794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701951951952" calcext:value-type="float">
            <text:p>23.7019519519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725955955956" calcext:value-type="float">
            <text:p>23.7259559559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74995995996" calcext:value-type="float">
            <text:p>23.749959959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773963963964" calcext:value-type="float">
            <text:p>23.7739639639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797967967968" calcext:value-type="float">
            <text:p>23.7979679679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821971971972" calcext:value-type="float">
            <text:p>23.8219719719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845975975976" calcext:value-type="float">
            <text:p>23.8459759759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86997997998" calcext:value-type="float">
            <text:p>23.869979979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893983983984" calcext:value-type="float">
            <text:p>23.8939839839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917987987988" calcext:value-type="float">
            <text:p>23.9179879879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941991991992" calcext:value-type="float">
            <text:p>23.9419919919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965995995996" calcext:value-type="float">
            <text:p>23.9659959959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99" calcext:value-type="float">
            <text:p>23.99</text:p>
          </table:table-cell>
          <table:table-cell office:value-type="float" office:value="0" calcext:value-type="float">
            <text:p>0</text:p>
          </table:table-cell>
        </table:table-row>
      </table:table>
      <table:table table:name="qm-power-usage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power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34004004004004" calcext:value-type="float">
            <text:p>0.0340040040040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58008008008008" calcext:value-type="float">
            <text:p>0.0580080080080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82012012012012" calcext:value-type="float">
            <text:p>0.0820120120120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06016016016016" calcext:value-type="float">
            <text:p>0.1060160160160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3002002002002" calcext:value-type="float">
            <text:p>0.130020020020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54024024024024" calcext:value-type="float">
            <text:p>0.1540240240240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78028028028028" calcext:value-type="float">
            <text:p>0.1780280280280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02032032032032" calcext:value-type="float">
            <text:p>0.2020320320320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26036036036036" calcext:value-type="float">
            <text:p>0.2260360360360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5004004004004" calcext:value-type="float">
            <text:p>0.250040040040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74044044044044" calcext:value-type="float">
            <text:p>0.2740440440440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98048048048048" calcext:value-type="float">
            <text:p>0.2980480480480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22052052052052" calcext:value-type="float">
            <text:p>0.3220520520520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46056056056056" calcext:value-type="float">
            <text:p>0.3460560560560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7006006006006" calcext:value-type="float">
            <text:p>0.370060060060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94064064064064" calcext:value-type="float">
            <text:p>0.3940640640640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18068068068068" calcext:value-type="float">
            <text:p>0.4180680680680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42072072072072" calcext:value-type="float">
            <text:p>0.4420720720720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66076076076076" calcext:value-type="float">
            <text:p>0.4660760760760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9008008008008" calcext:value-type="float">
            <text:p>0.490080080080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14084084084084" calcext:value-type="float">
            <text:p>0.5140840840840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38088088088088" calcext:value-type="float">
            <text:p>0.5380880880880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62092092092092" calcext:value-type="float">
            <text:p>0.5620920920920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86096096096096" calcext:value-type="float">
            <text:p>0.5860960960960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101001001001" calcext:value-type="float">
            <text:p>0.6101001001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34104104104104" calcext:value-type="float">
            <text:p>0.6341041041041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58108108108108" calcext:value-type="float">
            <text:p>0.6581081081081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82112112112112" calcext:value-type="float">
            <text:p>0.6821121121121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06116116116116" calcext:value-type="float">
            <text:p>0.7061161161161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3012012012012" calcext:value-type="float">
            <text:p>0.730120120120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54124124124124" calcext:value-type="float">
            <text:p>0.7541241241241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78128128128128" calcext:value-type="float">
            <text:p>0.778128128128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02132132132132" calcext:value-type="float">
            <text:p>0.8021321321321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26136136136136" calcext:value-type="float">
            <text:p>0.8261361361361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5014014014014" calcext:value-type="float">
            <text:p>0.850140140140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74144144144144" calcext:value-type="float">
            <text:p>0.8741441441441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98148148148148" calcext:value-type="float">
            <text:p>0.8981481481481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22152152152152" calcext:value-type="float">
            <text:p>0.9221521521521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46156156156156" calcext:value-type="float">
            <text:p>0.9461561561561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7016016016016" calcext:value-type="float">
            <text:p>0.970160160160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94164164164164" calcext:value-type="float">
            <text:p>0.9941641641641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1816816816817" calcext:value-type="float">
            <text:p>1.018168168168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4217217217217" calcext:value-type="float">
            <text:p>1.042172172172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6617617617618" calcext:value-type="float">
            <text:p>1.066176176176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9018018018018" calcext:value-type="float">
            <text:p>1.090180180180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1418418418418" calcext:value-type="float">
            <text:p>1.114184184184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3818818818819" calcext:value-type="float">
            <text:p>1.138188188188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6219219219219" calcext:value-type="float">
            <text:p>1.162192192192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861961961962" calcext:value-type="float">
            <text:p>1.18619619619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102002002002" calcext:value-type="float">
            <text:p>1.21020020020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342042042042" calcext:value-type="float">
            <text:p>1.23420420420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5820820820821" calcext:value-type="float">
            <text:p>1.258208208208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8221221221221" calcext:value-type="float">
            <text:p>1.282212212212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0621621621622" calcext:value-type="float">
            <text:p>1.306216216216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3022022022022" calcext:value-type="float">
            <text:p>1.330220220220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5422422422422" calcext:value-type="float">
            <text:p>1.354224224224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7822822822823" calcext:value-type="float">
            <text:p>1.378228228228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0223223223223" calcext:value-type="float">
            <text:p>1.402232232232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2623623623624" calcext:value-type="float">
            <text:p>1.426236236236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5024024024024" calcext:value-type="float">
            <text:p>1.450240240240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7424424424424" calcext:value-type="float">
            <text:p>1.474244244244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9824824824825" calcext:value-type="float">
            <text:p>1.498248248248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225225225225" calcext:value-type="float">
            <text:p>1.522252252252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4625625625626" calcext:value-type="float">
            <text:p>1.546256256256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026026026026" calcext:value-type="float">
            <text:p>1.570260260260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9426426426426" calcext:value-type="float">
            <text:p>1.594264264264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1826826826827" calcext:value-type="float">
            <text:p>1.618268268268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4227227227227" calcext:value-type="float">
            <text:p>1.642272272272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6627627627628" calcext:value-type="float">
            <text:p>1.666276276276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9028028028028" calcext:value-type="float">
            <text:p>1.690280280280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1428428428428" calcext:value-type="float">
            <text:p>1.714284284284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3828828828829" calcext:value-type="float">
            <text:p>1.738288288288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6229229229229" calcext:value-type="float">
            <text:p>1.762292292292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862962962963" calcext:value-type="float">
            <text:p>1.78629629629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103003003003" calcext:value-type="float">
            <text:p>1.81030030030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343043043043" calcext:value-type="float">
            <text:p>1.83430430430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5830830830831" calcext:value-type="float">
            <text:p>1.858308308308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8231231231231" calcext:value-type="float">
            <text:p>1.882312312312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0631631631632" calcext:value-type="float">
            <text:p>1.906316316316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3032032032032" calcext:value-type="float">
            <text:p>1.930320320320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5432432432432" calcext:value-type="float">
            <text:p>1.954324324324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7832832832833" calcext:value-type="float">
            <text:p>1.978328328328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0233233233233" calcext:value-type="float">
            <text:p>2.002332332332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2633633633634" calcext:value-type="float">
            <text:p>2.026336336336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5034034034034" calcext:value-type="float">
            <text:p>2.050340340340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7434434434434" calcext:value-type="float">
            <text:p>2.074344344344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9834834834835" calcext:value-type="float">
            <text:p>2.09834834834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2235235235235" calcext:value-type="float">
            <text:p>2.122352352352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4635635635636" calcext:value-type="float">
            <text:p>2.146356356356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7036036036036" calcext:value-type="float">
            <text:p>2.170360360360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9436436436436" calcext:value-type="float">
            <text:p>2.194364364364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1836836836837" calcext:value-type="float">
            <text:p>2.218368368368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4237237237237" calcext:value-type="float">
            <text:p>2.242372372372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6637637637638" calcext:value-type="float">
            <text:p>2.266376376376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9038038038038" calcext:value-type="float">
            <text:p>2.290380380380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1438438438438" calcext:value-type="float">
            <text:p>2.314384384384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3838838838839" calcext:value-type="float">
            <text:p>2.338388388388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6239239239239" calcext:value-type="float">
            <text:p>2.362392392392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863963963964" calcext:value-type="float">
            <text:p>2.38639639639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104004004004" calcext:value-type="float">
            <text:p>2.41040040040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344044044044" calcext:value-type="float">
            <text:p>2.43440440440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5840840840841" calcext:value-type="float">
            <text:p>2.458408408408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8241241241241" calcext:value-type="float">
            <text:p>2.482412412412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0641641641642" calcext:value-type="float">
            <text:p>2.506416416416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3042042042042" calcext:value-type="float">
            <text:p>2.530420420420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5442442442442" calcext:value-type="float">
            <text:p>2.554424424424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7842842842843" calcext:value-type="float">
            <text:p>2.578428428428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0243243243243" calcext:value-type="float">
            <text:p>2.602432432432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2643643643644" calcext:value-type="float">
            <text:p>2.626436436436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5044044044044" calcext:value-type="float">
            <text:p>2.650440440440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7444444444444" calcext:value-type="float">
            <text:p>2.674444444444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9844844844845" calcext:value-type="float">
            <text:p>2.698448448448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72245245245245" calcext:value-type="float">
            <text:p>2.722452452452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74645645645646" calcext:value-type="float">
            <text:p>2.746456456456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77046046046046" calcext:value-type="float">
            <text:p>2.770460460460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79446446446446" calcext:value-type="float">
            <text:p>2.794464464464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81846846846847" calcext:value-type="float">
            <text:p>2.818468468468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84247247247247" calcext:value-type="float">
            <text:p>2.842472472472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86647647647648" calcext:value-type="float">
            <text:p>2.866476476476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89048048048048" calcext:value-type="float">
            <text:p>2.890480480480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91448448448448" calcext:value-type="float">
            <text:p>2.914484484484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93848848848849" calcext:value-type="float">
            <text:p>2.938488488488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96249249249249" calcext:value-type="float">
            <text:p>2.962492492492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9864964964965" calcext:value-type="float">
            <text:p>2.98649649649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0105005005005" calcext:value-type="float">
            <text:p>3.01050050050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0345045045045" calcext:value-type="float">
            <text:p>3.03450450450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05850850850851" calcext:value-type="float">
            <text:p>3.058508508508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08251251251251" calcext:value-type="float">
            <text:p>3.082512512512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0651651651652" calcext:value-type="float">
            <text:p>3.106516516516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3052052052052" calcext:value-type="float">
            <text:p>3.130520520520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5452452452452" calcext:value-type="float">
            <text:p>3.154524524524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7852852852853" calcext:value-type="float">
            <text:p>3.178528528528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20253253253253" calcext:value-type="float">
            <text:p>3.202532532532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22653653653654" calcext:value-type="float">
            <text:p>3.226536536536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25054054054054" calcext:value-type="float">
            <text:p>3.250540540540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27454454454454" calcext:value-type="float">
            <text:p>3.274544544544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29854854854855" calcext:value-type="float">
            <text:p>3.298548548548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32255255255255" calcext:value-type="float">
            <text:p>3.322552552552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34655655655656" calcext:value-type="float">
            <text:p>3.346556556556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37056056056056" calcext:value-type="float">
            <text:p>3.370560560560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39456456456456" calcext:value-type="float">
            <text:p>3.394564564564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41856856856857" calcext:value-type="float">
            <text:p>3.418568568568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44257257257257" calcext:value-type="float">
            <text:p>3.442572572572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46657657657658" calcext:value-type="float">
            <text:p>3.466576576576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49058058058058" calcext:value-type="float">
            <text:p>3.490580580580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1458458458458" calcext:value-type="float">
            <text:p>3.514584584584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3858858858859" calcext:value-type="float">
            <text:p>3.538588588588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6259259259259" calcext:value-type="float">
            <text:p>3.562592592592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865965965966" calcext:value-type="float">
            <text:p>3.58659659659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6106006006006" calcext:value-type="float">
            <text:p>3.61060060060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6346046046046" calcext:value-type="float">
            <text:p>3.63460460460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65860860860861" calcext:value-type="float">
            <text:p>3.658608608608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68261261261261" calcext:value-type="float">
            <text:p>3.682612612612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70661661661662" calcext:value-type="float">
            <text:p>3.706616616616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73062062062062" calcext:value-type="float">
            <text:p>3.730620620620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75462462462462" calcext:value-type="float">
            <text:p>3.754624624624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77862862862863" calcext:value-type="float">
            <text:p>3.778628628628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80263263263263" calcext:value-type="float">
            <text:p>3.802632632632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82663663663664" calcext:value-type="float">
            <text:p>3.826636636636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85064064064064" calcext:value-type="float">
            <text:p>3.850640640640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87464464464464" calcext:value-type="float">
            <text:p>3.874644644644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89864864864865" calcext:value-type="float">
            <text:p>3.898648648648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92265265265265" calcext:value-type="float">
            <text:p>3.922652652652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94665665665666" calcext:value-type="float">
            <text:p>3.946656656656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97066066066066" calcext:value-type="float">
            <text:p>3.970660660660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99466466466466" calcext:value-type="float">
            <text:p>3.994664664664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01866866866867" calcext:value-type="float">
            <text:p>4.018668668668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04267267267267" calcext:value-type="float">
            <text:p>4.042672672672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06667667667668" calcext:value-type="float">
            <text:p>4.066676676676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09068068068068" calcext:value-type="float">
            <text:p>4.090680680680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1468468468468" calcext:value-type="float">
            <text:p>4.114684684684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3868868868869" calcext:value-type="float">
            <text:p>4.138688688688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6269269269269" calcext:value-type="float">
            <text:p>4.162692692692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866966966967" calcext:value-type="float">
            <text:p>4.18669669669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2107007007007" calcext:value-type="float">
            <text:p>4.21070070070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2347047047047" calcext:value-type="float">
            <text:p>4.23470470470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25870870870871" calcext:value-type="float">
            <text:p>4.258708708708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28271271271271" calcext:value-type="float">
            <text:p>4.282712712712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30671671671672" calcext:value-type="float">
            <text:p>4.306716716716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33072072072072" calcext:value-type="float">
            <text:p>4.330720720720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35472472472472" calcext:value-type="float">
            <text:p>4.354724724724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37872872872873" calcext:value-type="float">
            <text:p>4.378728728728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40273273273273" calcext:value-type="float">
            <text:p>4.402732732732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42673673673674" calcext:value-type="float">
            <text:p>4.426736736736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45074074074074" calcext:value-type="float">
            <text:p>4.450740740740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47474474474474" calcext:value-type="float">
            <text:p>4.474744744744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49874874874875" calcext:value-type="float">
            <text:p>4.498748748748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52275275275275" calcext:value-type="float">
            <text:p>4.522752752752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54675675675676" calcext:value-type="float">
            <text:p>4.546756756756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57076076076076" calcext:value-type="float">
            <text:p>4.570760760760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59476476476476" calcext:value-type="float">
            <text:p>4.594764764764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1876876876877" calcext:value-type="float">
            <text:p>4.618768768768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4277277277277" calcext:value-type="float">
            <text:p>4.642772772772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6677677677678" calcext:value-type="float">
            <text:p>4.666776776776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9078078078078" calcext:value-type="float">
            <text:p>4.690780780780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71478478478478" calcext:value-type="float">
            <text:p>4.714784784784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73878878878879" calcext:value-type="float">
            <text:p>4.738788788788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76279279279279" calcext:value-type="float">
            <text:p>4.762792792792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7867967967968" calcext:value-type="float">
            <text:p>4.78679679679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8108008008008" calcext:value-type="float">
            <text:p>4.81080080080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8348048048048" calcext:value-type="float">
            <text:p>4.83480480480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85880880880881" calcext:value-type="float">
            <text:p>4.858808808808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88281281281281" calcext:value-type="float">
            <text:p>4.882812812812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0681681681682" calcext:value-type="float">
            <text:p>4.906816816816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3082082082082" calcext:value-type="float">
            <text:p>4.930820820820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5482482482482" calcext:value-type="float">
            <text:p>4.954824824824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7882882882883" calcext:value-type="float">
            <text:p>4.978828828828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0283283283283" calcext:value-type="float">
            <text:p>5.00283283283283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5.02683683683684" calcext:value-type="float">
            <text:p>5.02683683683684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5.05084084084084" calcext:value-type="float">
            <text:p>5.05084084084084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5.07484484484484" calcext:value-type="float">
            <text:p>5.07484484484484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5.09884884884885" calcext:value-type="float">
            <text:p>5.09884884884885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5.12285285285285" calcext:value-type="float">
            <text:p>5.12285285285285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5.14685685685686" calcext:value-type="float">
            <text:p>5.14685685685686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5.17086086086086" calcext:value-type="float">
            <text:p>5.17086086086086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5.19486486486486" calcext:value-type="float">
            <text:p>5.19486486486486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5.21886886886887" calcext:value-type="float">
            <text:p>5.218868868868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24287287287287" calcext:value-type="float">
            <text:p>5.24287287287287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5.26687687687688" calcext:value-type="float">
            <text:p>5.26687687687688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5.29088088088088" calcext:value-type="float">
            <text:p>5.29088088088088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5.31488488488488" calcext:value-type="float">
            <text:p>5.31488488488488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5.33888888888889" calcext:value-type="float">
            <text:p>5.33888888888889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5.36289289289289" calcext:value-type="float">
            <text:p>5.36289289289289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5.3868968968969" calcext:value-type="float">
            <text:p>5.3868968968969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5.4109009009009" calcext:value-type="float">
            <text:p>5.4109009009009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5.4349049049049" calcext:value-type="float">
            <text:p>5.43490490490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45890890890891" calcext:value-type="float">
            <text:p>5.458908908908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48291291291291" calcext:value-type="float">
            <text:p>5.482912912912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50691691691692" calcext:value-type="float">
            <text:p>5.506916916916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53092092092092" calcext:value-type="float">
            <text:p>5.530920920920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55492492492492" calcext:value-type="float">
            <text:p>5.554924924924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57892892892893" calcext:value-type="float">
            <text:p>5.578928928928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60293293293293" calcext:value-type="float">
            <text:p>5.602932932932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62693693693694" calcext:value-type="float">
            <text:p>5.626936936936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65094094094094" calcext:value-type="float">
            <text:p>5.650940940940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67494494494494" calcext:value-type="float">
            <text:p>5.674944944944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69894894894895" calcext:value-type="float">
            <text:p>5.698948948948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72295295295295" calcext:value-type="float">
            <text:p>5.722952952952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74695695695696" calcext:value-type="float">
            <text:p>5.74695695695696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5.77096096096096" calcext:value-type="float">
            <text:p>5.77096096096096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5.79496496496496" calcext:value-type="float">
            <text:p>5.79496496496496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5.81896896896897" calcext:value-type="float">
            <text:p>5.81896896896897</text:p>
          </table:table-cell>
          <table:table-cell office:value-type="float" office:value="1820" calcext:value-type="float">
            <text:p>1820</text:p>
          </table:table-cell>
        </table:table-row>
        <table:table-row table:style-name="ro1">
          <table:table-cell office:value-type="float" office:value="5.84297297297297" calcext:value-type="float">
            <text:p>5.84297297297297</text:p>
          </table:table-cell>
          <table:table-cell office:value-type="float" office:value="1820" calcext:value-type="float">
            <text:p>1820</text:p>
          </table:table-cell>
        </table:table-row>
        <table:table-row table:style-name="ro1">
          <table:table-cell office:value-type="float" office:value="5.86697697697698" calcext:value-type="float">
            <text:p>5.86697697697698</text:p>
          </table:table-cell>
          <table:table-cell office:value-type="float" office:value="1820" calcext:value-type="float">
            <text:p>1820</text:p>
          </table:table-cell>
        </table:table-row>
        <table:table-row table:style-name="ro1">
          <table:table-cell office:value-type="float" office:value="5.89098098098098" calcext:value-type="float">
            <text:p>5.89098098098098</text:p>
          </table:table-cell>
          <table:table-cell office:value-type="float" office:value="1820" calcext:value-type="float">
            <text:p>1820</text:p>
          </table:table-cell>
        </table:table-row>
        <table:table-row table:style-name="ro1">
          <table:table-cell office:value-type="float" office:value="5.91498498498498" calcext:value-type="float">
            <text:p>5.91498498498498</text:p>
          </table:table-cell>
          <table:table-cell office:value-type="float" office:value="1820" calcext:value-type="float">
            <text:p>1820</text:p>
          </table:table-cell>
        </table:table-row>
        <table:table-row table:style-name="ro1">
          <table:table-cell office:value-type="float" office:value="5.93898898898899" calcext:value-type="float">
            <text:p>5.93898898898899</text:p>
          </table:table-cell>
          <table:table-cell office:value-type="float" office:value="1820" calcext:value-type="float">
            <text:p>1820</text:p>
          </table:table-cell>
        </table:table-row>
        <table:table-row table:style-name="ro1">
          <table:table-cell office:value-type="float" office:value="5.96299299299299" calcext:value-type="float">
            <text:p>5.96299299299299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5.986996996997" calcext:value-type="float">
            <text:p>5.986996996997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6.011001001001" calcext:value-type="float">
            <text:p>6.011001001001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6.035005005005" calcext:value-type="float">
            <text:p>6.0350050050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05900900900901" calcext:value-type="float">
            <text:p>6.059009009009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08301301301301" calcext:value-type="float">
            <text:p>6.083013013013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10701701701702" calcext:value-type="float">
            <text:p>6.107017017017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13102102102102" calcext:value-type="float">
            <text:p>6.13102102102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15502502502502" calcext:value-type="float">
            <text:p>6.155025025025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17902902902903" calcext:value-type="float">
            <text:p>6.179029029029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20303303303303" calcext:value-type="float">
            <text:p>6.203033033033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22703703703704" calcext:value-type="float">
            <text:p>6.227037037037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25104104104104" calcext:value-type="float">
            <text:p>6.2510410410410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.27504504504504" calcext:value-type="float">
            <text:p>6.2750450450450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.29904904904905" calcext:value-type="float">
            <text:p>6.2990490490490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.32305305305305" calcext:value-type="float">
            <text:p>6.3230530530530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.34705705705706" calcext:value-type="float">
            <text:p>6.3470570570570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.37106106106106" calcext:value-type="float">
            <text:p>6.37106106106106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6.39506506506506" calcext:value-type="float">
            <text:p>6.39506506506506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6.41906906906907" calcext:value-type="float">
            <text:p>6.41906906906907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6.44307307307307" calcext:value-type="float">
            <text:p>6.44307307307307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6.46707707707708" calcext:value-type="float">
            <text:p>6.46707707707708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6.49108108108108" calcext:value-type="float">
            <text:p>6.49108108108108</text:p>
          </table:table-cell>
          <table:table-cell office:value-type="float" office:value="1850" calcext:value-type="float">
            <text:p>1850</text:p>
          </table:table-cell>
        </table:table-row>
        <table:table-row table:style-name="ro1">
          <table:table-cell office:value-type="float" office:value="6.51508508508508" calcext:value-type="float">
            <text:p>6.51508508508508</text:p>
          </table:table-cell>
          <table:table-cell office:value-type="float" office:value="1850" calcext:value-type="float">
            <text:p>1850</text:p>
          </table:table-cell>
        </table:table-row>
        <table:table-row table:style-name="ro1">
          <table:table-cell office:value-type="float" office:value="6.53908908908909" calcext:value-type="float">
            <text:p>6.53908908908909</text:p>
          </table:table-cell>
          <table:table-cell office:value-type="float" office:value="1850" calcext:value-type="float">
            <text:p>1850</text:p>
          </table:table-cell>
        </table:table-row>
        <table:table-row table:style-name="ro1">
          <table:table-cell office:value-type="float" office:value="6.56309309309309" calcext:value-type="float">
            <text:p>6.56309309309309</text:p>
          </table:table-cell>
          <table:table-cell office:value-type="float" office:value="1850" calcext:value-type="float">
            <text:p>1850</text:p>
          </table:table-cell>
        </table:table-row>
        <table:table-row table:style-name="ro1">
          <table:table-cell office:value-type="float" office:value="6.5870970970971" calcext:value-type="float">
            <text:p>6.5870970970971</text:p>
          </table:table-cell>
          <table:table-cell office:value-type="float" office:value="1850" calcext:value-type="float">
            <text:p>1850</text:p>
          </table:table-cell>
        </table:table-row>
        <table:table-row table:style-name="ro1">
          <table:table-cell office:value-type="float" office:value="6.6111011011011" calcext:value-type="float">
            <text:p>6.6111011011011</text:p>
          </table:table-cell>
          <table:table-cell office:value-type="float" office:value="1850" calcext:value-type="float">
            <text:p>1850</text:p>
          </table:table-cell>
        </table:table-row>
        <table:table-row table:style-name="ro1">
          <table:table-cell office:value-type="float" office:value="6.6351051051051" calcext:value-type="float">
            <text:p>6.6351051051051</text:p>
          </table:table-cell>
          <table:table-cell office:value-type="float" office:value="1850" calcext:value-type="float">
            <text:p>1850</text:p>
          </table:table-cell>
        </table:table-row>
        <table:table-row table:style-name="ro1">
          <table:table-cell office:value-type="float" office:value="6.65910910910911" calcext:value-type="float">
            <text:p>6.65910910910911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6.68311311311311" calcext:value-type="float">
            <text:p>6.68311311311311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6.70711711711712" calcext:value-type="float">
            <text:p>6.70711711711712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6.73112112112112" calcext:value-type="float">
            <text:p>6.7311211211211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.75512512512512" calcext:value-type="float">
            <text:p>6.7551251251251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.77912912912913" calcext:value-type="float">
            <text:p>6.779129129129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80313313313313" calcext:value-type="float">
            <text:p>6.803133133133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82713713713714" calcext:value-type="float">
            <text:p>6.827137137137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85114114114114" calcext:value-type="float">
            <text:p>6.851141141141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87514514514514" calcext:value-type="float">
            <text:p>6.8751451451451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.89914914914915" calcext:value-type="float">
            <text:p>6.8991491491491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.92315315315315" calcext:value-type="float">
            <text:p>6.9231531531531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.94715715715716" calcext:value-type="float">
            <text:p>6.9471571571571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.97116116116116" calcext:value-type="float">
            <text:p>6.9711611611611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.99516516516516" calcext:value-type="float">
            <text:p>6.9951651651651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7.01916916916917" calcext:value-type="float">
            <text:p>7.0191691691691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7.04317317317317" calcext:value-type="float">
            <text:p>7.04317317317317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7.06717717717718" calcext:value-type="float">
            <text:p>7.06717717717718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7.09118118118118" calcext:value-type="float">
            <text:p>7.09118118118118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7.11518518518518" calcext:value-type="float">
            <text:p>7.11518518518518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7.13918918918919" calcext:value-type="float">
            <text:p>7.13918918918919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7.16319319319319" calcext:value-type="float">
            <text:p>7.16319319319319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7.1871971971972" calcext:value-type="float">
            <text:p>7.1871971971972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7.2112012012012" calcext:value-type="float">
            <text:p>7.2112012012012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7.2352052052052" calcext:value-type="float">
            <text:p>7.2352052052052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7.25920920920921" calcext:value-type="float">
            <text:p>7.25920920920921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7.28321321321321" calcext:value-type="float">
            <text:p>7.2832132132132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7.30721721721722" calcext:value-type="float">
            <text:p>7.3072172172172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7.33122122122122" calcext:value-type="float">
            <text:p>7.331221221221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35522522522522" calcext:value-type="float">
            <text:p>7.355225225225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37922922922923" calcext:value-type="float">
            <text:p>7.3792292292292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7.40323323323323" calcext:value-type="float">
            <text:p>7.40323323323323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7.42723723723724" calcext:value-type="float">
            <text:p>7.42723723723724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7.45124124124124" calcext:value-type="float">
            <text:p>7.45124124124124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7.47524524524524" calcext:value-type="float">
            <text:p>7.47524524524524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7.49924924924925" calcext:value-type="float">
            <text:p>7.49924924924925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7.52325325325325" calcext:value-type="float">
            <text:p>7.52325325325325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7.54725725725726" calcext:value-type="float">
            <text:p>7.54725725725726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7.57126126126126" calcext:value-type="float">
            <text:p>7.57126126126126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7.59526526526526" calcext:value-type="float">
            <text:p>7.59526526526526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7.61926926926927" calcext:value-type="float">
            <text:p>7.61926926926927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7.64327327327327" calcext:value-type="float">
            <text:p>7.64327327327327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7.66727727727728" calcext:value-type="float">
            <text:p>7.6672772772772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7.69128128128128" calcext:value-type="float">
            <text:p>7.6912812812812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7.71528528528528" calcext:value-type="float">
            <text:p>7.7152852852852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7.73928928928929" calcext:value-type="float">
            <text:p>7.73928928928929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7.76329329329329" calcext:value-type="float">
            <text:p>7.76329329329329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7.7872972972973" calcext:value-type="float">
            <text:p>7.7872972972973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7.8113013013013" calcext:value-type="float">
            <text:p>7.8113013013013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7.8353053053053" calcext:value-type="float">
            <text:p>7.8353053053053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7.85930930930931" calcext:value-type="float">
            <text:p>7.85930930930931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7.88331331331331" calcext:value-type="float">
            <text:p>7.88331331331331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7.90731731731732" calcext:value-type="float">
            <text:p>7.90731731731732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7.93132132132132" calcext:value-type="float">
            <text:p>7.93132132132132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7.95532532532532" calcext:value-type="float">
            <text:p>7.95532532532532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7.97932932932933" calcext:value-type="float">
            <text:p>7.97932932932933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8.00333333333333" calcext:value-type="float">
            <text:p>8.0033333333333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8.02733733733734" calcext:value-type="float">
            <text:p>8.0273373373373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8.05134134134134" calcext:value-type="float">
            <text:p>8.0513413413413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8.07534534534534" calcext:value-type="float">
            <text:p>8.07534534534534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8.09934934934935" calcext:value-type="float">
            <text:p>8.09934934934935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8.12335335335335" calcext:value-type="float">
            <text:p>8.12335335335335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8.14735735735736" calcext:value-type="float">
            <text:p>8.14735735735736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8.17136136136136" calcext:value-type="float">
            <text:p>8.17136136136136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8.19536536536536" calcext:value-type="float">
            <text:p>8.19536536536536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8.21936936936937" calcext:value-type="float">
            <text:p>8.21936936936937</text:p>
          </table:table-cell>
          <table:table-cell office:value-type="float" office:value="1850" calcext:value-type="float">
            <text:p>1850</text:p>
          </table:table-cell>
        </table:table-row>
        <table:table-row table:style-name="ro1">
          <table:table-cell office:value-type="float" office:value="8.24337337337337" calcext:value-type="float">
            <text:p>8.24337337337337</text:p>
          </table:table-cell>
          <table:table-cell office:value-type="float" office:value="1850" calcext:value-type="float">
            <text:p>1850</text:p>
          </table:table-cell>
        </table:table-row>
        <table:table-row table:style-name="ro1">
          <table:table-cell office:value-type="float" office:value="8.26737737737738" calcext:value-type="float">
            <text:p>8.26737737737738</text:p>
          </table:table-cell>
          <table:table-cell office:value-type="float" office:value="1850" calcext:value-type="float">
            <text:p>1850</text:p>
          </table:table-cell>
        </table:table-row>
        <table:table-row table:style-name="ro1">
          <table:table-cell office:value-type="float" office:value="8.29138138138138" calcext:value-type="float">
            <text:p>8.29138138138138</text:p>
          </table:table-cell>
          <table:table-cell office:value-type="float" office:value="1850" calcext:value-type="float">
            <text:p>1850</text:p>
          </table:table-cell>
        </table:table-row>
        <table:table-row table:style-name="ro1">
          <table:table-cell office:value-type="float" office:value="8.31538538538539" calcext:value-type="float">
            <text:p>8.31538538538539</text:p>
          </table:table-cell>
          <table:table-cell office:value-type="float" office:value="1850" calcext:value-type="float">
            <text:p>1850</text:p>
          </table:table-cell>
        </table:table-row>
        <table:table-row table:style-name="ro1">
          <table:table-cell office:value-type="float" office:value="8.33938938938939" calcext:value-type="float">
            <text:p>8.33938938938939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8.36339339339339" calcext:value-type="float">
            <text:p>8.36339339339339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8.3873973973974" calcext:value-type="float">
            <text:p>8.3873973973974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8.4114014014014" calcext:value-type="float">
            <text:p>8.4114014014014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8.43540540540541" calcext:value-type="float">
            <text:p>8.43540540540541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8.45940940940941" calcext:value-type="float">
            <text:p>8.45940940940941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8.48341341341341" calcext:value-type="float">
            <text:p>8.48341341341341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8.50741741741742" calcext:value-type="float">
            <text:p>8.507417417417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53142142142142" calcext:value-type="float">
            <text:p>8.5314214214214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8.55542542542542" calcext:value-type="float">
            <text:p>8.5554254254254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8.57942942942943" calcext:value-type="float">
            <text:p>8.5794294294294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8.60343343343343" calcext:value-type="float">
            <text:p>8.6034334334334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8.62743743743744" calcext:value-type="float">
            <text:p>8.6274374374374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8.65144144144144" calcext:value-type="float">
            <text:p>8.6514414414414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8.67544544544544" calcext:value-type="float">
            <text:p>8.6754454454454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8.69944944944945" calcext:value-type="float">
            <text:p>8.6994494494494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8.72345345345345" calcext:value-type="float">
            <text:p>8.723453453453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74745745745746" calcext:value-type="float">
            <text:p>8.747457457457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77146146146146" calcext:value-type="float">
            <text:p>8.771461461461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79546546546546" calcext:value-type="float">
            <text:p>8.795465465465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81946946946947" calcext:value-type="float">
            <text:p>8.819469469469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84347347347347" calcext:value-type="float">
            <text:p>8.843473473473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86747747747748" calcext:value-type="float">
            <text:p>8.867477477477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89148148148148" calcext:value-type="float">
            <text:p>8.891481481481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91548548548548" calcext:value-type="float">
            <text:p>8.915485485485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93948948948949" calcext:value-type="float">
            <text:p>8.939489489489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96349349349349" calcext:value-type="float">
            <text:p>8.963493493493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9874974974975" calcext:value-type="float">
            <text:p>8.98749749749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0115015015015" calcext:value-type="float">
            <text:p>9.01150150150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03550550550551" calcext:value-type="float">
            <text:p>9.0355055055055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9.05950950950951" calcext:value-type="float">
            <text:p>9.0595095095095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9.08351351351351" calcext:value-type="float">
            <text:p>9.0835135135135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9.10751751751752" calcext:value-type="float">
            <text:p>9.1075175175175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9.13152152152152" calcext:value-type="float">
            <text:p>9.13152152152152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9.15552552552552" calcext:value-type="float">
            <text:p>9.15552552552552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9.17952952952953" calcext:value-type="float">
            <text:p>9.17952952952953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9.20353353353353" calcext:value-type="float">
            <text:p>9.20353353353353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9.22753753753754" calcext:value-type="float">
            <text:p>9.22753753753754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9.25154154154154" calcext:value-type="float">
            <text:p>9.25154154154154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9.27554554554554" calcext:value-type="float">
            <text:p>9.27554554554554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9.29954954954955" calcext:value-type="float">
            <text:p>9.29954954954955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9.32355355355355" calcext:value-type="float">
            <text:p>9.32355355355355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9.34755755755756" calcext:value-type="float">
            <text:p>9.34755755755756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9.37156156156156" calcext:value-type="float">
            <text:p>9.37156156156156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9.39556556556556" calcext:value-type="float">
            <text:p>9.3955655655655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9.41956956956957" calcext:value-type="float">
            <text:p>9.4195695695695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9.44357357357357" calcext:value-type="float">
            <text:p>9.4435735735735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9.46757757757758" calcext:value-type="float">
            <text:p>9.46757757757758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9.49158158158158" calcext:value-type="float">
            <text:p>9.49158158158158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9.51558558558558" calcext:value-type="float">
            <text:p>9.51558558558558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9.53958958958959" calcext:value-type="float">
            <text:p>9.5395895895895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9.56359359359359" calcext:value-type="float">
            <text:p>9.5635935935935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9.5875975975976" calcext:value-type="float">
            <text:p>9.587597597597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9.6116016016016" calcext:value-type="float">
            <text:p>9.611601601601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9.63560560560561" calcext:value-type="float">
            <text:p>9.6356056056056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9.65960960960961" calcext:value-type="float">
            <text:p>9.6596096096096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9.68361361361361" calcext:value-type="float">
            <text:p>9.6836136136136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9.70761761761762" calcext:value-type="float">
            <text:p>9.7076176176176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9.73162162162162" calcext:value-type="float">
            <text:p>9.7316216216216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9.75562562562562" calcext:value-type="float">
            <text:p>9.75562562562562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9.77962962962963" calcext:value-type="float">
            <text:p>9.77962962962963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9.80363363363363" calcext:value-type="float">
            <text:p>9.80363363363363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9.82763763763764" calcext:value-type="float">
            <text:p>9.82763763763764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9.85164164164164" calcext:value-type="float">
            <text:p>9.85164164164164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9.87564564564564" calcext:value-type="float">
            <text:p>9.87564564564564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9.89964964964965" calcext:value-type="float">
            <text:p>9.89964964964965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9.92365365365365" calcext:value-type="float">
            <text:p>9.92365365365365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9.94765765765766" calcext:value-type="float">
            <text:p>9.94765765765766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9.97166166166166" calcext:value-type="float">
            <text:p>9.9716616616616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9.99566566566566" calcext:value-type="float">
            <text:p>9.9956656656656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0.0196696696697" calcext:value-type="float">
            <text:p>10.019669669669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0.0436736736737" calcext:value-type="float">
            <text:p>10.043673673673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0.0676776776777" calcext:value-type="float">
            <text:p>10.067677677677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0.0916816816817" calcext:value-type="float">
            <text:p>10.0916816816817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0.1156856856857" calcext:value-type="float">
            <text:p>10.1156856856857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0.1396896896897" calcext:value-type="float">
            <text:p>10.1396896896897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0.1636936936937" calcext:value-type="float">
            <text:p>10.1636936936937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0.1876976976977" calcext:value-type="float">
            <text:p>10.1876976976977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0.2117017017017" calcext:value-type="float">
            <text:p>10.2117017017017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0.2357057057057" calcext:value-type="float">
            <text:p>10.2357057057057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0.2597097097097" calcext:value-type="float">
            <text:p>10.2597097097097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0.2837137137137" calcext:value-type="float">
            <text:p>10.2837137137137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0.3077177177177" calcext:value-type="float">
            <text:p>10.3077177177177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0.3317217217217" calcext:value-type="float">
            <text:p>10.331721721721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0.3557257257257" calcext:value-type="float">
            <text:p>10.355725725725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0.3797297297297" calcext:value-type="float">
            <text:p>10.3797297297297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0.4037337337337" calcext:value-type="float">
            <text:p>10.4037337337337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10.4277377377377" calcext:value-type="float">
            <text:p>10.4277377377377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10.4517417417417" calcext:value-type="float">
            <text:p>10.4517417417417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10.4757457457457" calcext:value-type="float">
            <text:p>10.4757457457457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10.4997497497497" calcext:value-type="float">
            <text:p>10.4997497497497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10.5237537537538" calcext:value-type="float">
            <text:p>10.5237537537538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10.5477577577578" calcext:value-type="float">
            <text:p>10.5477577577578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10.5717617617618" calcext:value-type="float">
            <text:p>10.5717617617618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10.5957657657658" calcext:value-type="float">
            <text:p>10.5957657657658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10.6197697697698" calcext:value-type="float">
            <text:p>10.6197697697698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10.6437737737738" calcext:value-type="float">
            <text:p>10.643773773773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0.6677777777778" calcext:value-type="float">
            <text:p>10.667777777777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0.6917817817818" calcext:value-type="float">
            <text:p>10.691781781781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0.7157857857858" calcext:value-type="float">
            <text:p>10.715785785785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0.7397897897898" calcext:value-type="float">
            <text:p>10.739789789789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0.7637937937938" calcext:value-type="float">
            <text:p>10.763793793793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0.7877977977978" calcext:value-type="float">
            <text:p>10.787797797797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0.8118018018018" calcext:value-type="float">
            <text:p>10.811801801801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0.8358058058058" calcext:value-type="float">
            <text:p>10.835805805805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0.8598098098098" calcext:value-type="float">
            <text:p>10.859809809809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0.8838138138138" calcext:value-type="float">
            <text:p>10.883813813813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0.9078178178178" calcext:value-type="float">
            <text:p>10.907817817817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0.9318218218218" calcext:value-type="float">
            <text:p>10.931821821821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0.9558258258258" calcext:value-type="float">
            <text:p>10.955825825825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0.9798298298298" calcext:value-type="float">
            <text:p>10.979829829829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1.0038338338338" calcext:value-type="float">
            <text:p>11.003833833833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1.0278378378378" calcext:value-type="float">
            <text:p>11.027837837837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1.0518418418418" calcext:value-type="float">
            <text:p>11.051841841841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1.0758458458458" calcext:value-type="float">
            <text:p>11.075845845845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1.0998498498498" calcext:value-type="float">
            <text:p>11.099849849849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1.1238538538539" calcext:value-type="float">
            <text:p>11.123853853853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1.1478578578579" calcext:value-type="float">
            <text:p>11.147857857857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1.1718618618619" calcext:value-type="float">
            <text:p>11.171861861861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1.1958658658659" calcext:value-type="float">
            <text:p>11.195865865865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1.2198698698699" calcext:value-type="float">
            <text:p>11.2198698698699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1.2438738738739" calcext:value-type="float">
            <text:p>11.2438738738739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1.2678778778779" calcext:value-type="float">
            <text:p>11.2678778778779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1.2918818818819" calcext:value-type="float">
            <text:p>11.2918818818819</text:p>
          </table:table-cell>
          <table:table-cell office:value-type="float" office:value="1850" calcext:value-type="float">
            <text:p>1850</text:p>
          </table:table-cell>
        </table:table-row>
        <table:table-row table:style-name="ro1">
          <table:table-cell office:value-type="float" office:value="11.3158858858859" calcext:value-type="float">
            <text:p>11.3158858858859</text:p>
          </table:table-cell>
          <table:table-cell office:value-type="float" office:value="1850" calcext:value-type="float">
            <text:p>1850</text:p>
          </table:table-cell>
        </table:table-row>
        <table:table-row table:style-name="ro1">
          <table:table-cell office:value-type="float" office:value="11.3398898898899" calcext:value-type="float">
            <text:p>11.3398898898899</text:p>
          </table:table-cell>
          <table:table-cell office:value-type="float" office:value="1850" calcext:value-type="float">
            <text:p>1850</text:p>
          </table:table-cell>
        </table:table-row>
        <table:table-row table:style-name="ro1">
          <table:table-cell office:value-type="float" office:value="11.3638938938939" calcext:value-type="float">
            <text:p>11.3638938938939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1.3878978978979" calcext:value-type="float">
            <text:p>11.3878978978979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1.4119019019019" calcext:value-type="float">
            <text:p>11.4119019019019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1.4359059059059" calcext:value-type="float">
            <text:p>11.4359059059059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1.4599099099099" calcext:value-type="float">
            <text:p>11.4599099099099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1.4839139139139" calcext:value-type="float">
            <text:p>11.4839139139139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1.5079179179179" calcext:value-type="float">
            <text:p>11.5079179179179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1.5319219219219" calcext:value-type="float">
            <text:p>11.5319219219219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1.5559259259259" calcext:value-type="float">
            <text:p>11.5559259259259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1.5799299299299" calcext:value-type="float">
            <text:p>11.5799299299299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1.6039339339339" calcext:value-type="float">
            <text:p>11.603933933933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1.6279379379379" calcext:value-type="float">
            <text:p>11.627937937937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.6519419419419" calcext:value-type="float">
            <text:p>11.651941941941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.6759459459459" calcext:value-type="float">
            <text:p>11.675945945945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.6999499499499" calcext:value-type="float">
            <text:p>11.69994994994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.723953953954" calcext:value-type="float">
            <text:p>11.72395395395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.747957957958" calcext:value-type="float">
            <text:p>11.74795795795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.771961961962" calcext:value-type="float">
            <text:p>11.77196196196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.795965965966" calcext:value-type="float">
            <text:p>11.79596596596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.81996996997" calcext:value-type="float">
            <text:p>11.8199699699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.843973973974" calcext:value-type="float">
            <text:p>11.84397397397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.867977977978" calcext:value-type="float">
            <text:p>11.86797797797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.891981981982" calcext:value-type="float">
            <text:p>11.89198198198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.915985985986" calcext:value-type="float">
            <text:p>11.915985985986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1.93998998999" calcext:value-type="float">
            <text:p>11.93998998999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1.963993993994" calcext:value-type="float">
            <text:p>11.963993993994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1.987997997998" calcext:value-type="float">
            <text:p>11.987997997998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2.012002002002" calcext:value-type="float">
            <text:p>12.012002002002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2.036006006006" calcext:value-type="float">
            <text:p>12.036006006006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2.06001001001" calcext:value-type="float">
            <text:p>12.06001001001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2.084014014014" calcext:value-type="float">
            <text:p>12.084014014014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2.108018018018" calcext:value-type="float">
            <text:p>12.108018018018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2.132022022022" calcext:value-type="float">
            <text:p>12.132022022022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2.156026026026" calcext:value-type="float">
            <text:p>12.156026026026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2.18003003003" calcext:value-type="float">
            <text:p>12.18003003003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.204034034034" calcext:value-type="float">
            <text:p>12.20403403403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.228038038038" calcext:value-type="float">
            <text:p>12.22803803803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.252042042042" calcext:value-type="float">
            <text:p>12.25204204204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.276046046046" calcext:value-type="float">
            <text:p>12.27604604604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.30005005005" calcext:value-type="float">
            <text:p>12.30005005005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2.3240540540541" calcext:value-type="float">
            <text:p>12.3240540540541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2.3480580580581" calcext:value-type="float">
            <text:p>12.3480580580581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2.3720620620621" calcext:value-type="float">
            <text:p>12.3720620620621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2.3960660660661" calcext:value-type="float">
            <text:p>12.3960660660661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2.4200700700701" calcext:value-type="float">
            <text:p>12.4200700700701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2.4440740740741" calcext:value-type="float">
            <text:p>12.4440740740741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2.4680780780781" calcext:value-type="float">
            <text:p>12.4680780780781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2.4920820820821" calcext:value-type="float">
            <text:p>12.4920820820821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2.5160860860861" calcext:value-type="float">
            <text:p>12.5160860860861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2.5400900900901" calcext:value-type="float">
            <text:p>12.5400900900901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2.5640940940941" calcext:value-type="float">
            <text:p>12.5640940940941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2.5880980980981" calcext:value-type="float">
            <text:p>12.5880980980981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12.6121021021021" calcext:value-type="float">
            <text:p>12.6121021021021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12.6361061061061" calcext:value-type="float">
            <text:p>12.6361061061061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12.6601101101101" calcext:value-type="float">
            <text:p>12.66011011011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6841141141141" calcext:value-type="float">
            <text:p>12.68411411411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7081181181181" calcext:value-type="float">
            <text:p>12.70811811811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7321221221221" calcext:value-type="float">
            <text:p>12.73212212212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7561261261261" calcext:value-type="float">
            <text:p>12.75612612612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7801301301301" calcext:value-type="float">
            <text:p>12.78013013013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8041341341341" calcext:value-type="float">
            <text:p>12.80413413413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8281381381381" calcext:value-type="float">
            <text:p>12.82813813813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8521421421421" calcext:value-type="float">
            <text:p>12.85214214214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8761461461461" calcext:value-type="float">
            <text:p>12.87614614614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9001501501501" calcext:value-type="float">
            <text:p>12.90015015015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9241541541542" calcext:value-type="float">
            <text:p>12.92415415415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9481581581582" calcext:value-type="float">
            <text:p>12.94815815815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9721621621622" calcext:value-type="float">
            <text:p>12.97216216216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9961661661662" calcext:value-type="float">
            <text:p>12.99616616616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0201701701702" calcext:value-type="float">
            <text:p>13.02017017017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0441741741742" calcext:value-type="float">
            <text:p>13.04417417417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0681781781782" calcext:value-type="float">
            <text:p>13.06817817817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0921821821822" calcext:value-type="float">
            <text:p>13.09218218218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1161861861862" calcext:value-type="float">
            <text:p>13.11618618618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1401901901902" calcext:value-type="float">
            <text:p>13.140190190190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3.1641941941942" calcext:value-type="float">
            <text:p>13.164194194194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3.1881981981982" calcext:value-type="float">
            <text:p>13.188198198198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3.2122022022022" calcext:value-type="float">
            <text:p>13.212202202202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3.2362062062062" calcext:value-type="float">
            <text:p>13.236206206206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3.2602102102102" calcext:value-type="float">
            <text:p>13.260210210210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3.2842142142142" calcext:value-type="float">
            <text:p>13.284214214214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3.3082182182182" calcext:value-type="float">
            <text:p>13.308218218218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3.3322222222222" calcext:value-type="float">
            <text:p>13.332222222222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3.3562262262262" calcext:value-type="float">
            <text:p>13.356226226226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3.3802302302302" calcext:value-type="float">
            <text:p>13.380230230230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3.4042342342342" calcext:value-type="float">
            <text:p>13.404234234234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3.4282382382382" calcext:value-type="float">
            <text:p>13.428238238238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3.4522422422422" calcext:value-type="float">
            <text:p>13.4522422422422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3.4762462462462" calcext:value-type="float">
            <text:p>13.4762462462462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3.5002502502502" calcext:value-type="float">
            <text:p>13.5002502502502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3.5242542542543" calcext:value-type="float">
            <text:p>13.5242542542543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3.5482582582583" calcext:value-type="float">
            <text:p>13.5482582582583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3.5722622622623" calcext:value-type="float">
            <text:p>13.5722622622623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3.5962662662663" calcext:value-type="float">
            <text:p>13.5962662662663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3.6202702702703" calcext:value-type="float">
            <text:p>13.6202702702703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3.6442742742743" calcext:value-type="float">
            <text:p>13.6442742742743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13.6682782782783" calcext:value-type="float">
            <text:p>13.66827827827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6922822822823" calcext:value-type="float">
            <text:p>13.69228228228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7162862862863" calcext:value-type="float">
            <text:p>13.71628628628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7402902902903" calcext:value-type="float">
            <text:p>13.74029029029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7642942942943" calcext:value-type="float">
            <text:p>13.76429429429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7882982982983" calcext:value-type="float">
            <text:p>13.7882982982983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3.8123023023023" calcext:value-type="float">
            <text:p>13.8123023023023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3.8363063063063" calcext:value-type="float">
            <text:p>13.8363063063063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3.8603103103103" calcext:value-type="float">
            <text:p>13.8603103103103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3.8843143143143" calcext:value-type="float">
            <text:p>13.8843143143143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3.9083183183183" calcext:value-type="float">
            <text:p>13.9083183183183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3.9323223223223" calcext:value-type="float">
            <text:p>13.9323223223223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3.9563263263263" calcext:value-type="float">
            <text:p>13.9563263263263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3.9803303303303" calcext:value-type="float">
            <text:p>13.9803303303303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4.0043343343343" calcext:value-type="float">
            <text:p>14.0043343343343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4.0283383383383" calcext:value-type="float">
            <text:p>14.0283383383383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4.0523423423423" calcext:value-type="float">
            <text:p>14.052342342342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.0763463463463" calcext:value-type="float">
            <text:p>14.076346346346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.1003503503503" calcext:value-type="float">
            <text:p>14.100350350350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.1243543543544" calcext:value-type="float">
            <text:p>14.124354354354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.1483583583584" calcext:value-type="float">
            <text:p>14.148358358358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.1723623623624" calcext:value-type="float">
            <text:p>14.172362362362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.1963663663664" calcext:value-type="float">
            <text:p>14.196366366366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.2203703703704" calcext:value-type="float">
            <text:p>14.220370370370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.2443743743744" calcext:value-type="float">
            <text:p>14.244374374374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.2683783783784" calcext:value-type="float">
            <text:p>14.268378378378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.2923823823824" calcext:value-type="float">
            <text:p>14.292382382382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.3163863863864" calcext:value-type="float">
            <text:p>14.316386386386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.3403903903904" calcext:value-type="float">
            <text:p>14.340390390390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.3643943943944" calcext:value-type="float">
            <text:p>14.364394394394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.3883983983984" calcext:value-type="float">
            <text:p>14.388398398398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.4124024024024" calcext:value-type="float">
            <text:p>14.412402402402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.4364064064064" calcext:value-type="float">
            <text:p>14.436406406406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.4604104104104" calcext:value-type="float">
            <text:p>14.460410410410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.4844144144144" calcext:value-type="float">
            <text:p>14.484414414414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.5084184184184" calcext:value-type="float">
            <text:p>14.508418418418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.5324224224224" calcext:value-type="float">
            <text:p>14.532422422422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.5564264264264" calcext:value-type="float">
            <text:p>14.556426426426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.5804304304304" calcext:value-type="float">
            <text:p>14.580430430430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.6044344344344" calcext:value-type="float">
            <text:p>14.6044344344344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4.6284384384384" calcext:value-type="float">
            <text:p>14.6284384384384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4.6524424424424" calcext:value-type="float">
            <text:p>14.6524424424424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4.6764464464464" calcext:value-type="float">
            <text:p>14.6764464464464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4.7004504504504" calcext:value-type="float">
            <text:p>14.7004504504504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4.7244544544545" calcext:value-type="float">
            <text:p>14.7244544544545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4.7484584584585" calcext:value-type="float">
            <text:p>14.7484584584585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4.7724624624625" calcext:value-type="float">
            <text:p>14.7724624624625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4.7964664664665" calcext:value-type="float">
            <text:p>14.7964664664665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4.8204704704705" calcext:value-type="float">
            <text:p>14.8204704704705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4.8444744744745" calcext:value-type="float">
            <text:p>14.844474474474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.8684784784785" calcext:value-type="float">
            <text:p>14.868478478478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.8924824824825" calcext:value-type="float">
            <text:p>14.892482482482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.9164864864865" calcext:value-type="float">
            <text:p>14.916486486486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.9404904904905" calcext:value-type="float">
            <text:p>14.940490490490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.9644944944945" calcext:value-type="float">
            <text:p>14.964494494494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.9884984984985" calcext:value-type="float">
            <text:p>14.988498498498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.0125025025025" calcext:value-type="float">
            <text:p>15.012502502502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.0365065065065" calcext:value-type="float">
            <text:p>15.0365065065065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5.0605105105105" calcext:value-type="float">
            <text:p>15.0605105105105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5.0845145145145" calcext:value-type="float">
            <text:p>15.0845145145145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5.1085185185185" calcext:value-type="float">
            <text:p>15.108518518518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.1325225225225" calcext:value-type="float">
            <text:p>15.132522522522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.1565265265265" calcext:value-type="float">
            <text:p>15.156526526526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.1805305305305" calcext:value-type="float">
            <text:p>15.180530530530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.2045345345345" calcext:value-type="float">
            <text:p>15.204534534534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.2285385385385" calcext:value-type="float">
            <text:p>15.228538538538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.2525425425425" calcext:value-type="float">
            <text:p>15.252542542542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.2765465465465" calcext:value-type="float">
            <text:p>15.276546546546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.3005505505505" calcext:value-type="float">
            <text:p>15.300550550550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.3245545545546" calcext:value-type="float">
            <text:p>15.324554554554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.3485585585586" calcext:value-type="float">
            <text:p>15.348558558558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.3725625625626" calcext:value-type="float">
            <text:p>15.372562562562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.3965665665666" calcext:value-type="float">
            <text:p>15.396566566566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.4205705705706" calcext:value-type="float">
            <text:p>15.420570570570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.4445745745746" calcext:value-type="float">
            <text:p>15.44457457457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4685785785786" calcext:value-type="float">
            <text:p>15.46857857857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4925825825826" calcext:value-type="float">
            <text:p>15.49258258258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5165865865866" calcext:value-type="float">
            <text:p>15.51658658658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5405905905906" calcext:value-type="float">
            <text:p>15.54059059059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5645945945946" calcext:value-type="float">
            <text:p>15.56459459459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5885985985986" calcext:value-type="float">
            <text:p>15.58859859859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6126026026026" calcext:value-type="float">
            <text:p>15.61260260260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6366066066066" calcext:value-type="float">
            <text:p>15.63660660660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6606106106106" calcext:value-type="float">
            <text:p>15.66061061061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6846146146146" calcext:value-type="float">
            <text:p>15.68461461461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7086186186186" calcext:value-type="float">
            <text:p>15.70861861861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7326226226226" calcext:value-type="float">
            <text:p>15.73262262262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7566266266266" calcext:value-type="float">
            <text:p>15.75662662662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7806306306306" calcext:value-type="float">
            <text:p>15.78063063063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8046346346346" calcext:value-type="float">
            <text:p>15.80463463463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8286386386386" calcext:value-type="float">
            <text:p>15.8286386386386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15.8526426426426" calcext:value-type="float">
            <text:p>15.8526426426426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15.8766466466466" calcext:value-type="float">
            <text:p>15.8766466466466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15.9006506506506" calcext:value-type="float">
            <text:p>15.9006506506506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15.9246546546547" calcext:value-type="float">
            <text:p>15.9246546546547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15.9486586586587" calcext:value-type="float">
            <text:p>15.9486586586587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15.9726626626627" calcext:value-type="float">
            <text:p>15.9726626626627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15.9966666666667" calcext:value-type="float">
            <text:p>15.9966666666667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16.0206706706707" calcext:value-type="float">
            <text:p>16.0206706706707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16.0446746746747" calcext:value-type="float">
            <text:p>16.0446746746747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6.0686786786787" calcext:value-type="float">
            <text:p>16.068678678678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.0926826826827" calcext:value-type="float">
            <text:p>16.092682682682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.1166866866867" calcext:value-type="float">
            <text:p>16.116686686686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.1406906906907" calcext:value-type="float">
            <text:p>16.140690690690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.1646946946947" calcext:value-type="float">
            <text:p>16.164694694694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.1886986986987" calcext:value-type="float">
            <text:p>16.188698698698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.2127027027027" calcext:value-type="float">
            <text:p>16.212702702702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.2367067067067" calcext:value-type="float">
            <text:p>16.236706706706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.2607107107107" calcext:value-type="float">
            <text:p>16.260710710710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.2847147147147" calcext:value-type="float">
            <text:p>16.284714714714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.3087187187187" calcext:value-type="float">
            <text:p>16.308718718718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.3327227227227" calcext:value-type="float">
            <text:p>16.332722722722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.3567267267267" calcext:value-type="float">
            <text:p>16.356726726726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.3807307307307" calcext:value-type="float">
            <text:p>16.380730730730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.4047347347347" calcext:value-type="float">
            <text:p>16.404734734734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.4287387387387" calcext:value-type="float">
            <text:p>16.428738738738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.4527427427427" calcext:value-type="float">
            <text:p>16.452742742742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.4767467467467" calcext:value-type="float">
            <text:p>16.476746746746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.5007507507508" calcext:value-type="float">
            <text:p>16.500750750750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.5247547547548" calcext:value-type="float">
            <text:p>16.524754754754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.5487587587588" calcext:value-type="float">
            <text:p>16.548758758758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.5727627627628" calcext:value-type="float">
            <text:p>16.572762762762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.5967667667668" calcext:value-type="float">
            <text:p>16.596766766766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.6207707707708" calcext:value-type="float">
            <text:p>16.620770770770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.6447747747748" calcext:value-type="float">
            <text:p>16.644774774774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.6687787787788" calcext:value-type="float">
            <text:p>16.668778778778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.6927827827828" calcext:value-type="float">
            <text:p>16.69278278278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7167867867868" calcext:value-type="float">
            <text:p>16.71678678678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7407907907908" calcext:value-type="float">
            <text:p>16.74079079079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7647947947948" calcext:value-type="float">
            <text:p>16.764794794794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.7887987987988" calcext:value-type="float">
            <text:p>16.788798798798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.8128028028028" calcext:value-type="float">
            <text:p>16.812802802802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.8368068068068" calcext:value-type="float">
            <text:p>16.836806806806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.8608108108108" calcext:value-type="float">
            <text:p>16.860810810810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.8848148148148" calcext:value-type="float">
            <text:p>16.884814814814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.9088188188188" calcext:value-type="float">
            <text:p>16.908818818818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.9328228228228" calcext:value-type="float">
            <text:p>16.932822822822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.9568268268268" calcext:value-type="float">
            <text:p>16.956826826826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.9808308308308" calcext:value-type="float">
            <text:p>16.980830830830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7.0048348348348" calcext:value-type="float">
            <text:p>17.004834834834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7.0288388388388" calcext:value-type="float">
            <text:p>17.02883883883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0528428428428" calcext:value-type="float">
            <text:p>17.05284284284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0768468468468" calcext:value-type="float">
            <text:p>17.07684684684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1008508508509" calcext:value-type="float">
            <text:p>17.10085085085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1248548548549" calcext:value-type="float">
            <text:p>17.12485485485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1488588588589" calcext:value-type="float">
            <text:p>17.14885885885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1728628628629" calcext:value-type="float">
            <text:p>17.17286286286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1968668668669" calcext:value-type="float">
            <text:p>17.19686686686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2208708708709" calcext:value-type="float">
            <text:p>17.22087087087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2448748748749" calcext:value-type="float">
            <text:p>17.24487487487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2688788788789" calcext:value-type="float">
            <text:p>17.2688788788789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17.2928828828829" calcext:value-type="float">
            <text:p>17.2928828828829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17.3168868868869" calcext:value-type="float">
            <text:p>17.3168868868869</text:p>
          </table:table-cell>
          <table:table-cell office:value-type="float" office:value="1820" calcext:value-type="float">
            <text:p>1820</text:p>
          </table:table-cell>
        </table:table-row>
        <table:table-row table:style-name="ro1">
          <table:table-cell office:value-type="float" office:value="17.3408908908909" calcext:value-type="float">
            <text:p>17.3408908908909</text:p>
          </table:table-cell>
          <table:table-cell office:value-type="float" office:value="1850" calcext:value-type="float">
            <text:p>1850</text:p>
          </table:table-cell>
        </table:table-row>
        <table:table-row table:style-name="ro1">
          <table:table-cell office:value-type="float" office:value="17.3648948948949" calcext:value-type="float">
            <text:p>17.3648948948949</text:p>
          </table:table-cell>
          <table:table-cell office:value-type="float" office:value="1850" calcext:value-type="float">
            <text:p>1850</text:p>
          </table:table-cell>
        </table:table-row>
        <table:table-row table:style-name="ro1">
          <table:table-cell office:value-type="float" office:value="17.3888988988989" calcext:value-type="float">
            <text:p>17.3888988988989</text:p>
          </table:table-cell>
          <table:table-cell office:value-type="float" office:value="1850" calcext:value-type="float">
            <text:p>1850</text:p>
          </table:table-cell>
        </table:table-row>
        <table:table-row table:style-name="ro1">
          <table:table-cell office:value-type="float" office:value="17.4129029029029" calcext:value-type="float">
            <text:p>17.4129029029029</text:p>
          </table:table-cell>
          <table:table-cell office:value-type="float" office:value="1850" calcext:value-type="float">
            <text:p>1850</text:p>
          </table:table-cell>
        </table:table-row>
        <table:table-row table:style-name="ro1">
          <table:table-cell office:value-type="float" office:value="17.4369069069069" calcext:value-type="float">
            <text:p>17.4369069069069</text:p>
          </table:table-cell>
          <table:table-cell office:value-type="float" office:value="1850" calcext:value-type="float">
            <text:p>1850</text:p>
          </table:table-cell>
        </table:table-row>
        <table:table-row table:style-name="ro1">
          <table:table-cell office:value-type="float" office:value="17.4609109109109" calcext:value-type="float">
            <text:p>17.4609109109109</text:p>
          </table:table-cell>
          <table:table-cell office:value-type="float" office:value="1850" calcext:value-type="float">
            <text:p>1850</text:p>
          </table:table-cell>
        </table:table-row>
        <table:table-row table:style-name="ro1">
          <table:table-cell office:value-type="float" office:value="17.4849149149149" calcext:value-type="float">
            <text:p>17.4849149149149</text:p>
          </table:table-cell>
          <table:table-cell office:value-type="float" office:value="1850" calcext:value-type="float">
            <text:p>1850</text:p>
          </table:table-cell>
        </table:table-row>
        <table:table-row table:style-name="ro1">
          <table:table-cell office:value-type="float" office:value="17.5089189189189" calcext:value-type="float">
            <text:p>17.5089189189189</text:p>
          </table:table-cell>
          <table:table-cell office:value-type="float" office:value="1850" calcext:value-type="float">
            <text:p>1850</text:p>
          </table:table-cell>
        </table:table-row>
        <table:table-row table:style-name="ro1">
          <table:table-cell office:value-type="float" office:value="17.5329229229229" calcext:value-type="float">
            <text:p>17.5329229229229</text:p>
          </table:table-cell>
          <table:table-cell office:value-type="float" office:value="1850" calcext:value-type="float">
            <text:p>1850</text:p>
          </table:table-cell>
        </table:table-row>
        <table:table-row table:style-name="ro1">
          <table:table-cell office:value-type="float" office:value="17.5569269269269" calcext:value-type="float">
            <text:p>17.5569269269269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7.5809309309309" calcext:value-type="float">
            <text:p>17.580930930930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7.6049349349349" calcext:value-type="float">
            <text:p>17.60493493493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6289389389389" calcext:value-type="float">
            <text:p>17.62893893893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6529429429429" calcext:value-type="float">
            <text:p>17.65294294294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6769469469469" calcext:value-type="float">
            <text:p>17.67694694694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700950950951" calcext:value-type="float">
            <text:p>17.7009509509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724954954955" calcext:value-type="float">
            <text:p>17.7249549549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748958958959" calcext:value-type="float">
            <text:p>17.7489589589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772962962963" calcext:value-type="float">
            <text:p>17.7729629629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796966966967" calcext:value-type="float">
            <text:p>17.7969669669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820970970971" calcext:value-type="float">
            <text:p>17.8209709709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844974974975" calcext:value-type="float">
            <text:p>17.8449749749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868978978979" calcext:value-type="float">
            <text:p>17.8689789789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892982982983" calcext:value-type="float">
            <text:p>17.8929829829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916986986987" calcext:value-type="float">
            <text:p>17.9169869869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940990990991" calcext:value-type="float">
            <text:p>17.9409909909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964994994995" calcext:value-type="float">
            <text:p>17.9649949949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988998998999" calcext:value-type="float">
            <text:p>17.9889989989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013003003003" calcext:value-type="float">
            <text:p>18.0130030030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037007007007" calcext:value-type="float">
            <text:p>18.03700700700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8.061011011011" calcext:value-type="float">
            <text:p>18.06101101101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8.085015015015" calcext:value-type="float">
            <text:p>18.08501501501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8.109019019019" calcext:value-type="float">
            <text:p>18.10901901901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8.133023023023" calcext:value-type="float">
            <text:p>18.13302302302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8.157027027027" calcext:value-type="float">
            <text:p>18.15702702702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8.181031031031" calcext:value-type="float">
            <text:p>18.18103103103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8.205035035035" calcext:value-type="float">
            <text:p>18.20503503503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8.229039039039" calcext:value-type="float">
            <text:p>18.22903903903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8.253043043043" calcext:value-type="float">
            <text:p>18.253043043043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8.277047047047" calcext:value-type="float">
            <text:p>18.277047047047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8.3010510510511" calcext:value-type="float">
            <text:p>18.3010510510511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8.3250550550551" calcext:value-type="float">
            <text:p>18.3250550550551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8.3490590590591" calcext:value-type="float">
            <text:p>18.3490590590591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8.3730630630631" calcext:value-type="float">
            <text:p>18.3730630630631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8.3970670670671" calcext:value-type="float">
            <text:p>18.3970670670671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8.4210710710711" calcext:value-type="float">
            <text:p>18.4210710710711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8.4450750750751" calcext:value-type="float">
            <text:p>18.445075075075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8.4690790790791" calcext:value-type="float">
            <text:p>18.469079079079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8.4930830830831" calcext:value-type="float">
            <text:p>18.493083083083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8.5170870870871" calcext:value-type="float">
            <text:p>18.517087087087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8.5410910910911" calcext:value-type="float">
            <text:p>18.541091091091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8.5650950950951" calcext:value-type="float">
            <text:p>18.565095095095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8.5890990990991" calcext:value-type="float">
            <text:p>18.589099099099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8.6131031031031" calcext:value-type="float">
            <text:p>18.613103103103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8.6371071071071" calcext:value-type="float">
            <text:p>18.637107107107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8.6611111111111" calcext:value-type="float">
            <text:p>18.661111111111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8.6851151151151" calcext:value-type="float">
            <text:p>18.6851151151151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8.7091191191191" calcext:value-type="float">
            <text:p>18.7091191191191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8.7331231231231" calcext:value-type="float">
            <text:p>18.7331231231231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8.7571271271271" calcext:value-type="float">
            <text:p>18.7571271271271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8.7811311311311" calcext:value-type="float">
            <text:p>18.7811311311311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8.8051351351351" calcext:value-type="float">
            <text:p>18.8051351351351</text:p>
          </table:table-cell>
          <table:table-cell office:value-type="float" office:value="1850" calcext:value-type="float">
            <text:p>1850</text:p>
          </table:table-cell>
        </table:table-row>
        <table:table-row table:style-name="ro1">
          <table:table-cell office:value-type="float" office:value="18.8291391391391" calcext:value-type="float">
            <text:p>18.8291391391391</text:p>
          </table:table-cell>
          <table:table-cell office:value-type="float" office:value="1850" calcext:value-type="float">
            <text:p>1850</text:p>
          </table:table-cell>
        </table:table-row>
        <table:table-row table:style-name="ro1">
          <table:table-cell office:value-type="float" office:value="18.8531431431431" calcext:value-type="float">
            <text:p>18.8531431431431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8.8771471471471" calcext:value-type="float">
            <text:p>18.8771471471471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8.9011511511512" calcext:value-type="float">
            <text:p>18.901151151151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8.9251551551552" calcext:value-type="float">
            <text:p>18.925155155155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8.9491591591592" calcext:value-type="float">
            <text:p>18.949159159159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8.9731631631632" calcext:value-type="float">
            <text:p>18.973163163163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8.9971671671672" calcext:value-type="float">
            <text:p>18.997167167167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9.0211711711712" calcext:value-type="float">
            <text:p>19.021171171171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9.0451751751752" calcext:value-type="float">
            <text:p>19.045175175175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9.0691791791792" calcext:value-type="float">
            <text:p>19.069179179179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9.0931831831832" calcext:value-type="float">
            <text:p>19.093183183183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9.1171871871872" calcext:value-type="float">
            <text:p>19.117187187187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9.1411911911912" calcext:value-type="float">
            <text:p>19.141191191191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9.1651951951952" calcext:value-type="float">
            <text:p>19.165195195195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9.1891991991992" calcext:value-type="float">
            <text:p>19.189199199199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9.2132032032032" calcext:value-type="float">
            <text:p>19.213203203203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9.2372072072072" calcext:value-type="float">
            <text:p>19.237207207207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9.2612112112112" calcext:value-type="float">
            <text:p>19.261211211211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9.2852152152152" calcext:value-type="float">
            <text:p>19.285215215215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9.3092192192192" calcext:value-type="float">
            <text:p>19.309219219219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9.3332232232232" calcext:value-type="float">
            <text:p>19.333223223223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9.3572272272272" calcext:value-type="float">
            <text:p>19.357227227227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9.3812312312312" calcext:value-type="float">
            <text:p>19.381231231231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9.4052352352352" calcext:value-type="float">
            <text:p>19.405235235235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9.4292392392392" calcext:value-type="float">
            <text:p>19.429239239239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9.4532432432432" calcext:value-type="float">
            <text:p>19.453243243243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9.4772472472472" calcext:value-type="float">
            <text:p>19.4772472472472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9.5012512512513" calcext:value-type="float">
            <text:p>19.5012512512513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9.5252552552553" calcext:value-type="float">
            <text:p>19.5252552552553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9.5492592592593" calcext:value-type="float">
            <text:p>19.5492592592593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9.5732632632633" calcext:value-type="float">
            <text:p>19.5732632632633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9.5972672672673" calcext:value-type="float">
            <text:p>19.5972672672673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9.6212712712713" calcext:value-type="float">
            <text:p>19.6212712712713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9.6452752752753" calcext:value-type="float">
            <text:p>19.645275275275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9.6692792792793" calcext:value-type="float">
            <text:p>19.669279279279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9.6932832832833" calcext:value-type="float">
            <text:p>19.693283283283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9.7172872872873" calcext:value-type="float">
            <text:p>19.71728728728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7412912912913" calcext:value-type="float">
            <text:p>19.74129129129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7652952952953" calcext:value-type="float">
            <text:p>19.765295295295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9.7892992992993" calcext:value-type="float">
            <text:p>19.789299299299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9.8133033033033" calcext:value-type="float">
            <text:p>19.8133033033033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9.8373073073073" calcext:value-type="float">
            <text:p>19.8373073073073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9.8613113113113" calcext:value-type="float">
            <text:p>19.8613113113113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9.8853153153153" calcext:value-type="float">
            <text:p>19.8853153153153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9.9093193193193" calcext:value-type="float">
            <text:p>19.9093193193193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9.9333233233233" calcext:value-type="float">
            <text:p>19.9333233233233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9.9573273273273" calcext:value-type="float">
            <text:p>19.9573273273273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9.9813313313313" calcext:value-type="float">
            <text:p>19.9813313313313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20.0053353353353" calcext:value-type="float">
            <text:p>20.0053353353353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20.0293393393393" calcext:value-type="float">
            <text:p>20.0293393393393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20.0533433433433" calcext:value-type="float">
            <text:p>20.0533433433433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20.0773473473473" calcext:value-type="float">
            <text:p>20.0773473473473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20.1013513513514" calcext:value-type="float">
            <text:p>20.101351351351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.1253553553554" calcext:value-type="float">
            <text:p>20.125355355355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.1493593593594" calcext:value-type="float">
            <text:p>20.149359359359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.1733633633634" calcext:value-type="float">
            <text:p>20.173363363363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.1973673673674" calcext:value-type="float">
            <text:p>20.197367367367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.2213713713714" calcext:value-type="float">
            <text:p>20.221371371371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.2453753753754" calcext:value-type="float">
            <text:p>20.245375375375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.2693793793794" calcext:value-type="float">
            <text:p>20.2693793793794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20.2933833833834" calcext:value-type="float">
            <text:p>20.2933833833834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20.3173873873874" calcext:value-type="float">
            <text:p>20.3173873873874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20.3413913913914" calcext:value-type="float">
            <text:p>20.341391391391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.3653953953954" calcext:value-type="float">
            <text:p>20.365395395395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.3893993993994" calcext:value-type="float">
            <text:p>20.389399399399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.4134034034034" calcext:value-type="float">
            <text:p>20.413403403403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.4374074074074" calcext:value-type="float">
            <text:p>20.437407407407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.4614114114114" calcext:value-type="float">
            <text:p>20.461411411411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0.4854154154154" calcext:value-type="float">
            <text:p>20.485415415415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0.5094194194194" calcext:value-type="float">
            <text:p>20.509419419419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0.5334234234234" calcext:value-type="float">
            <text:p>20.533423423423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0.5574274274274" calcext:value-type="float">
            <text:p>20.557427427427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0.5814314314314" calcext:value-type="float">
            <text:p>20.581431431431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0.6054354354354" calcext:value-type="float">
            <text:p>20.605435435435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0.6294394394394" calcext:value-type="float">
            <text:p>20.629439439439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0.6534434434434" calcext:value-type="float">
            <text:p>20.653443443443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.6774474474474" calcext:value-type="float">
            <text:p>20.677447447447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.7014514514515" calcext:value-type="float">
            <text:p>20.701451451451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.7254554554555" calcext:value-type="float">
            <text:p>20.725455455455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.7494594594595" calcext:value-type="float">
            <text:p>20.749459459459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.7734634634635" calcext:value-type="float">
            <text:p>20.773463463463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.7974674674675" calcext:value-type="float">
            <text:p>20.797467467467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.8214714714715" calcext:value-type="float">
            <text:p>20.821471471471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.8454754754755" calcext:value-type="float">
            <text:p>20.845475475475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.8694794794795" calcext:value-type="float">
            <text:p>20.869479479479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.8934834834835" calcext:value-type="float">
            <text:p>20.893483483483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.9174874874875" calcext:value-type="float">
            <text:p>20.9174874874875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20.9414914914915" calcext:value-type="float">
            <text:p>20.9414914914915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20.9654954954955" calcext:value-type="float">
            <text:p>20.9654954954955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20.9894994994995" calcext:value-type="float">
            <text:p>20.9894994994995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21.0135035035035" calcext:value-type="float">
            <text:p>21.0135035035035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21.0375075075075" calcext:value-type="float">
            <text:p>21.0375075075075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21.0615115115115" calcext:value-type="float">
            <text:p>21.0615115115115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21.0855155155155" calcext:value-type="float">
            <text:p>21.0855155155155</text:p>
          </table:table-cell>
          <table:table-cell office:value-type="float" office:value="1850" calcext:value-type="float">
            <text:p>1850</text:p>
          </table:table-cell>
        </table:table-row>
        <table:table-row table:style-name="ro1">
          <table:table-cell office:value-type="float" office:value="21.1095195195195" calcext:value-type="float">
            <text:p>21.1095195195195</text:p>
          </table:table-cell>
          <table:table-cell office:value-type="float" office:value="1850" calcext:value-type="float">
            <text:p>1850</text:p>
          </table:table-cell>
        </table:table-row>
        <table:table-row table:style-name="ro1">
          <table:table-cell office:value-type="float" office:value="21.1335235235235" calcext:value-type="float">
            <text:p>21.1335235235235</text:p>
          </table:table-cell>
          <table:table-cell office:value-type="float" office:value="1850" calcext:value-type="float">
            <text:p>1850</text:p>
          </table:table-cell>
        </table:table-row>
        <table:table-row table:style-name="ro1">
          <table:table-cell office:value-type="float" office:value="21.1575275275275" calcext:value-type="float">
            <text:p>21.1575275275275</text:p>
          </table:table-cell>
          <table:table-cell office:value-type="float" office:value="1850" calcext:value-type="float">
            <text:p>1850</text:p>
          </table:table-cell>
        </table:table-row>
        <table:table-row table:style-name="ro1">
          <table:table-cell office:value-type="float" office:value="21.1815315315315" calcext:value-type="float">
            <text:p>21.1815315315315</text:p>
          </table:table-cell>
          <table:table-cell office:value-type="float" office:value="1850" calcext:value-type="float">
            <text:p>1850</text:p>
          </table:table-cell>
        </table:table-row>
        <table:table-row table:style-name="ro1">
          <table:table-cell office:value-type="float" office:value="21.2055355355355" calcext:value-type="float">
            <text:p>21.2055355355355</text:p>
          </table:table-cell>
          <table:table-cell office:value-type="float" office:value="1880" calcext:value-type="float">
            <text:p>1880</text:p>
          </table:table-cell>
        </table:table-row>
        <table:table-row table:style-name="ro1">
          <table:table-cell office:value-type="float" office:value="21.2295395395395" calcext:value-type="float">
            <text:p>21.2295395395395</text:p>
          </table:table-cell>
          <table:table-cell office:value-type="float" office:value="1880" calcext:value-type="float">
            <text:p>1880</text:p>
          </table:table-cell>
        </table:table-row>
        <table:table-row table:style-name="ro1">
          <table:table-cell office:value-type="float" office:value="21.2535435435435" calcext:value-type="float">
            <text:p>21.2535435435435</text:p>
          </table:table-cell>
          <table:table-cell office:value-type="float" office:value="1880" calcext:value-type="float">
            <text:p>1880</text:p>
          </table:table-cell>
        </table:table-row>
        <table:table-row table:style-name="ro1">
          <table:table-cell office:value-type="float" office:value="21.2775475475475" calcext:value-type="float">
            <text:p>21.2775475475475</text:p>
          </table:table-cell>
          <table:table-cell office:value-type="float" office:value="1880" calcext:value-type="float">
            <text:p>1880</text:p>
          </table:table-cell>
        </table:table-row>
        <table:table-row table:style-name="ro1">
          <table:table-cell office:value-type="float" office:value="21.3015515515516" calcext:value-type="float">
            <text:p>21.3015515515516</text:p>
          </table:table-cell>
          <table:table-cell office:value-type="float" office:value="1880" calcext:value-type="float">
            <text:p>1880</text:p>
          </table:table-cell>
        </table:table-row>
        <table:table-row table:style-name="ro1">
          <table:table-cell office:value-type="float" office:value="21.3255555555556" calcext:value-type="float">
            <text:p>21.3255555555556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21.3495595595596" calcext:value-type="float">
            <text:p>21.349559559559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3735635635636" calcext:value-type="float">
            <text:p>21.373563563563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3975675675676" calcext:value-type="float">
            <text:p>21.397567567567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4215715715716" calcext:value-type="float">
            <text:p>21.421571571571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4455755755756" calcext:value-type="float">
            <text:p>21.445575575575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4695795795796" calcext:value-type="float">
            <text:p>21.469579579579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4935835835836" calcext:value-type="float">
            <text:p>21.493583583583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5175875875876" calcext:value-type="float">
            <text:p>21.517587587587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5415915915916" calcext:value-type="float">
            <text:p>21.541591591591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5655955955956" calcext:value-type="float">
            <text:p>21.565595595595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5895995995996" calcext:value-type="float">
            <text:p>21.5895995995996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21.6136036036036" calcext:value-type="float">
            <text:p>21.6136036036036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21.6376076076076" calcext:value-type="float">
            <text:p>21.637607607607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6616116116116" calcext:value-type="float">
            <text:p>21.661611611611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6856156156156" calcext:value-type="float">
            <text:p>21.685615615615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7096196196196" calcext:value-type="float">
            <text:p>21.709619619619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7336236236236" calcext:value-type="float">
            <text:p>21.733623623623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7576276276276" calcext:value-type="float">
            <text:p>21.757627627627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7816316316316" calcext:value-type="float">
            <text:p>21.781631631631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8056356356356" calcext:value-type="float">
            <text:p>21.805635635635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21.8296396396396" calcext:value-type="float">
            <text:p>21.829639639639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21.8536436436436" calcext:value-type="float">
            <text:p>21.853643643643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21.8776476476476" calcext:value-type="float">
            <text:p>21.8776476476476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21.9016516516517" calcext:value-type="float">
            <text:p>21.9016516516517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21.9256556556557" calcext:value-type="float">
            <text:p>21.9256556556557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21.9496596596597" calcext:value-type="float">
            <text:p>21.9496596596597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21.9736636636637" calcext:value-type="float">
            <text:p>21.973663663663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9976676676677" calcext:value-type="float">
            <text:p>21.9976676676677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22.0216716716717" calcext:value-type="float">
            <text:p>22.0216716716717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22.0456756756757" calcext:value-type="float">
            <text:p>22.0456756756757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22.0696796796797" calcext:value-type="float">
            <text:p>22.0696796796797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22.0936836836837" calcext:value-type="float">
            <text:p>22.0936836836837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22.1176876876877" calcext:value-type="float">
            <text:p>22.1176876876877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22.1416916916917" calcext:value-type="float">
            <text:p>22.1416916916917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22.1656956956957" calcext:value-type="float">
            <text:p>22.1656956956957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22.1896996996997" calcext:value-type="float">
            <text:p>22.1896996996997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22.2137037037037" calcext:value-type="float">
            <text:p>22.213703703703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2377077077077" calcext:value-type="float">
            <text:p>22.237707707707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2617117117117" calcext:value-type="float">
            <text:p>22.261711711711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2857157157157" calcext:value-type="float">
            <text:p>22.285715715715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3097197197197" calcext:value-type="float">
            <text:p>22.309719719719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3337237237237" calcext:value-type="float">
            <text:p>22.3337237237237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22.3577277277277" calcext:value-type="float">
            <text:p>22.3577277277277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22.3817317317317" calcext:value-type="float">
            <text:p>22.3817317317317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22.4057357357357" calcext:value-type="float">
            <text:p>22.4057357357357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22.4297397397397" calcext:value-type="float">
            <text:p>22.4297397397397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22.4537437437437" calcext:value-type="float">
            <text:p>22.4537437437437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22.4777477477477" calcext:value-type="float">
            <text:p>22.4777477477477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22.5017517517518" calcext:value-type="float">
            <text:p>22.5017517517518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22.5257557557558" calcext:value-type="float">
            <text:p>22.5257557557558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22.5497597597598" calcext:value-type="float">
            <text:p>22.5497597597598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22.5737637637638" calcext:value-type="float">
            <text:p>22.573763763763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5977677677678" calcext:value-type="float">
            <text:p>22.597767767767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6217717717718" calcext:value-type="float">
            <text:p>22.621771771771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6457757757758" calcext:value-type="float">
            <text:p>22.645775775775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6697797797798" calcext:value-type="float">
            <text:p>22.66977977977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6937837837838" calcext:value-type="float">
            <text:p>22.69378378378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7177877877878" calcext:value-type="float">
            <text:p>22.71778778778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7417917917918" calcext:value-type="float">
            <text:p>22.74179179179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7657957957958" calcext:value-type="float">
            <text:p>22.76579579579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7897997997998" calcext:value-type="float">
            <text:p>22.78979979979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8138038038038" calcext:value-type="float">
            <text:p>22.813803803803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8378078078078" calcext:value-type="float">
            <text:p>22.837807807807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8618118118118" calcext:value-type="float">
            <text:p>22.861811811811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8858158158158" calcext:value-type="float">
            <text:p>22.885815815815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9098198198198" calcext:value-type="float">
            <text:p>22.909819819819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9338238238238" calcext:value-type="float">
            <text:p>22.933823823823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9578278278278" calcext:value-type="float">
            <text:p>22.957827827827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9818318318318" calcext:value-type="float">
            <text:p>22.981831831831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3.0058358358358" calcext:value-type="float">
            <text:p>23.00583583583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0298398398398" calcext:value-type="float">
            <text:p>23.02983983983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0538438438438" calcext:value-type="float">
            <text:p>23.05384384384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0778478478478" calcext:value-type="float">
            <text:p>23.07784784784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1018518518519" calcext:value-type="float">
            <text:p>23.10185185185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1258558558559" calcext:value-type="float">
            <text:p>23.12585585585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1498598598599" calcext:value-type="float">
            <text:p>23.14985985985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1738638638639" calcext:value-type="float">
            <text:p>23.17386386386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1978678678679" calcext:value-type="float">
            <text:p>23.19786786786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2218718718719" calcext:value-type="float">
            <text:p>23.22187187187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2458758758759" calcext:value-type="float">
            <text:p>23.24587587587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2698798798799" calcext:value-type="float">
            <text:p>23.26987987987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2938838838839" calcext:value-type="float">
            <text:p>23.29388388388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3178878878879" calcext:value-type="float">
            <text:p>23.31788788788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3418918918919" calcext:value-type="float">
            <text:p>23.34189189189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3658958958959" calcext:value-type="float">
            <text:p>23.36589589589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3898998998999" calcext:value-type="float">
            <text:p>23.38989989989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4139039039039" calcext:value-type="float">
            <text:p>23.41390390390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4379079079079" calcext:value-type="float">
            <text:p>23.43790790790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4619119119119" calcext:value-type="float">
            <text:p>23.46191191191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4859159159159" calcext:value-type="float">
            <text:p>23.48591591591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5099199199199" calcext:value-type="float">
            <text:p>23.50991991991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5339239239239" calcext:value-type="float">
            <text:p>23.53392392392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5579279279279" calcext:value-type="float">
            <text:p>23.55792792792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5819319319319" calcext:value-type="float">
            <text:p>23.58193193193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6059359359359" calcext:value-type="float">
            <text:p>23.60593593593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6299399399399" calcext:value-type="float">
            <text:p>23.62993993993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6539439439439" calcext:value-type="float">
            <text:p>23.65394394394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6779479479479" calcext:value-type="float">
            <text:p>23.67794794794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701951951952" calcext:value-type="float">
            <text:p>23.7019519519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725955955956" calcext:value-type="float">
            <text:p>23.7259559559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74995995996" calcext:value-type="float">
            <text:p>23.749959959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773963963964" calcext:value-type="float">
            <text:p>23.7739639639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797967967968" calcext:value-type="float">
            <text:p>23.7979679679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821971971972" calcext:value-type="float">
            <text:p>23.8219719719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845975975976" calcext:value-type="float">
            <text:p>23.8459759759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86997997998" calcext:value-type="float">
            <text:p>23.869979979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893983983984" calcext:value-type="float">
            <text:p>23.8939839839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917987987988" calcext:value-type="float">
            <text:p>23.9179879879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941991991992" calcext:value-type="float">
            <text:p>23.9419919919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965995995996" calcext:value-type="float">
            <text:p>23.9659959959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99" calcext:value-type="float">
            <text:p>23.99</text:p>
          </table:table-cell>
          <table:table-cell office:value-type="float" office:value="0" calcext:value-type="float">
            <text:p>0</text:p>
          </table:table-cell>
        </table:table-row>
      </table:table>
      <table:table table:name="sa-exhaustive-power-usage" table:style-name="ta1"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power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24" calcext:value-type="float">
            <text:p>0.0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48" calcext:value-type="float">
            <text:p>0.0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2" calcext:value-type="float">
            <text:p>0.0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96" calcext:value-type="float">
            <text:p>0.0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20000005" calcext:value-type="float">
            <text:p>0.1200000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44" calcext:value-type="float">
            <text:p>0.1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68" calcext:value-type="float">
            <text:p>0.1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92" calcext:value-type="float">
            <text:p>0.1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16" calcext:value-type="float">
            <text:p>0.2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4000001" calcext:value-type="float">
            <text:p>0.24000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64" calcext:value-type="float">
            <text:p>0.2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88" calcext:value-type="float">
            <text:p>0.2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12" calcext:value-type="float">
            <text:p>0.3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36" calcext:value-type="float">
            <text:p>0.3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84" calcext:value-type="float">
            <text:p>0.3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08" calcext:value-type="float">
            <text:p>0.4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32" calcext:value-type="float">
            <text:p>0.4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56" calcext:value-type="float">
            <text:p>0.4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8000002" calcext:value-type="float">
            <text:p>0.480000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04" calcext:value-type="float">
            <text:p>0.5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28" calcext:value-type="float">
            <text:p>0.5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52" calcext:value-type="float">
            <text:p>0.5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76" calcext:value-type="float">
            <text:p>0.5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24" calcext:value-type="float">
            <text:p>0.6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48" calcext:value-type="float">
            <text:p>0.6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72" calcext:value-type="float">
            <text:p>0.6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96" calcext:value-type="float">
            <text:p>0.6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44" calcext:value-type="float">
            <text:p>0.7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68" calcext:value-type="float">
            <text:p>0.7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92" calcext:value-type="float">
            <text:p>0.7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16" calcext:value-type="float">
            <text:p>0.8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4000003" calcext:value-type="float">
            <text:p>0.840000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64" calcext:value-type="float">
            <text:p>0.8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88" calcext:value-type="float">
            <text:p>0.8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12" calcext:value-type="float">
            <text:p>0.9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36" calcext:value-type="float">
            <text:p>0.9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6000004" calcext:value-type="float">
            <text:p>0.960000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84" calcext:value-type="float">
            <text:p>0.9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08" calcext:value-type="float">
            <text:p>1.0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320001" calcext:value-type="float">
            <text:p>1.0320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56" calcext:value-type="float">
            <text:p>1.0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8" calcext:value-type="float">
            <text:p>1.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04" calcext:value-type="float">
            <text:p>1.1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28" calcext:value-type="float">
            <text:p>1.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52" calcext:value-type="float">
            <text:p>1.1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76" calcext:value-type="float">
            <text:p>1.1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24" calcext:value-type="float">
            <text:p>1.2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48" calcext:value-type="float">
            <text:p>1.2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72" calcext:value-type="float">
            <text:p>1.2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96" calcext:value-type="float">
            <text:p>1.2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2" calcext:value-type="float">
            <text:p>1.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44" calcext:value-type="float">
            <text:p>1.3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68" calcext:value-type="float">
            <text:p>1.3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92" calcext:value-type="float">
            <text:p>1.3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16" calcext:value-type="float">
            <text:p>1.4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4" calcext:value-type="float">
            <text:p>1.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64" calcext:value-type="float">
            <text:p>1.4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88" calcext:value-type="float">
            <text:p>1.4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12" calcext:value-type="float">
            <text:p>1.5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36" calcext:value-type="float">
            <text:p>1.5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600001" calcext:value-type="float">
            <text:p>1.5600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84" calcext:value-type="float">
            <text:p>1.5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08" calcext:value-type="float">
            <text:p>1.6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32" calcext:value-type="float">
            <text:p>1.6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56" calcext:value-type="float">
            <text:p>1.6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800001" calcext:value-type="float">
            <text:p>1.6800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04" calcext:value-type="float">
            <text:p>1.7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28" calcext:value-type="float">
            <text:p>1.7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52" calcext:value-type="float">
            <text:p>1.7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76" calcext:value-type="float">
            <text:p>1.7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000001" calcext:value-type="float">
            <text:p>1.8000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24" calcext:value-type="float">
            <text:p>1.8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48" calcext:value-type="float">
            <text:p>1.8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72" calcext:value-type="float">
            <text:p>1.8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96" calcext:value-type="float">
            <text:p>1.8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200001" calcext:value-type="float">
            <text:p>1.9200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44" calcext:value-type="float">
            <text:p>1.9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68" calcext:value-type="float">
            <text:p>1.9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92" calcext:value-type="float">
            <text:p>1.9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16" calcext:value-type="float">
            <text:p>2.0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4" calcext:value-type="float">
            <text:p>2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640001" calcext:value-type="float">
            <text:p>2.0640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88" calcext:value-type="float">
            <text:p>2.0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12" calcext:value-type="float">
            <text:p>2.1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36" calcext:value-type="float">
            <text:p>2.1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6" calcext:value-type="float">
            <text:p>2.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84" calcext:value-type="float">
            <text:p>2.1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08" calcext:value-type="float">
            <text:p>2.2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32" calcext:value-type="float">
            <text:p>2.2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56" calcext:value-type="float">
            <text:p>2.2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8" calcext:value-type="float">
            <text:p>2.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04" calcext:value-type="float">
            <text:p>2.3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28" calcext:value-type="float">
            <text:p>2.3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52" calcext:value-type="float">
            <text:p>2.3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76" calcext:value-type="float">
            <text:p>2.3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24" calcext:value-type="float">
            <text:p>2.4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48" calcext:value-type="float">
            <text:p>2.4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720001" calcext:value-type="float">
            <text:p>2.4720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96" calcext:value-type="float">
            <text:p>2.4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2" calcext:value-type="float">
            <text:p>2.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44" calcext:value-type="float">
            <text:p>2.5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68" calcext:value-type="float">
            <text:p>2.5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92" calcext:value-type="float">
            <text:p>2.5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16" calcext:value-type="float">
            <text:p>2.6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4" calcext:value-type="float">
            <text:p>2.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64" calcext:value-type="float">
            <text:p>2.6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88" calcext:value-type="float">
            <text:p>2.6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7120001" calcext:value-type="float">
            <text:p>2.7120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736" calcext:value-type="float">
            <text:p>2.7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76" calcext:value-type="float">
            <text:p>2.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784" calcext:value-type="float">
            <text:p>2.7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808" calcext:value-type="float">
            <text:p>2.8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832" calcext:value-type="float">
            <text:p>2.8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856" calcext:value-type="float">
            <text:p>2.8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88" calcext:value-type="float">
            <text:p>2.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904" calcext:value-type="float">
            <text:p>2.9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928" calcext:value-type="float">
            <text:p>2.9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9520001" calcext:value-type="float">
            <text:p>2.9520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976" calcext:value-type="float">
            <text:p>2.9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024" calcext:value-type="float">
            <text:p>3.0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048" calcext:value-type="float">
            <text:p>3.0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072" calcext:value-type="float">
            <text:p>3.0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096" calcext:value-type="float">
            <text:p>3.0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200001" calcext:value-type="float">
            <text:p>3.1200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44" calcext:value-type="float">
            <text:p>3.1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68" calcext:value-type="float">
            <text:p>3.1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92" calcext:value-type="float">
            <text:p>3.1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216" calcext:value-type="float">
            <text:p>3.2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24" calcext:value-type="float">
            <text:p>3.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264" calcext:value-type="float">
            <text:p>3.2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288" calcext:value-type="float">
            <text:p>3.2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312" calcext:value-type="float">
            <text:p>3.3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336" calcext:value-type="float">
            <text:p>3.3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3600001" calcext:value-type="float">
            <text:p>3.3600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384" calcext:value-type="float">
            <text:p>3.3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408" calcext:value-type="float">
            <text:p>3.4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432" calcext:value-type="float">
            <text:p>3.4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456" calcext:value-type="float">
            <text:p>3.4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48" calcext:value-type="float">
            <text:p>3.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04" calcext:value-type="float">
            <text:p>3.5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28" calcext:value-type="float">
            <text:p>3.5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52" calcext:value-type="float">
            <text:p>3.5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76" calcext:value-type="float">
            <text:p>3.5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6000001" calcext:value-type="float">
            <text:p>3.6000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624" calcext:value-type="float">
            <text:p>3.6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648" calcext:value-type="float">
            <text:p>3.6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672" calcext:value-type="float">
            <text:p>3.6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696" calcext:value-type="float">
            <text:p>3.6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72" calcext:value-type="float">
            <text:p>3.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744" calcext:value-type="float">
            <text:p>3.7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7680001" calcext:value-type="float">
            <text:p>3.7680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792" calcext:value-type="float">
            <text:p>3.7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816" calcext:value-type="float">
            <text:p>3.8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8400002" calcext:value-type="float">
            <text:p>3.84000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864" calcext:value-type="float">
            <text:p>3.8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888" calcext:value-type="float">
            <text:p>3.8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912" calcext:value-type="float">
            <text:p>3.9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936" calcext:value-type="float">
            <text:p>3.9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96" calcext:value-type="float">
            <text:p>3.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984" calcext:value-type="float">
            <text:p>3.9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008" calcext:value-type="float">
            <text:p>4.0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032" calcext:value-type="float">
            <text:p>4.0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056" calcext:value-type="float">
            <text:p>4.0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08" calcext:value-type="float">
            <text:p>4.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04" calcext:value-type="float">
            <text:p>4.1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280003" calcext:value-type="float">
            <text:p>4.12800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52" calcext:value-type="float">
            <text:p>4.1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76" calcext:value-type="float">
            <text:p>4.1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224" calcext:value-type="float">
            <text:p>4.2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248" calcext:value-type="float">
            <text:p>4.2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272" calcext:value-type="float">
            <text:p>4.2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296" calcext:value-type="float">
            <text:p>4.2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32" calcext:value-type="float">
            <text:p>4.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344" calcext:value-type="float">
            <text:p>4.3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368" calcext:value-type="float">
            <text:p>4.3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392" calcext:value-type="float">
            <text:p>4.3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416" calcext:value-type="float">
            <text:p>4.4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44" calcext:value-type="float">
            <text:p>4.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464" calcext:value-type="float">
            <text:p>4.4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488" calcext:value-type="float">
            <text:p>4.4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512" calcext:value-type="float">
            <text:p>4.5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5360003" calcext:value-type="float">
            <text:p>4.53600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56" calcext:value-type="float">
            <text:p>4.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584" calcext:value-type="float">
            <text:p>4.5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08" calcext:value-type="float">
            <text:p>4.6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32" calcext:value-type="float">
            <text:p>4.6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56" calcext:value-type="float">
            <text:p>4.6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8" calcext:value-type="float">
            <text:p>4.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704" calcext:value-type="float">
            <text:p>4.7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728" calcext:value-type="float">
            <text:p>4.7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752" calcext:value-type="float">
            <text:p>4.7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776" calcext:value-type="float">
            <text:p>4.7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824" calcext:value-type="float">
            <text:p>4.8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848" calcext:value-type="float">
            <text:p>4.8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872" calcext:value-type="float">
            <text:p>4.8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896" calcext:value-type="float">
            <text:p>4.8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2" calcext:value-type="float">
            <text:p>4.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440002" calcext:value-type="float">
            <text:p>4.94400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68" calcext:value-type="float">
            <text:p>4.9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92" calcext:value-type="float">
            <text:p>4.9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160003" calcext:value-type="float">
            <text:p>5.01600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4" calcext:value-type="float">
            <text:p>5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64" calcext:value-type="float">
            <text:p>5.0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88" calcext:value-type="float">
            <text:p>5.0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112" calcext:value-type="float">
            <text:p>5.1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136" calcext:value-type="float">
            <text:p>5.1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16" calcext:value-type="float">
            <text:p>5.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184" calcext:value-type="float">
            <text:p>5.1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208" calcext:value-type="float">
            <text:p>5.20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.232" calcext:value-type="float">
            <text:p>5.2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256" calcext:value-type="float">
            <text:p>5.2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28" calcext:value-type="float">
            <text:p>5.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304" calcext:value-type="float">
            <text:p>5.3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328" calcext:value-type="float">
            <text:p>5.32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.352" calcext:value-type="float">
            <text:p>5.35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.376" calcext:value-type="float">
            <text:p>5.37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.4240003" calcext:value-type="float">
            <text:p>5.424000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.448" calcext:value-type="float">
            <text:p>5.44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.472" calcext:value-type="float">
            <text:p>5.47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.496" calcext:value-type="float">
            <text:p>5.49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.52" calcext:value-type="float">
            <text:p>5.5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.544" calcext:value-type="float">
            <text:p>5.544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5.568" calcext:value-type="float">
            <text:p>5.568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5.592" calcext:value-type="float">
            <text:p>5.592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5.616" calcext:value-type="float">
            <text:p>5.616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5.64" calcext:value-type="float">
            <text:p>5.6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.664" calcext:value-type="float">
            <text:p>5.66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5.688" calcext:value-type="float">
            <text:p>5.68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5.712" calcext:value-type="float">
            <text:p>5.71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5.736" calcext:value-type="float">
            <text:p>5.73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5.76" calcext:value-type="float">
            <text:p>5.7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5.784" calcext:value-type="float">
            <text:p>5.78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5.808" calcext:value-type="float">
            <text:p>5.80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5.8320003" calcext:value-type="float">
            <text:p>5.8320003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5.856" calcext:value-type="float">
            <text:p>5.85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5.88" calcext:value-type="float">
            <text:p>5.8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5.9040003" calcext:value-type="float">
            <text:p>5.904000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5.928" calcext:value-type="float">
            <text:p>5.92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5.952" calcext:value-type="float">
            <text:p>5.95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5.976" calcext:value-type="float">
            <text:p>5.97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6.024" calcext:value-type="float">
            <text:p>6.024</text:p>
          </table:table-cell>
          <table:table-cell office:value-type="float" office:value="1000.95" calcext:value-type="float">
            <text:p>1000.95</text:p>
          </table:table-cell>
        </table:table-row>
        <table:table-row table:style-name="ro1">
          <table:table-cell office:value-type="float" office:value="6.048" calcext:value-type="float">
            <text:p>6.048</text:p>
          </table:table-cell>
          <table:table-cell office:value-type="float" office:value="1000.95" calcext:value-type="float">
            <text:p>1000.95</text:p>
          </table:table-cell>
        </table:table-row>
        <table:table-row table:style-name="ro1">
          <table:table-cell office:value-type="float" office:value="6.072" calcext:value-type="float">
            <text:p>6.072</text:p>
          </table:table-cell>
          <table:table-cell office:value-type="float" office:value="1000.95" calcext:value-type="float">
            <text:p>1000.95</text:p>
          </table:table-cell>
        </table:table-row>
        <table:table-row table:style-name="ro1">
          <table:table-cell office:value-type="float" office:value="6.096" calcext:value-type="float">
            <text:p>6.096</text:p>
          </table:table-cell>
          <table:table-cell office:value-type="float" office:value="1000.95" calcext:value-type="float">
            <text:p>1000.95</text:p>
          </table:table-cell>
        </table:table-row>
        <table:table-row table:style-name="ro1">
          <table:table-cell office:value-type="float" office:value="6.12" calcext:value-type="float">
            <text:p>6.12</text:p>
          </table:table-cell>
          <table:table-cell office:value-type="float" office:value="1000.95" calcext:value-type="float">
            <text:p>1000.95</text:p>
          </table:table-cell>
        </table:table-row>
        <table:table-row table:style-name="ro1">
          <table:table-cell office:value-type="float" office:value="6.144" calcext:value-type="float">
            <text:p>6.144</text:p>
          </table:table-cell>
          <table:table-cell office:value-type="float" office:value="1000.95" calcext:value-type="float">
            <text:p>1000.95</text:p>
          </table:table-cell>
        </table:table-row>
        <table:table-row table:style-name="ro1">
          <table:table-cell office:value-type="float" office:value="6.168" calcext:value-type="float">
            <text:p>6.168</text:p>
          </table:table-cell>
          <table:table-cell office:value-type="float" office:value="1000.95" calcext:value-type="float">
            <text:p>1000.95</text:p>
          </table:table-cell>
        </table:table-row>
        <table:table-row table:style-name="ro1">
          <table:table-cell office:value-type="float" office:value="6.192" calcext:value-type="float">
            <text:p>6.192</text:p>
          </table:table-cell>
          <table:table-cell office:value-type="float" office:value="1030.95" calcext:value-type="float">
            <text:p>1030.95</text:p>
          </table:table-cell>
        </table:table-row>
        <table:table-row table:style-name="ro1">
          <table:table-cell office:value-type="float" office:value="6.216" calcext:value-type="float">
            <text:p>6.216</text:p>
          </table:table-cell>
          <table:table-cell office:value-type="float" office:value="1000.95" calcext:value-type="float">
            <text:p>1000.95</text:p>
          </table:table-cell>
        </table:table-row>
        <table:table-row table:style-name="ro1">
          <table:table-cell office:value-type="float" office:value="6.2400002" calcext:value-type="float">
            <text:p>6.2400002</text:p>
          </table:table-cell>
          <table:table-cell office:value-type="float" office:value="1000.95" calcext:value-type="float">
            <text:p>1000.95</text:p>
          </table:table-cell>
        </table:table-row>
        <table:table-row table:style-name="ro1">
          <table:table-cell office:value-type="float" office:value="6.264" calcext:value-type="float">
            <text:p>6.264</text:p>
          </table:table-cell>
          <table:table-cell office:value-type="float" office:value="1000.95" calcext:value-type="float">
            <text:p>1000.95</text:p>
          </table:table-cell>
        </table:table-row>
        <table:table-row table:style-name="ro1">
          <table:table-cell office:value-type="float" office:value="6.288" calcext:value-type="float">
            <text:p>6.28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6.3120003" calcext:value-type="float">
            <text:p>6.3120003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6.336" calcext:value-type="float">
            <text:p>6.336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6.36" calcext:value-type="float">
            <text:p>6.36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6.384" calcext:value-type="float">
            <text:p>6.38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6.408" calcext:value-type="float">
            <text:p>6.408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6.432" calcext:value-type="float">
            <text:p>6.432</text:p>
          </table:table-cell>
          <table:table-cell office:value-type="float" office:value="1090.95" calcext:value-type="float">
            <text:p>1090.95</text:p>
          </table:table-cell>
        </table:table-row>
        <table:table-row table:style-name="ro1">
          <table:table-cell office:value-type="float" office:value="6.456" calcext:value-type="float">
            <text:p>6.456</text:p>
          </table:table-cell>
          <table:table-cell office:value-type="float" office:value="1090.95" calcext:value-type="float">
            <text:p>1090.95</text:p>
          </table:table-cell>
        </table:table-row>
        <table:table-row table:style-name="ro1">
          <table:table-cell office:value-type="float" office:value="6.48" calcext:value-type="float">
            <text:p>6.48</text:p>
          </table:table-cell>
          <table:table-cell office:value-type="float" office:value="2001.8999" calcext:value-type="float">
            <text:p>2001.8999</text:p>
          </table:table-cell>
        </table:table-row>
        <table:table-row table:style-name="ro1">
          <table:table-cell office:value-type="float" office:value="6.504" calcext:value-type="float">
            <text:p>6.504</text:p>
          </table:table-cell>
          <table:table-cell office:value-type="float" office:value="2001.8999" calcext:value-type="float">
            <text:p>2001.8999</text:p>
          </table:table-cell>
        </table:table-row>
        <table:table-row table:style-name="ro1">
          <table:table-cell office:value-type="float" office:value="6.528" calcext:value-type="float">
            <text:p>6.528</text:p>
          </table:table-cell>
          <table:table-cell office:value-type="float" office:value="2001.8999" calcext:value-type="float">
            <text:p>2001.8999</text:p>
          </table:table-cell>
        </table:table-row>
        <table:table-row table:style-name="ro1">
          <table:table-cell office:value-type="float" office:value="6.552" calcext:value-type="float">
            <text:p>6.552</text:p>
          </table:table-cell>
          <table:table-cell office:value-type="float" office:value="1971.9" calcext:value-type="float">
            <text:p>1971.9</text:p>
          </table:table-cell>
        </table:table-row>
        <table:table-row table:style-name="ro1">
          <table:table-cell office:value-type="float" office:value="6.576" calcext:value-type="float">
            <text:p>6.576</text:p>
          </table:table-cell>
          <table:table-cell office:value-type="float" office:value="1971.9" calcext:value-type="float">
            <text:p>1971.9</text:p>
          </table:table-cell>
        </table:table-row>
        <table:table-row table:style-name="ro1">
          <table:table-cell office:value-type="float" office:value="6.6" calcext:value-type="float">
            <text:p>6.6</text:p>
          </table:table-cell>
          <table:table-cell office:value-type="float" office:value="1971.9" calcext:value-type="float">
            <text:p>1971.9</text:p>
          </table:table-cell>
        </table:table-row>
        <table:table-row table:style-name="ro1">
          <table:table-cell office:value-type="float" office:value="6.624" calcext:value-type="float">
            <text:p>6.624</text:p>
          </table:table-cell>
          <table:table-cell office:value-type="float" office:value="1971.9" calcext:value-type="float">
            <text:p>1971.9</text:p>
          </table:table-cell>
        </table:table-row>
        <table:table-row table:style-name="ro1">
          <table:table-cell office:value-type="float" office:value="6.6480002" calcext:value-type="float">
            <text:p>6.6480002</text:p>
          </table:table-cell>
          <table:table-cell office:value-type="float" office:value="1060.95" calcext:value-type="float">
            <text:p>1060.95</text:p>
          </table:table-cell>
        </table:table-row>
        <table:table-row table:style-name="ro1">
          <table:table-cell office:value-type="float" office:value="6.672" calcext:value-type="float">
            <text:p>6.672</text:p>
          </table:table-cell>
          <table:table-cell office:value-type="float" office:value="1060.95" calcext:value-type="float">
            <text:p>1060.95</text:p>
          </table:table-cell>
        </table:table-row>
        <table:table-row table:style-name="ro1">
          <table:table-cell office:value-type="float" office:value="6.696" calcext:value-type="float">
            <text:p>6.696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6.7200003" calcext:value-type="float">
            <text:p>6.7200003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6.744" calcext:value-type="float">
            <text:p>6.74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6.768" calcext:value-type="float">
            <text:p>6.768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6.7920003" calcext:value-type="float">
            <text:p>6.7920003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6.816" calcext:value-type="float">
            <text:p>6.816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6.84" calcext:value-type="float">
            <text:p>6.84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6.864" calcext:value-type="float">
            <text:p>6.864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6.888" calcext:value-type="float">
            <text:p>6.888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6.912" calcext:value-type="float">
            <text:p>6.912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6.936" calcext:value-type="float">
            <text:p>6.936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6.96" calcext:value-type="float">
            <text:p>6.96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6.984" calcext:value-type="float">
            <text:p>6.98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7.008" calcext:value-type="float">
            <text:p>7.008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7.032" calcext:value-type="float">
            <text:p>7.032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7.056" calcext:value-type="float">
            <text:p>7.056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7.08" calcext:value-type="float">
            <text:p>7.08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7.104" calcext:value-type="float">
            <text:p>7.104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7.1280003" calcext:value-type="float">
            <text:p>7.1280003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7.152" calcext:value-type="float">
            <text:p>7.152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7.176" calcext:value-type="float">
            <text:p>7.176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7.2000003" calcext:value-type="float">
            <text:p>7.2000003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7.224" calcext:value-type="float">
            <text:p>7.22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7.248" calcext:value-type="float">
            <text:p>7.248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7.272" calcext:value-type="float">
            <text:p>7.272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7.296" calcext:value-type="float">
            <text:p>7.296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7.32" calcext:value-type="float">
            <text:p>7.32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7.344" calcext:value-type="float">
            <text:p>7.344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7.368" calcext:value-type="float">
            <text:p>7.368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7.392" calcext:value-type="float">
            <text:p>7.392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7.416" calcext:value-type="float">
            <text:p>7.416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7.44" calcext:value-type="float">
            <text:p>7.4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7.464" calcext:value-type="float">
            <text:p>7.46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7.488" calcext:value-type="float">
            <text:p>7.488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7.512" calcext:value-type="float">
            <text:p>7.512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7.5360003" calcext:value-type="float">
            <text:p>7.5360003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7.56" calcext:value-type="float">
            <text:p>7.5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7.584" calcext:value-type="float">
            <text:p>7.584</text:p>
          </table:table-cell>
          <table:table-cell office:value-type="float" office:value="1120.95" calcext:value-type="float">
            <text:p>1120.95</text:p>
          </table:table-cell>
        </table:table-row>
        <table:table-row table:style-name="ro1">
          <table:table-cell office:value-type="float" office:value="7.6080003" calcext:value-type="float">
            <text:p>7.6080003</text:p>
          </table:table-cell>
          <table:table-cell office:value-type="float" office:value="1120.95" calcext:value-type="float">
            <text:p>1120.95</text:p>
          </table:table-cell>
        </table:table-row>
        <table:table-row table:style-name="ro1">
          <table:table-cell office:value-type="float" office:value="7.632" calcext:value-type="float">
            <text:p>7.632</text:p>
          </table:table-cell>
          <table:table-cell office:value-type="float" office:value="1120.95" calcext:value-type="float">
            <text:p>1120.95</text:p>
          </table:table-cell>
        </table:table-row>
        <table:table-row table:style-name="ro1">
          <table:table-cell office:value-type="float" office:value="7.656" calcext:value-type="float">
            <text:p>7.656</text:p>
          </table:table-cell>
          <table:table-cell office:value-type="float" office:value="1060.95" calcext:value-type="float">
            <text:p>1060.95</text:p>
          </table:table-cell>
        </table:table-row>
        <table:table-row table:style-name="ro1">
          <table:table-cell office:value-type="float" office:value="7.6800003" calcext:value-type="float">
            <text:p>7.6800003</text:p>
          </table:table-cell>
          <table:table-cell office:value-type="float" office:value="1090.95" calcext:value-type="float">
            <text:p>1090.95</text:p>
          </table:table-cell>
        </table:table-row>
        <table:table-row table:style-name="ro1">
          <table:table-cell office:value-type="float" office:value="7.704" calcext:value-type="float">
            <text:p>7.704</text:p>
          </table:table-cell>
          <table:table-cell office:value-type="float" office:value="1120.95" calcext:value-type="float">
            <text:p>1120.95</text:p>
          </table:table-cell>
        </table:table-row>
        <table:table-row table:style-name="ro1">
          <table:table-cell office:value-type="float" office:value="7.728" calcext:value-type="float">
            <text:p>7.728</text:p>
          </table:table-cell>
          <table:table-cell office:value-type="float" office:value="1120.95" calcext:value-type="float">
            <text:p>1120.95</text:p>
          </table:table-cell>
        </table:table-row>
        <table:table-row table:style-name="ro1">
          <table:table-cell office:value-type="float" office:value="7.752" calcext:value-type="float">
            <text:p>7.752</text:p>
          </table:table-cell>
          <table:table-cell office:value-type="float" office:value="1090.95" calcext:value-type="float">
            <text:p>1090.95</text:p>
          </table:table-cell>
        </table:table-row>
        <table:table-row table:style-name="ro1">
          <table:table-cell office:value-type="float" office:value="7.776" calcext:value-type="float">
            <text:p>7.776</text:p>
          </table:table-cell>
          <table:table-cell office:value-type="float" office:value="1120.95" calcext:value-type="float">
            <text:p>1120.95</text:p>
          </table:table-cell>
        </table:table-row>
        <table:table-row table:style-name="ro1">
          <table:table-cell office:value-type="float" office:value="7.8" calcext:value-type="float">
            <text:p>7.8</text:p>
          </table:table-cell>
          <table:table-cell office:value-type="float" office:value="2001.8999" calcext:value-type="float">
            <text:p>2001.8999</text:p>
          </table:table-cell>
        </table:table-row>
        <table:table-row table:style-name="ro1">
          <table:table-cell office:value-type="float" office:value="7.824" calcext:value-type="float">
            <text:p>7.824</text:p>
          </table:table-cell>
          <table:table-cell office:value-type="float" office:value="2001.8999" calcext:value-type="float">
            <text:p>2001.8999</text:p>
          </table:table-cell>
        </table:table-row>
        <table:table-row table:style-name="ro1">
          <table:table-cell office:value-type="float" office:value="7.848" calcext:value-type="float">
            <text:p>7.848</text:p>
          </table:table-cell>
          <table:table-cell office:value-type="float" office:value="1090.95" calcext:value-type="float">
            <text:p>1090.95</text:p>
          </table:table-cell>
        </table:table-row>
        <table:table-row table:style-name="ro1">
          <table:table-cell office:value-type="float" office:value="7.872" calcext:value-type="float">
            <text:p>7.872</text:p>
          </table:table-cell>
          <table:table-cell office:value-type="float" office:value="1090.95" calcext:value-type="float">
            <text:p>1090.95</text:p>
          </table:table-cell>
        </table:table-row>
        <table:table-row table:style-name="ro1">
          <table:table-cell office:value-type="float" office:value="7.896" calcext:value-type="float">
            <text:p>7.896</text:p>
          </table:table-cell>
          <table:table-cell office:value-type="float" office:value="1090.95" calcext:value-type="float">
            <text:p>1090.95</text:p>
          </table:table-cell>
        </table:table-row>
        <table:table-row table:style-name="ro1">
          <table:table-cell office:value-type="float" office:value="7.92" calcext:value-type="float">
            <text:p>7.92</text:p>
          </table:table-cell>
          <table:table-cell office:value-type="float" office:value="1090.95" calcext:value-type="float">
            <text:p>1090.95</text:p>
          </table:table-cell>
        </table:table-row>
        <table:table-row table:style-name="ro1">
          <table:table-cell office:value-type="float" office:value="7.9440002" calcext:value-type="float">
            <text:p>7.9440002</text:p>
          </table:table-cell>
          <table:table-cell office:value-type="float" office:value="1090.95" calcext:value-type="float">
            <text:p>1090.95</text:p>
          </table:table-cell>
        </table:table-row>
        <table:table-row table:style-name="ro1">
          <table:table-cell office:value-type="float" office:value="7.968" calcext:value-type="float">
            <text:p>7.968</text:p>
          </table:table-cell>
          <table:table-cell office:value-type="float" office:value="1090.95" calcext:value-type="float">
            <text:p>1090.95</text:p>
          </table:table-cell>
        </table:table-row>
        <table:table-row table:style-name="ro1">
          <table:table-cell office:value-type="float" office:value="7.992" calcext:value-type="float">
            <text:p>7.992</text:p>
          </table:table-cell>
          <table:table-cell office:value-type="float" office:value="1090.95" calcext:value-type="float">
            <text:p>1090.95</text:p>
          </table:table-cell>
        </table:table-row>
        <table:table-row table:style-name="ro1">
          <table:table-cell office:value-type="float" office:value="8.016" calcext:value-type="float">
            <text:p>8.016</text:p>
          </table:table-cell>
          <table:table-cell office:value-type="float" office:value="2001.8999" calcext:value-type="float">
            <text:p>2001.8999</text:p>
          </table:table-cell>
        </table:table-row>
        <table:table-row table:style-name="ro1">
          <table:table-cell office:value-type="float" office:value="8.04" calcext:value-type="float">
            <text:p>8.04</text:p>
          </table:table-cell>
          <table:table-cell office:value-type="float" office:value="2001.8999" calcext:value-type="float">
            <text:p>2001.8999</text:p>
          </table:table-cell>
        </table:table-row>
        <table:table-row table:style-name="ro1">
          <table:table-cell office:value-type="float" office:value="8.064" calcext:value-type="float">
            <text:p>8.064</text:p>
          </table:table-cell>
          <table:table-cell office:value-type="float" office:value="1090.95" calcext:value-type="float">
            <text:p>1090.95</text:p>
          </table:table-cell>
        </table:table-row>
        <table:table-row table:style-name="ro1">
          <table:table-cell office:value-type="float" office:value="8.088" calcext:value-type="float">
            <text:p>8.088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8.112" calcext:value-type="float">
            <text:p>8.112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8.136" calcext:value-type="float">
            <text:p>8.136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8.16" calcext:value-type="float">
            <text:p>8.16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8.184" calcext:value-type="float">
            <text:p>8.18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8.208" calcext:value-type="float">
            <text:p>8.208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8.232" calcext:value-type="float">
            <text:p>8.232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8.2560005" calcext:value-type="float">
            <text:p>8.2560005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8.28" calcext:value-type="float">
            <text:p>8.28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8.304" calcext:value-type="float">
            <text:p>8.30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8.328" calcext:value-type="float">
            <text:p>8.328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8.352" calcext:value-type="float">
            <text:p>8.352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8.376" calcext:value-type="float">
            <text:p>8.37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8.4" calcext:value-type="float">
            <text:p>8.4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8.424" calcext:value-type="float">
            <text:p>8.424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8.448" calcext:value-type="float">
            <text:p>8.448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8.472" calcext:value-type="float">
            <text:p>8.472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8.496" calcext:value-type="float">
            <text:p>8.496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8.52" calcext:value-type="float">
            <text:p>8.52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8.544" calcext:value-type="float">
            <text:p>8.544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8.568" calcext:value-type="float">
            <text:p>8.568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8.592" calcext:value-type="float">
            <text:p>8.592</text:p>
          </table:table-cell>
          <table:table-cell office:value-type="float" office:value="1120.95" calcext:value-type="float">
            <text:p>1120.95</text:p>
          </table:table-cell>
        </table:table-row>
        <table:table-row table:style-name="ro1">
          <table:table-cell office:value-type="float" office:value="8.616" calcext:value-type="float">
            <text:p>8.616</text:p>
          </table:table-cell>
          <table:table-cell office:value-type="float" office:value="1090.95" calcext:value-type="float">
            <text:p>1090.95</text:p>
          </table:table-cell>
        </table:table-row>
        <table:table-row table:style-name="ro1">
          <table:table-cell office:value-type="float" office:value="8.64" calcext:value-type="float">
            <text:p>8.64</text:p>
          </table:table-cell>
          <table:table-cell office:value-type="float" office:value="2001.8999" calcext:value-type="float">
            <text:p>2001.8999</text:p>
          </table:table-cell>
        </table:table-row>
        <table:table-row table:style-name="ro1">
          <table:table-cell office:value-type="float" office:value="8.6640005" calcext:value-type="float">
            <text:p>8.6640005</text:p>
          </table:table-cell>
          <table:table-cell office:value-type="float" office:value="2001.8999" calcext:value-type="float">
            <text:p>2001.8999</text:p>
          </table:table-cell>
        </table:table-row>
        <table:table-row table:style-name="ro1">
          <table:table-cell office:value-type="float" office:value="8.688" calcext:value-type="float">
            <text:p>8.688</text:p>
          </table:table-cell>
          <table:table-cell office:value-type="float" office:value="2001.8999" calcext:value-type="float">
            <text:p>2001.8999</text:p>
          </table:table-cell>
        </table:table-row>
        <table:table-row table:style-name="ro1">
          <table:table-cell office:value-type="float" office:value="8.712" calcext:value-type="float">
            <text:p>8.712</text:p>
          </table:table-cell>
          <table:table-cell office:value-type="float" office:value="2001.8999" calcext:value-type="float">
            <text:p>2001.8999</text:p>
          </table:table-cell>
        </table:table-row>
        <table:table-row table:style-name="ro1">
          <table:table-cell office:value-type="float" office:value="8.736" calcext:value-type="float">
            <text:p>8.736</text:p>
          </table:table-cell>
          <table:table-cell office:value-type="float" office:value="2001.8999" calcext:value-type="float">
            <text:p>2001.8999</text:p>
          </table:table-cell>
        </table:table-row>
        <table:table-row table:style-name="ro1">
          <table:table-cell office:value-type="float" office:value="8.76" calcext:value-type="float">
            <text:p>8.76</text:p>
          </table:table-cell>
          <table:table-cell office:value-type="float" office:value="2001.8999" calcext:value-type="float">
            <text:p>2001.8999</text:p>
          </table:table-cell>
        </table:table-row>
        <table:table-row table:style-name="ro1">
          <table:table-cell office:value-type="float" office:value="8.784" calcext:value-type="float">
            <text:p>8.784</text:p>
          </table:table-cell>
          <table:table-cell office:value-type="float" office:value="1090.95" calcext:value-type="float">
            <text:p>1090.95</text:p>
          </table:table-cell>
        </table:table-row>
        <table:table-row table:style-name="ro1">
          <table:table-cell office:value-type="float" office:value="8.808" calcext:value-type="float">
            <text:p>8.808</text:p>
          </table:table-cell>
          <table:table-cell office:value-type="float" office:value="1090.95" calcext:value-type="float">
            <text:p>1090.95</text:p>
          </table:table-cell>
        </table:table-row>
        <table:table-row table:style-name="ro1">
          <table:table-cell office:value-type="float" office:value="8.832" calcext:value-type="float">
            <text:p>8.832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8.856" calcext:value-type="float">
            <text:p>8.856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8.88" calcext:value-type="float">
            <text:p>8.88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8.904" calcext:value-type="float">
            <text:p>8.90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8.928" calcext:value-type="float">
            <text:p>8.928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8.952" calcext:value-type="float">
            <text:p>8.952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8.976" calcext:value-type="float">
            <text:p>8.976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9.024" calcext:value-type="float">
            <text:p>9.02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9.048" calcext:value-type="float">
            <text:p>9.048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9.0720005" calcext:value-type="float">
            <text:p>9.0720005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9.096" calcext:value-type="float">
            <text:p>9.096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9.12" calcext:value-type="float">
            <text:p>9.12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9.144" calcext:value-type="float">
            <text:p>9.14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9.168" calcext:value-type="float">
            <text:p>9.168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9.192" calcext:value-type="float">
            <text:p>9.192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9.216" calcext:value-type="float">
            <text:p>9.216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9.24" calcext:value-type="float">
            <text:p>9.24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9.264" calcext:value-type="float">
            <text:p>9.264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9.288" calcext:value-type="float">
            <text:p>9.288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9.312" calcext:value-type="float">
            <text:p>9.312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9.336" calcext:value-type="float">
            <text:p>9.336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9.36" calcext:value-type="float">
            <text:p>9.36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9.384" calcext:value-type="float">
            <text:p>9.38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9.408" calcext:value-type="float">
            <text:p>9.408</text:p>
          </table:table-cell>
          <table:table-cell office:value-type="float" office:value="1060.95" calcext:value-type="float">
            <text:p>1060.95</text:p>
          </table:table-cell>
        </table:table-row>
        <table:table-row table:style-name="ro1">
          <table:table-cell office:value-type="float" office:value="9.432" calcext:value-type="float">
            <text:p>9.432</text:p>
          </table:table-cell>
          <table:table-cell office:value-type="float" office:value="1090.95" calcext:value-type="float">
            <text:p>1090.95</text:p>
          </table:table-cell>
        </table:table-row>
        <table:table-row table:style-name="ro1">
          <table:table-cell office:value-type="float" office:value="9.456" calcext:value-type="float">
            <text:p>9.456</text:p>
          </table:table-cell>
          <table:table-cell office:value-type="float" office:value="1090.95" calcext:value-type="float">
            <text:p>1090.95</text:p>
          </table:table-cell>
        </table:table-row>
        <table:table-row table:style-name="ro1">
          <table:table-cell office:value-type="float" office:value="9.4800005" calcext:value-type="float">
            <text:p>9.4800005</text:p>
          </table:table-cell>
          <table:table-cell office:value-type="float" office:value="1090.95" calcext:value-type="float">
            <text:p>1090.95</text:p>
          </table:table-cell>
        </table:table-row>
        <table:table-row table:style-name="ro1">
          <table:table-cell office:value-type="float" office:value="9.504" calcext:value-type="float">
            <text:p>9.504</text:p>
          </table:table-cell>
          <table:table-cell office:value-type="float" office:value="1090.95" calcext:value-type="float">
            <text:p>1090.95</text:p>
          </table:table-cell>
        </table:table-row>
        <table:table-row table:style-name="ro1">
          <table:table-cell office:value-type="float" office:value="9.528" calcext:value-type="float">
            <text:p>9.528</text:p>
          </table:table-cell>
          <table:table-cell office:value-type="float" office:value="1090.95" calcext:value-type="float">
            <text:p>1090.95</text:p>
          </table:table-cell>
        </table:table-row>
        <table:table-row table:style-name="ro1">
          <table:table-cell office:value-type="float" office:value="9.552" calcext:value-type="float">
            <text:p>9.552</text:p>
          </table:table-cell>
          <table:table-cell office:value-type="float" office:value="1090.95" calcext:value-type="float">
            <text:p>1090.95</text:p>
          </table:table-cell>
        </table:table-row>
        <table:table-row table:style-name="ro1">
          <table:table-cell office:value-type="float" office:value="9.576" calcext:value-type="float">
            <text:p>9.576</text:p>
          </table:table-cell>
          <table:table-cell office:value-type="float" office:value="1090.95" calcext:value-type="float">
            <text:p>1090.95</text:p>
          </table:table-cell>
        </table:table-row>
        <table:table-row table:style-name="ro1">
          <table:table-cell office:value-type="float" office:value="9.6" calcext:value-type="float">
            <text:p>9.6</text:p>
          </table:table-cell>
          <table:table-cell office:value-type="float" office:value="1090.95" calcext:value-type="float">
            <text:p>1090.95</text:p>
          </table:table-cell>
        </table:table-row>
        <table:table-row table:style-name="ro1">
          <table:table-cell office:value-type="float" office:value="9.624001" calcext:value-type="float">
            <text:p>9.624001</text:p>
          </table:table-cell>
          <table:table-cell office:value-type="float" office:value="1090.95" calcext:value-type="float">
            <text:p>1090.95</text:p>
          </table:table-cell>
        </table:table-row>
        <table:table-row table:style-name="ro1">
          <table:table-cell office:value-type="float" office:value="9.648" calcext:value-type="float">
            <text:p>9.648</text:p>
          </table:table-cell>
          <table:table-cell office:value-type="float" office:value="1090.95" calcext:value-type="float">
            <text:p>1090.95</text:p>
          </table:table-cell>
        </table:table-row>
        <table:table-row table:style-name="ro1">
          <table:table-cell office:value-type="float" office:value="9.672" calcext:value-type="float">
            <text:p>9.672</text:p>
          </table:table-cell>
          <table:table-cell office:value-type="float" office:value="1090.95" calcext:value-type="float">
            <text:p>1090.95</text:p>
          </table:table-cell>
        </table:table-row>
        <table:table-row table:style-name="ro1">
          <table:table-cell office:value-type="float" office:value="9.696" calcext:value-type="float">
            <text:p>9.696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9.72" calcext:value-type="float">
            <text:p>9.72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9.744" calcext:value-type="float">
            <text:p>9.74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9.768" calcext:value-type="float">
            <text:p>9.76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9.792" calcext:value-type="float">
            <text:p>9.79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9.816" calcext:value-type="float">
            <text:p>9.81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9.84" calcext:value-type="float">
            <text:p>9.8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9.864" calcext:value-type="float">
            <text:p>9.86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9.8880005" calcext:value-type="float">
            <text:p>9.8880005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9.912" calcext:value-type="float">
            <text:p>9.912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9.936" calcext:value-type="float">
            <text:p>9.936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9.96" calcext:value-type="float">
            <text:p>9.96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9.984" calcext:value-type="float">
            <text:p>9.98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0.008" calcext:value-type="float">
            <text:p>10.00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0.032001" calcext:value-type="float">
            <text:p>10.032001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0.056" calcext:value-type="float">
            <text:p>10.05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0.08" calcext:value-type="float">
            <text:p>10.0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0.104" calcext:value-type="float">
            <text:p>10.10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0.128" calcext:value-type="float">
            <text:p>10.12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0.152" calcext:value-type="float">
            <text:p>10.15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0.176" calcext:value-type="float">
            <text:p>10.17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0.2" calcext:value-type="float">
            <text:p>10.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0.224" calcext:value-type="float">
            <text:p>10.22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0.248" calcext:value-type="float">
            <text:p>10.24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0.272" calcext:value-type="float">
            <text:p>10.27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0.2960005" calcext:value-type="float">
            <text:p>10.296000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0.32" calcext:value-type="float">
            <text:p>10.32</text:p>
          </table:table-cell>
          <table:table-cell office:value-type="float" office:value="1000.95" calcext:value-type="float">
            <text:p>1000.95</text:p>
          </table:table-cell>
        </table:table-row>
        <table:table-row table:style-name="ro1">
          <table:table-cell office:value-type="float" office:value="10.344" calcext:value-type="float">
            <text:p>10.34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0.368" calcext:value-type="float">
            <text:p>10.36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0.392" calcext:value-type="float">
            <text:p>10.39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0.416" calcext:value-type="float">
            <text:p>10.41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0.440001" calcext:value-type="float">
            <text:p>10.44000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0.464" calcext:value-type="float">
            <text:p>10.46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0.488" calcext:value-type="float">
            <text:p>10.48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0.512" calcext:value-type="float">
            <text:p>10.512</text:p>
          </table:table-cell>
          <table:table-cell office:value-type="float" office:value="1000.95" calcext:value-type="float">
            <text:p>1000.95</text:p>
          </table:table-cell>
        </table:table-row>
        <table:table-row table:style-name="ro1">
          <table:table-cell office:value-type="float" office:value="10.536" calcext:value-type="float">
            <text:p>10.536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10.56" calcext:value-type="float">
            <text:p>10.56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10.584" calcext:value-type="float">
            <text:p>10.584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10.608" calcext:value-type="float">
            <text:p>10.60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0.632" calcext:value-type="float">
            <text:p>10.63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0.656" calcext:value-type="float">
            <text:p>10.65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0.68" calcext:value-type="float">
            <text:p>10.6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0.704" calcext:value-type="float">
            <text:p>10.70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0.728" calcext:value-type="float">
            <text:p>10.72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0.752" calcext:value-type="float">
            <text:p>10.75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0.776" calcext:value-type="float">
            <text:p>10.77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0.8" calcext:value-type="float">
            <text:p>10.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0.824" calcext:value-type="float">
            <text:p>10.82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0.848001" calcext:value-type="float">
            <text:p>10.84800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0.872" calcext:value-type="float">
            <text:p>10.87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0.896" calcext:value-type="float">
            <text:p>10.89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0.92" calcext:value-type="float">
            <text:p>10.9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0.944" calcext:value-type="float">
            <text:p>10.944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10.968" calcext:value-type="float">
            <text:p>10.968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10.992" calcext:value-type="float">
            <text:p>10.992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11.016" calcext:value-type="float">
            <text:p>11.016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11.04" calcext:value-type="float">
            <text:p>11.04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11.064" calcext:value-type="float">
            <text:p>11.064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11.088" calcext:value-type="float">
            <text:p>11.088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11.112" calcext:value-type="float">
            <text:p>11.112</text:p>
          </table:table-cell>
          <table:table-cell office:value-type="float" office:value="1851.9" calcext:value-type="float">
            <text:p>1851.9</text:p>
          </table:table-cell>
        </table:table-row>
        <table:table-row table:style-name="ro1">
          <table:table-cell office:value-type="float" office:value="11.136" calcext:value-type="float">
            <text:p>11.136</text:p>
          </table:table-cell>
          <table:table-cell office:value-type="float" office:value="1851.9" calcext:value-type="float">
            <text:p>1851.9</text:p>
          </table:table-cell>
        </table:table-row>
        <table:table-row table:style-name="ro1">
          <table:table-cell office:value-type="float" office:value="11.16" calcext:value-type="float">
            <text:p>11.16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11.184" calcext:value-type="float">
            <text:p>11.18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1.208" calcext:value-type="float">
            <text:p>11.20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1.232" calcext:value-type="float">
            <text:p>11.23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1.2560005" calcext:value-type="float">
            <text:p>11.256000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.28" calcext:value-type="float">
            <text:p>11.2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.304" calcext:value-type="float">
            <text:p>11.30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.328" calcext:value-type="float">
            <text:p>11.32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1.352" calcext:value-type="float">
            <text:p>11.35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1.376" calcext:value-type="float">
            <text:p>11.37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1.400001" calcext:value-type="float">
            <text:p>11.40000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1.424" calcext:value-type="float">
            <text:p>11.42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.448" calcext:value-type="float">
            <text:p>11.44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.472" calcext:value-type="float">
            <text:p>11.47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.496" calcext:value-type="float">
            <text:p>11.49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.52" calcext:value-type="float">
            <text:p>11.5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.544" calcext:value-type="float">
            <text:p>11.54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.568" calcext:value-type="float">
            <text:p>11.56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.592" calcext:value-type="float">
            <text:p>11.59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.616" calcext:value-type="float">
            <text:p>11.61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.64" calcext:value-type="float">
            <text:p>11.6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.6640005" calcext:value-type="float">
            <text:p>11.664000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1.688" calcext:value-type="float">
            <text:p>11.68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1.712" calcext:value-type="float">
            <text:p>11.712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11.736" calcext:value-type="float">
            <text:p>11.736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11.76" calcext:value-type="float">
            <text:p>11.76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11.784" calcext:value-type="float">
            <text:p>11.784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11.808001" calcext:value-type="float">
            <text:p>11.808001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11.832" calcext:value-type="float">
            <text:p>11.832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11.856" calcext:value-type="float">
            <text:p>11.856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11.88" calcext:value-type="float">
            <text:p>11.88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11.904" calcext:value-type="float">
            <text:p>11.90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1.928" calcext:value-type="float">
            <text:p>11.92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1.952" calcext:value-type="float">
            <text:p>11.95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1.976" calcext:value-type="float">
            <text:p>11.97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2.024" calcext:value-type="float">
            <text:p>12.02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2.048" calcext:value-type="float">
            <text:p>12.04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2.0720005" calcext:value-type="float">
            <text:p>12.072000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2.096" calcext:value-type="float">
            <text:p>12.09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2.12" calcext:value-type="float">
            <text:p>12.1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2.144" calcext:value-type="float">
            <text:p>12.14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2.168" calcext:value-type="float">
            <text:p>12.16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2.192" calcext:value-type="float">
            <text:p>12.19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2.216001" calcext:value-type="float">
            <text:p>12.21600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2.24" calcext:value-type="float">
            <text:p>12.2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2.264" calcext:value-type="float">
            <text:p>12.26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2.288" calcext:value-type="float">
            <text:p>12.28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2.312" calcext:value-type="float">
            <text:p>12.31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.336" calcext:value-type="float">
            <text:p>12.33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.36" calcext:value-type="float">
            <text:p>12.3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.384" calcext:value-type="float">
            <text:p>12.38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.408" calcext:value-type="float">
            <text:p>12.40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.432" calcext:value-type="float">
            <text:p>12.43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2.456" calcext:value-type="float">
            <text:p>12.45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2.4800005" calcext:value-type="float">
            <text:p>12.480000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2.504" calcext:value-type="float">
            <text:p>12.50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2.528" calcext:value-type="float">
            <text:p>12.52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2.552" calcext:value-type="float">
            <text:p>12.55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.576" calcext:value-type="float">
            <text:p>12.57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.6" calcext:value-type="float">
            <text:p>12.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.624001" calcext:value-type="float">
            <text:p>12.62400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.648" calcext:value-type="float">
            <text:p>12.64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.672" calcext:value-type="float">
            <text:p>12.67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2.696" calcext:value-type="float">
            <text:p>12.69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2.72" calcext:value-type="float">
            <text:p>12.7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2.744" calcext:value-type="float">
            <text:p>12.74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2.768" calcext:value-type="float">
            <text:p>12.76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2.792" calcext:value-type="float">
            <text:p>12.79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2.816" calcext:value-type="float">
            <text:p>12.81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.84" calcext:value-type="float">
            <text:p>12.8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2.864" calcext:value-type="float">
            <text:p>12.86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.8880005" calcext:value-type="float">
            <text:p>12.888000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.912" calcext:value-type="float">
            <text:p>12.91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2.936" calcext:value-type="float">
            <text:p>12.93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2.96" calcext:value-type="float">
            <text:p>12.9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.984" calcext:value-type="float">
            <text:p>12.98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.008" calcext:value-type="float">
            <text:p>13.00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.032001" calcext:value-type="float">
            <text:p>13.03200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3.056" calcext:value-type="float">
            <text:p>13.05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3.08" calcext:value-type="float">
            <text:p>13.0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3.104" calcext:value-type="float">
            <text:p>13.10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3.128" calcext:value-type="float">
            <text:p>13.12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3.152" calcext:value-type="float">
            <text:p>13.15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3.176" calcext:value-type="float">
            <text:p>13.17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.2" calcext:value-type="float">
            <text:p>13.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.224" calcext:value-type="float">
            <text:p>13.22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.248" calcext:value-type="float">
            <text:p>13.24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.272" calcext:value-type="float">
            <text:p>13.27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.2960005" calcext:value-type="float">
            <text:p>13.296000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.32" calcext:value-type="float">
            <text:p>13.3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.344" calcext:value-type="float">
            <text:p>13.34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.368" calcext:value-type="float">
            <text:p>13.36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.392" calcext:value-type="float">
            <text:p>13.39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.416" calcext:value-type="float">
            <text:p>13.41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.440001" calcext:value-type="float">
            <text:p>13.44000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.464" calcext:value-type="float">
            <text:p>13.46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.488" calcext:value-type="float">
            <text:p>13.48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.512" calcext:value-type="float">
            <text:p>13.51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.536" calcext:value-type="float">
            <text:p>13.53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.56" calcext:value-type="float">
            <text:p>13.5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.584001" calcext:value-type="float">
            <text:p>13.58400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.608" calcext:value-type="float">
            <text:p>13.60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.632" calcext:value-type="float">
            <text:p>13.63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.656" calcext:value-type="float">
            <text:p>13.65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3.68" calcext:value-type="float">
            <text:p>13.6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3.704" calcext:value-type="float">
            <text:p>13.70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.728" calcext:value-type="float">
            <text:p>13.72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.752" calcext:value-type="float">
            <text:p>13.75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.776" calcext:value-type="float">
            <text:p>13.77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.8" calcext:value-type="float">
            <text:p>13.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.824" calcext:value-type="float">
            <text:p>13.82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.848001" calcext:value-type="float">
            <text:p>13.84800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.872" calcext:value-type="float">
            <text:p>13.87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.896" calcext:value-type="float">
            <text:p>13.89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3.92" calcext:value-type="float">
            <text:p>13.9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3.944" calcext:value-type="float">
            <text:p>13.94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3.968" calcext:value-type="float">
            <text:p>13.96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3.992001" calcext:value-type="float">
            <text:p>13.992001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4.016" calcext:value-type="float">
            <text:p>14.01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4.04" calcext:value-type="float">
            <text:p>14.0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4.064" calcext:value-type="float">
            <text:p>14.06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4.088" calcext:value-type="float">
            <text:p>14.08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4.112" calcext:value-type="float">
            <text:p>14.11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4.136" calcext:value-type="float">
            <text:p>14.13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4.16" calcext:value-type="float">
            <text:p>14.1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4.184" calcext:value-type="float">
            <text:p>14.18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4.208" calcext:value-type="float">
            <text:p>14.20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4.232" calcext:value-type="float">
            <text:p>14.232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4.2560005" calcext:value-type="float">
            <text:p>14.2560005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4.28" calcext:value-type="float">
            <text:p>14.28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4.304" calcext:value-type="float">
            <text:p>14.30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4.328" calcext:value-type="float">
            <text:p>14.328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4.352" calcext:value-type="float">
            <text:p>14.352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4.376" calcext:value-type="float">
            <text:p>14.376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4.400001" calcext:value-type="float">
            <text:p>14.400001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4.424" calcext:value-type="float">
            <text:p>14.42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4.448" calcext:value-type="float">
            <text:p>14.448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4.472" calcext:value-type="float">
            <text:p>14.472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4.496" calcext:value-type="float">
            <text:p>14.49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4.52" calcext:value-type="float">
            <text:p>14.52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4.544" calcext:value-type="float">
            <text:p>14.54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4.568" calcext:value-type="float">
            <text:p>14.56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4.592" calcext:value-type="float">
            <text:p>14.59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4.616" calcext:value-type="float">
            <text:p>14.61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4.64" calcext:value-type="float">
            <text:p>14.6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4.6640005" calcext:value-type="float">
            <text:p>14.6640005</text:p>
          </table:table-cell>
          <table:table-cell office:value-type="float" office:value="1030.95" calcext:value-type="float">
            <text:p>1030.95</text:p>
          </table:table-cell>
        </table:table-row>
        <table:table-row table:style-name="ro1">
          <table:table-cell office:value-type="float" office:value="14.688" calcext:value-type="float">
            <text:p>14.688</text:p>
          </table:table-cell>
          <table:table-cell office:value-type="float" office:value="1060.95" calcext:value-type="float">
            <text:p>1060.95</text:p>
          </table:table-cell>
        </table:table-row>
        <table:table-row table:style-name="ro1">
          <table:table-cell office:value-type="float" office:value="14.712" calcext:value-type="float">
            <text:p>14.712</text:p>
          </table:table-cell>
          <table:table-cell office:value-type="float" office:value="1090.95" calcext:value-type="float">
            <text:p>1090.95</text:p>
          </table:table-cell>
        </table:table-row>
        <table:table-row table:style-name="ro1">
          <table:table-cell office:value-type="float" office:value="14.736" calcext:value-type="float">
            <text:p>14.736</text:p>
          </table:table-cell>
          <table:table-cell office:value-type="float" office:value="1060.95" calcext:value-type="float">
            <text:p>1060.95</text:p>
          </table:table-cell>
        </table:table-row>
        <table:table-row table:style-name="ro1">
          <table:table-cell office:value-type="float" office:value="14.76" calcext:value-type="float">
            <text:p>14.76</text:p>
          </table:table-cell>
          <table:table-cell office:value-type="float" office:value="1060.95" calcext:value-type="float">
            <text:p>1060.95</text:p>
          </table:table-cell>
        </table:table-row>
        <table:table-row table:style-name="ro1">
          <table:table-cell office:value-type="float" office:value="14.784" calcext:value-type="float">
            <text:p>14.784</text:p>
          </table:table-cell>
          <table:table-cell office:value-type="float" office:value="1060.95" calcext:value-type="float">
            <text:p>1060.95</text:p>
          </table:table-cell>
        </table:table-row>
        <table:table-row table:style-name="ro1">
          <table:table-cell office:value-type="float" office:value="14.808001" calcext:value-type="float">
            <text:p>14.808001</text:p>
          </table:table-cell>
          <table:table-cell office:value-type="float" office:value="1060.95" calcext:value-type="float">
            <text:p>1060.95</text:p>
          </table:table-cell>
        </table:table-row>
        <table:table-row table:style-name="ro1">
          <table:table-cell office:value-type="float" office:value="14.832" calcext:value-type="float">
            <text:p>14.832</text:p>
          </table:table-cell>
          <table:table-cell office:value-type="float" office:value="1060.95" calcext:value-type="float">
            <text:p>1060.95</text:p>
          </table:table-cell>
        </table:table-row>
        <table:table-row table:style-name="ro1">
          <table:table-cell office:value-type="float" office:value="14.856" calcext:value-type="float">
            <text:p>14.856</text:p>
          </table:table-cell>
          <table:table-cell office:value-type="float" office:value="1090.95" calcext:value-type="float">
            <text:p>1090.95</text:p>
          </table:table-cell>
        </table:table-row>
        <table:table-row table:style-name="ro1">
          <table:table-cell office:value-type="float" office:value="14.88" calcext:value-type="float">
            <text:p>14.88</text:p>
          </table:table-cell>
          <table:table-cell office:value-type="float" office:value="1090.95" calcext:value-type="float">
            <text:p>1090.95</text:p>
          </table:table-cell>
        </table:table-row>
        <table:table-row table:style-name="ro1">
          <table:table-cell office:value-type="float" office:value="14.904" calcext:value-type="float">
            <text:p>14.904</text:p>
          </table:table-cell>
          <table:table-cell office:value-type="float" office:value="1090.95" calcext:value-type="float">
            <text:p>1090.95</text:p>
          </table:table-cell>
        </table:table-row>
        <table:table-row table:style-name="ro1">
          <table:table-cell office:value-type="float" office:value="14.928" calcext:value-type="float">
            <text:p>14.928</text:p>
          </table:table-cell>
          <table:table-cell office:value-type="float" office:value="1090.95" calcext:value-type="float">
            <text:p>1090.95</text:p>
          </table:table-cell>
        </table:table-row>
        <table:table-row table:style-name="ro1">
          <table:table-cell office:value-type="float" office:value="14.952" calcext:value-type="float">
            <text:p>14.952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4.976" calcext:value-type="float">
            <text:p>14.976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5.024" calcext:value-type="float">
            <text:p>15.024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5.048" calcext:value-type="float">
            <text:p>15.048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5.0720005" calcext:value-type="float">
            <text:p>15.0720005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5.096" calcext:value-type="float">
            <text:p>15.096</text:p>
          </table:table-cell>
          <table:table-cell office:value-type="float" office:value="1060.95" calcext:value-type="float">
            <text:p>1060.95</text:p>
          </table:table-cell>
        </table:table-row>
        <table:table-row table:style-name="ro1">
          <table:table-cell office:value-type="float" office:value="15.12" calcext:value-type="float">
            <text:p>15.12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5.144" calcext:value-type="float">
            <text:p>15.144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5.168" calcext:value-type="float">
            <text:p>15.168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5.192" calcext:value-type="float">
            <text:p>15.192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5.216001" calcext:value-type="float">
            <text:p>15.216001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5.24" calcext:value-type="float">
            <text:p>15.24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5.264" calcext:value-type="float">
            <text:p>15.264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5.288" calcext:value-type="float">
            <text:p>15.288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5.312" calcext:value-type="float">
            <text:p>15.312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5.336" calcext:value-type="float">
            <text:p>15.336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5.360001" calcext:value-type="float">
            <text:p>15.360001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5.384" calcext:value-type="float">
            <text:p>15.384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5.408" calcext:value-type="float">
            <text:p>15.408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5.432" calcext:value-type="float">
            <text:p>15.432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5.456" calcext:value-type="float">
            <text:p>15.456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5.4800005" calcext:value-type="float">
            <text:p>15.4800005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5.504" calcext:value-type="float">
            <text:p>15.504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5.528" calcext:value-type="float">
            <text:p>15.528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5.552" calcext:value-type="float">
            <text:p>15.552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5.576" calcext:value-type="float">
            <text:p>15.576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5.6" calcext:value-type="float">
            <text:p>15.6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5.624001" calcext:value-type="float">
            <text:p>15.624001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5.648" calcext:value-type="float">
            <text:p>15.648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5.672" calcext:value-type="float">
            <text:p>15.672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5.696" calcext:value-type="float">
            <text:p>15.696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5.72" calcext:value-type="float">
            <text:p>15.72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5.744" calcext:value-type="float">
            <text:p>15.744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5.768001" calcext:value-type="float">
            <text:p>15.768001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5.792" calcext:value-type="float">
            <text:p>15.792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5.816" calcext:value-type="float">
            <text:p>15.816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5.84" calcext:value-type="float">
            <text:p>15.8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5.864" calcext:value-type="float">
            <text:p>15.86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5.8880005" calcext:value-type="float">
            <text:p>15.8880005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5.912" calcext:value-type="float">
            <text:p>15.912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5.936" calcext:value-type="float">
            <text:p>15.936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5.96" calcext:value-type="float">
            <text:p>15.96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5.984" calcext:value-type="float">
            <text:p>15.98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6.008" calcext:value-type="float">
            <text:p>16.008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6.032" calcext:value-type="float">
            <text:p>16.032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6.056" calcext:value-type="float">
            <text:p>16.056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6.08" calcext:value-type="float">
            <text:p>16.08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6.104" calcext:value-type="float">
            <text:p>16.104</text:p>
          </table:table-cell>
          <table:table-cell office:value-type="float" office:value="1030.95" calcext:value-type="float">
            <text:p>1030.95</text:p>
          </table:table-cell>
        </table:table-row>
        <table:table-row table:style-name="ro1">
          <table:table-cell office:value-type="float" office:value="16.128" calcext:value-type="float">
            <text:p>16.128</text:p>
          </table:table-cell>
          <table:table-cell office:value-type="float" office:value="1030.95" calcext:value-type="float">
            <text:p>1030.95</text:p>
          </table:table-cell>
        </table:table-row>
        <table:table-row table:style-name="ro1">
          <table:table-cell office:value-type="float" office:value="16.152" calcext:value-type="float">
            <text:p>16.152</text:p>
          </table:table-cell>
          <table:table-cell office:value-type="float" office:value="1030.95" calcext:value-type="float">
            <text:p>1030.95</text:p>
          </table:table-cell>
        </table:table-row>
        <table:table-row table:style-name="ro1">
          <table:table-cell office:value-type="float" office:value="16.176" calcext:value-type="float">
            <text:p>16.176</text:p>
          </table:table-cell>
          <table:table-cell office:value-type="float" office:value="1030.95" calcext:value-type="float">
            <text:p>1030.95</text:p>
          </table:table-cell>
        </table:table-row>
        <table:table-row table:style-name="ro1">
          <table:table-cell office:value-type="float" office:value="16.2" calcext:value-type="float">
            <text:p>16.2</text:p>
          </table:table-cell>
          <table:table-cell office:value-type="float" office:value="1030.95" calcext:value-type="float">
            <text:p>1030.95</text:p>
          </table:table-cell>
        </table:table-row>
        <table:table-row table:style-name="ro1">
          <table:table-cell office:value-type="float" office:value="16.224" calcext:value-type="float">
            <text:p>16.224</text:p>
          </table:table-cell>
          <table:table-cell office:value-type="float" office:value="1030.95" calcext:value-type="float">
            <text:p>1030.95</text:p>
          </table:table-cell>
        </table:table-row>
        <table:table-row table:style-name="ro1">
          <table:table-cell office:value-type="float" office:value="16.248" calcext:value-type="float">
            <text:p>16.248</text:p>
          </table:table-cell>
          <table:table-cell office:value-type="float" office:value="1030.95" calcext:value-type="float">
            <text:p>1030.95</text:p>
          </table:table-cell>
        </table:table-row>
        <table:table-row table:style-name="ro1">
          <table:table-cell office:value-type="float" office:value="16.272" calcext:value-type="float">
            <text:p>16.272</text:p>
          </table:table-cell>
          <table:table-cell office:value-type="float" office:value="1030.95" calcext:value-type="float">
            <text:p>1030.95</text:p>
          </table:table-cell>
        </table:table-row>
        <table:table-row table:style-name="ro1">
          <table:table-cell office:value-type="float" office:value="16.296" calcext:value-type="float">
            <text:p>16.296</text:p>
          </table:table-cell>
          <table:table-cell office:value-type="float" office:value="1030.95" calcext:value-type="float">
            <text:p>1030.95</text:p>
          </table:table-cell>
        </table:table-row>
        <table:table-row table:style-name="ro1">
          <table:table-cell office:value-type="float" office:value="16.32" calcext:value-type="float">
            <text:p>16.32</text:p>
          </table:table-cell>
          <table:table-cell office:value-type="float" office:value="1030.95" calcext:value-type="float">
            <text:p>1030.95</text:p>
          </table:table-cell>
        </table:table-row>
        <table:table-row table:style-name="ro1">
          <table:table-cell office:value-type="float" office:value="16.344" calcext:value-type="float">
            <text:p>16.344</text:p>
          </table:table-cell>
          <table:table-cell office:value-type="float" office:value="1030.95" calcext:value-type="float">
            <text:p>1030.95</text:p>
          </table:table-cell>
        </table:table-row>
        <table:table-row table:style-name="ro1">
          <table:table-cell office:value-type="float" office:value="16.368" calcext:value-type="float">
            <text:p>16.368</text:p>
          </table:table-cell>
          <table:table-cell office:value-type="float" office:value="1030.95" calcext:value-type="float">
            <text:p>1030.95</text:p>
          </table:table-cell>
        </table:table-row>
        <table:table-row table:style-name="ro1">
          <table:table-cell office:value-type="float" office:value="16.392" calcext:value-type="float">
            <text:p>16.392</text:p>
          </table:table-cell>
          <table:table-cell office:value-type="float" office:value="1030.95" calcext:value-type="float">
            <text:p>1030.95</text:p>
          </table:table-cell>
        </table:table-row>
        <table:table-row table:style-name="ro1">
          <table:table-cell office:value-type="float" office:value="16.416" calcext:value-type="float">
            <text:p>16.416</text:p>
          </table:table-cell>
          <table:table-cell office:value-type="float" office:value="1030.95" calcext:value-type="float">
            <text:p>1030.95</text:p>
          </table:table-cell>
        </table:table-row>
        <table:table-row table:style-name="ro1">
          <table:table-cell office:value-type="float" office:value="16.44" calcext:value-type="float">
            <text:p>16.44</text:p>
          </table:table-cell>
          <table:table-cell office:value-type="float" office:value="1000.95" calcext:value-type="float">
            <text:p>1000.95</text:p>
          </table:table-cell>
        </table:table-row>
        <table:table-row table:style-name="ro1">
          <table:table-cell office:value-type="float" office:value="16.464" calcext:value-type="float">
            <text:p>16.46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6.488" calcext:value-type="float">
            <text:p>16.48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6.512001" calcext:value-type="float">
            <text:p>16.51200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6.536" calcext:value-type="float">
            <text:p>16.53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6.56" calcext:value-type="float">
            <text:p>16.5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6.584" calcext:value-type="float">
            <text:p>16.58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6.608" calcext:value-type="float">
            <text:p>16.60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6.632" calcext:value-type="float">
            <text:p>16.63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6.656" calcext:value-type="float">
            <text:p>16.65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6.68" calcext:value-type="float">
            <text:p>16.6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6.704" calcext:value-type="float">
            <text:p>16.70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6.728" calcext:value-type="float">
            <text:p>16.72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6.752" calcext:value-type="float">
            <text:p>16.75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6.776001" calcext:value-type="float">
            <text:p>16.77600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6.8" calcext:value-type="float">
            <text:p>16.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6.824" calcext:value-type="float">
            <text:p>16.82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6.848" calcext:value-type="float">
            <text:p>16.84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6.872" calcext:value-type="float">
            <text:p>16.87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6.896" calcext:value-type="float">
            <text:p>16.89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6.92" calcext:value-type="float">
            <text:p>16.9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6.944" calcext:value-type="float">
            <text:p>16.94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6.968" calcext:value-type="float">
            <text:p>16.96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6.992" calcext:value-type="float">
            <text:p>16.99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7.016" calcext:value-type="float">
            <text:p>17.01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7.04" calcext:value-type="float">
            <text:p>17.0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7.064001" calcext:value-type="float">
            <text:p>17.064001</text:p>
          </table:table-cell>
          <table:table-cell office:value-type="float" office:value="1000.95" calcext:value-type="float">
            <text:p>1000.95</text:p>
          </table:table-cell>
        </table:table-row>
        <table:table-row table:style-name="ro1">
          <table:table-cell office:value-type="float" office:value="17.088" calcext:value-type="float">
            <text:p>17.088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17.112" calcext:value-type="float">
            <text:p>17.112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17.136" calcext:value-type="float">
            <text:p>17.13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7.16" calcext:value-type="float">
            <text:p>17.1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7.184" calcext:value-type="float">
            <text:p>17.18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7.208" calcext:value-type="float">
            <text:p>17.20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7.232" calcext:value-type="float">
            <text:p>17.23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7.256" calcext:value-type="float">
            <text:p>17.256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17.28" calcext:value-type="float">
            <text:p>17.28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17.304" calcext:value-type="float">
            <text:p>17.304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17.328001" calcext:value-type="float">
            <text:p>17.328001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17.352" calcext:value-type="float">
            <text:p>17.352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17.376" calcext:value-type="float">
            <text:p>17.376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17.4" calcext:value-type="float">
            <text:p>17.4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17.424" calcext:value-type="float">
            <text:p>17.42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7.448" calcext:value-type="float">
            <text:p>17.44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7.472" calcext:value-type="float">
            <text:p>17.47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7.496" calcext:value-type="float">
            <text:p>17.49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7.52" calcext:value-type="float">
            <text:p>17.5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7.544" calcext:value-type="float">
            <text:p>17.54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7.568" calcext:value-type="float">
            <text:p>17.56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7.592001" calcext:value-type="float">
            <text:p>17.59200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7.616" calcext:value-type="float">
            <text:p>17.61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7.64" calcext:value-type="float">
            <text:p>17.6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7.664" calcext:value-type="float">
            <text:p>17.66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7.688" calcext:value-type="float">
            <text:p>17.68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7.712" calcext:value-type="float">
            <text:p>17.712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17.736" calcext:value-type="float">
            <text:p>17.736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17.76" calcext:value-type="float">
            <text:p>17.76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17.784" calcext:value-type="float">
            <text:p>17.784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17.808" calcext:value-type="float">
            <text:p>17.808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17.832" calcext:value-type="float">
            <text:p>17.832</text:p>
          </table:table-cell>
          <table:table-cell office:value-type="float" office:value="1881.9" calcext:value-type="float">
            <text:p>1881.9</text:p>
          </table:table-cell>
        </table:table-row>
        <table:table-row table:style-name="ro1">
          <table:table-cell office:value-type="float" office:value="17.856" calcext:value-type="float">
            <text:p>17.856</text:p>
          </table:table-cell>
          <table:table-cell office:value-type="float" office:value="1881.9" calcext:value-type="float">
            <text:p>1881.9</text:p>
          </table:table-cell>
        </table:table-row>
        <table:table-row table:style-name="ro1">
          <table:table-cell office:value-type="float" office:value="17.880001" calcext:value-type="float">
            <text:p>17.880001</text:p>
          </table:table-cell>
          <table:table-cell office:value-type="float" office:value="1851.9" calcext:value-type="float">
            <text:p>1851.9</text:p>
          </table:table-cell>
        </table:table-row>
        <table:table-row table:style-name="ro1">
          <table:table-cell office:value-type="float" office:value="17.904" calcext:value-type="float">
            <text:p>17.904</text:p>
          </table:table-cell>
          <table:table-cell office:value-type="float" office:value="1851.9" calcext:value-type="float">
            <text:p>1851.9</text:p>
          </table:table-cell>
        </table:table-row>
        <table:table-row table:style-name="ro1">
          <table:table-cell office:value-type="float" office:value="17.928" calcext:value-type="float">
            <text:p>17.928</text:p>
          </table:table-cell>
          <table:table-cell office:value-type="float" office:value="1851.9" calcext:value-type="float">
            <text:p>1851.9</text:p>
          </table:table-cell>
        </table:table-row>
        <table:table-row table:style-name="ro1">
          <table:table-cell office:value-type="float" office:value="17.952" calcext:value-type="float">
            <text:p>17.952</text:p>
          </table:table-cell>
          <table:table-cell office:value-type="float" office:value="1821.9" calcext:value-type="float">
            <text:p>1821.9</text:p>
          </table:table-cell>
        </table:table-row>
        <table:table-row table:style-name="ro1">
          <table:table-cell office:value-type="float" office:value="17.976" calcext:value-type="float">
            <text:p>17.976</text:p>
          </table:table-cell>
          <table:table-cell office:value-type="float" office:value="1821.9" calcext:value-type="float">
            <text:p>1821.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732.85" calcext:value-type="float">
            <text:p>2732.85</text:p>
          </table:table-cell>
        </table:table-row>
        <table:table-row table:style-name="ro1">
          <table:table-cell office:value-type="float" office:value="18.024" calcext:value-type="float">
            <text:p>18.024</text:p>
          </table:table-cell>
          <table:table-cell office:value-type="float" office:value="2732.85" calcext:value-type="float">
            <text:p>2732.85</text:p>
          </table:table-cell>
        </table:table-row>
        <table:table-row table:style-name="ro1">
          <table:table-cell office:value-type="float" office:value="18.048" calcext:value-type="float">
            <text:p>18.048</text:p>
          </table:table-cell>
          <table:table-cell office:value-type="float" office:value="1821.9" calcext:value-type="float">
            <text:p>1821.9</text:p>
          </table:table-cell>
        </table:table-row>
        <table:table-row table:style-name="ro1">
          <table:table-cell office:value-type="float" office:value="18.072" calcext:value-type="float">
            <text:p>18.072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18.096" calcext:value-type="float">
            <text:p>18.096</text:p>
          </table:table-cell>
          <table:table-cell office:value-type="float" office:value="910.95" calcext:value-type="float">
            <text:p>910.95</text:p>
          </table:table-cell>
        </table:table-row>
        <table:table-row table:style-name="ro1">
          <table:table-cell office:value-type="float" office:value="18.12" calcext:value-type="float">
            <text:p>18.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144001" calcext:value-type="float">
            <text:p>18.144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168" calcext:value-type="float">
            <text:p>18.1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192" calcext:value-type="float">
            <text:p>18.1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216" calcext:value-type="float">
            <text:p>18.2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24" calcext:value-type="float">
            <text:p>18.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264" calcext:value-type="float">
            <text:p>18.2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288" calcext:value-type="float">
            <text:p>18.2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312" calcext:value-type="float">
            <text:p>18.3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336" calcext:value-type="float">
            <text:p>18.3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36" calcext:value-type="float">
            <text:p>18.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384" calcext:value-type="float">
            <text:p>18.3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408" calcext:value-type="float">
            <text:p>18.4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432" calcext:value-type="float">
            <text:p>18.4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456" calcext:value-type="float">
            <text:p>18.4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48" calcext:value-type="float">
            <text:p>18.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504" calcext:value-type="float">
            <text:p>18.5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528" calcext:value-type="float">
            <text:p>18.5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552" calcext:value-type="float">
            <text:p>18.5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576" calcext:value-type="float">
            <text:p>18.5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6" calcext:value-type="float">
            <text:p>18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624" calcext:value-type="float">
            <text:p>18.6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648" calcext:value-type="float">
            <text:p>18.6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672" calcext:value-type="float">
            <text:p>18.6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696001" calcext:value-type="float">
            <text:p>18.69600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8.72" calcext:value-type="float">
            <text:p>18.7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8.744" calcext:value-type="float">
            <text:p>18.74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8.768" calcext:value-type="float">
            <text:p>18.768</text:p>
          </table:table-cell>
          <table:table-cell office:value-type="float" office:value="910.95" calcext:value-type="float">
            <text:p>910.95</text:p>
          </table:table-cell>
        </table:table-row>
        <table:table-row table:style-name="ro1">
          <table:table-cell office:value-type="float" office:value="18.792" calcext:value-type="float">
            <text:p>18.792</text:p>
          </table:table-cell>
          <table:table-cell office:value-type="float" office:value="910.95" calcext:value-type="float">
            <text:p>910.95</text:p>
          </table:table-cell>
        </table:table-row>
        <table:table-row table:style-name="ro1">
          <table:table-cell office:value-type="float" office:value="18.816" calcext:value-type="float">
            <text:p>18.816</text:p>
          </table:table-cell>
          <table:table-cell office:value-type="float" office:value="910.95" calcext:value-type="float">
            <text:p>910.95</text:p>
          </table:table-cell>
        </table:table-row>
        <table:table-row table:style-name="ro1">
          <table:table-cell office:value-type="float" office:value="18.84" calcext:value-type="float">
            <text:p>18.84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18.864" calcext:value-type="float">
            <text:p>18.86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8.888" calcext:value-type="float">
            <text:p>18.88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8.912" calcext:value-type="float">
            <text:p>18.91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8.936" calcext:value-type="float">
            <text:p>18.93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8.960001" calcext:value-type="float">
            <text:p>18.96000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8.984" calcext:value-type="float">
            <text:p>18.98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9.008" calcext:value-type="float">
            <text:p>19.00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9.032" calcext:value-type="float">
            <text:p>19.03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9.056" calcext:value-type="float">
            <text:p>19.05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9.08" calcext:value-type="float">
            <text:p>19.0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9.104" calcext:value-type="float">
            <text:p>19.10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9.128" calcext:value-type="float">
            <text:p>19.12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9.152" calcext:value-type="float">
            <text:p>19.15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9.176" calcext:value-type="float">
            <text:p>19.17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9.2" calcext:value-type="float">
            <text:p>19.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9.224" calcext:value-type="float">
            <text:p>19.22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9.248001" calcext:value-type="float">
            <text:p>19.24800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9.272" calcext:value-type="float">
            <text:p>19.27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9.296" calcext:value-type="float">
            <text:p>19.29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9.32" calcext:value-type="float">
            <text:p>19.3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9.344" calcext:value-type="float">
            <text:p>19.34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9.368" calcext:value-type="float">
            <text:p>19.36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9.392" calcext:value-type="float">
            <text:p>19.39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9.416" calcext:value-type="float">
            <text:p>19.41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9.44" calcext:value-type="float">
            <text:p>19.4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9.464" calcext:value-type="float">
            <text:p>19.46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9.488" calcext:value-type="float">
            <text:p>19.48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9.512001" calcext:value-type="float">
            <text:p>19.51200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9.536" calcext:value-type="float">
            <text:p>19.53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9.56" calcext:value-type="float">
            <text:p>19.5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9.584" calcext:value-type="float">
            <text:p>19.58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9.608" calcext:value-type="float">
            <text:p>19.60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9.632" calcext:value-type="float">
            <text:p>19.63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9.656" calcext:value-type="float">
            <text:p>19.65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9.68" calcext:value-type="float">
            <text:p>19.6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9.704" calcext:value-type="float">
            <text:p>19.70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9.728" calcext:value-type="float">
            <text:p>19.72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9.752" calcext:value-type="float">
            <text:p>19.75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9.776001" calcext:value-type="float">
            <text:p>19.77600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9.8" calcext:value-type="float">
            <text:p>19.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9.824" calcext:value-type="float">
            <text:p>19.82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9.848" calcext:value-type="float">
            <text:p>19.84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9.872" calcext:value-type="float">
            <text:p>19.87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9.896" calcext:value-type="float">
            <text:p>19.89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9.92" calcext:value-type="float">
            <text:p>19.9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9.944" calcext:value-type="float">
            <text:p>19.94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9.968" calcext:value-type="float">
            <text:p>19.96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9.992" calcext:value-type="float">
            <text:p>19.99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0.016" calcext:value-type="float">
            <text:p>20.01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20.04" calcext:value-type="float">
            <text:p>20.0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20.064001" calcext:value-type="float">
            <text:p>20.064001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20.088" calcext:value-type="float">
            <text:p>20.08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20.112" calcext:value-type="float">
            <text:p>20.11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20.136" calcext:value-type="float">
            <text:p>20.13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20.16" calcext:value-type="float">
            <text:p>20.1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20.184" calcext:value-type="float">
            <text:p>20.18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20.208" calcext:value-type="float">
            <text:p>20.20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20.232" calcext:value-type="float">
            <text:p>20.23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0.256" calcext:value-type="float">
            <text:p>20.25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0.28" calcext:value-type="float">
            <text:p>20.2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0.304" calcext:value-type="float">
            <text:p>20.30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0.328001" calcext:value-type="float">
            <text:p>20.32800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0.352" calcext:value-type="float">
            <text:p>20.35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0.376" calcext:value-type="float">
            <text:p>20.37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0.4" calcext:value-type="float">
            <text:p>20.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0.424" calcext:value-type="float">
            <text:p>20.42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0.448" calcext:value-type="float">
            <text:p>20.44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0.472" calcext:value-type="float">
            <text:p>20.47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0.496" calcext:value-type="float">
            <text:p>20.49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0.52" calcext:value-type="float">
            <text:p>20.5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0.544" calcext:value-type="float">
            <text:p>20.54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0.568" calcext:value-type="float">
            <text:p>20.56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0.592001" calcext:value-type="float">
            <text:p>20.59200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0.616001" calcext:value-type="float">
            <text:p>20.61600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0.64" calcext:value-type="float">
            <text:p>20.6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0.664" calcext:value-type="float">
            <text:p>20.66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0.688" calcext:value-type="float">
            <text:p>20.68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0.712" calcext:value-type="float">
            <text:p>20.712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20.736" calcext:value-type="float">
            <text:p>20.73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0.76" calcext:value-type="float">
            <text:p>20.7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0.784" calcext:value-type="float">
            <text:p>20.78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0.808" calcext:value-type="float">
            <text:p>20.80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.832" calcext:value-type="float">
            <text:p>20.83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.856" calcext:value-type="float">
            <text:p>20.85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.880001" calcext:value-type="float">
            <text:p>20.88000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.904" calcext:value-type="float">
            <text:p>20.90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.928" calcext:value-type="float">
            <text:p>20.92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.952" calcext:value-type="float">
            <text:p>20.95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.976" calcext:value-type="float">
            <text:p>20.97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1.024" calcext:value-type="float">
            <text:p>21.02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1.048" calcext:value-type="float">
            <text:p>21.04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1.072" calcext:value-type="float">
            <text:p>21.07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1.096" calcext:value-type="float">
            <text:p>21.09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1.12" calcext:value-type="float">
            <text:p>21.12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21.144001" calcext:value-type="float">
            <text:p>21.144001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21.168" calcext:value-type="float">
            <text:p>21.168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21.192" calcext:value-type="float">
            <text:p>21.192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21.216" calcext:value-type="float">
            <text:p>21.216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21.24" calcext:value-type="float">
            <text:p>21.2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264" calcext:value-type="float">
            <text:p>21.26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288" calcext:value-type="float">
            <text:p>21.28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312" calcext:value-type="float">
            <text:p>21.31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336" calcext:value-type="float">
            <text:p>21.33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36" calcext:value-type="float">
            <text:p>21.3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1.384" calcext:value-type="float">
            <text:p>21.38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408" calcext:value-type="float">
            <text:p>21.40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432001" calcext:value-type="float">
            <text:p>21.43200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456" calcext:value-type="float">
            <text:p>21.45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48" calcext:value-type="float">
            <text:p>21.4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504" calcext:value-type="float">
            <text:p>21.50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528" calcext:value-type="float">
            <text:p>21.52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1.552" calcext:value-type="float">
            <text:p>21.55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1.576" calcext:value-type="float">
            <text:p>21.57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1.6" calcext:value-type="float">
            <text:p>21.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1.624" calcext:value-type="float">
            <text:p>21.62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1.648" calcext:value-type="float">
            <text:p>21.64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1.672" calcext:value-type="float">
            <text:p>21.67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1.696001" calcext:value-type="float">
            <text:p>21.69600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1.72" calcext:value-type="float">
            <text:p>21.7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1.744" calcext:value-type="float">
            <text:p>21.74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1.768" calcext:value-type="float">
            <text:p>21.76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1.792" calcext:value-type="float">
            <text:p>21.79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1.816" calcext:value-type="float">
            <text:p>21.81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1.84" calcext:value-type="float">
            <text:p>21.8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1.864" calcext:value-type="float">
            <text:p>21.86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1.888" calcext:value-type="float">
            <text:p>21.88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912" calcext:value-type="float">
            <text:p>21.91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1.936" calcext:value-type="float">
            <text:p>21.93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1.960001" calcext:value-type="float">
            <text:p>21.96000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1.984" calcext:value-type="float">
            <text:p>21.98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008" calcext:value-type="float">
            <text:p>22.0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032" calcext:value-type="float">
            <text:p>22.032</text:p>
          </table:table-cell>
          <table:table-cell office:value-type="float" office:value="910.95" calcext:value-type="float">
            <text:p>910.95</text:p>
          </table:table-cell>
        </table:table-row>
        <table:table-row table:style-name="ro1">
          <table:table-cell office:value-type="float" office:value="22.056" calcext:value-type="float">
            <text:p>22.056</text:p>
          </table:table-cell>
          <table:table-cell office:value-type="float" office:value="910.95" calcext:value-type="float">
            <text:p>910.95</text:p>
          </table:table-cell>
        </table:table-row>
        <table:table-row table:style-name="ro1">
          <table:table-cell office:value-type="float" office:value="22.08" calcext:value-type="float">
            <text:p>22.08</text:p>
          </table:table-cell>
          <table:table-cell office:value-type="float" office:value="910.95" calcext:value-type="float">
            <text:p>910.95</text:p>
          </table:table-cell>
        </table:table-row>
        <table:table-row table:style-name="ro1">
          <table:table-cell office:value-type="float" office:value="22.104" calcext:value-type="float">
            <text:p>22.1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128" calcext:value-type="float">
            <text:p>22.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152" calcext:value-type="float">
            <text:p>22.1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176" calcext:value-type="float">
            <text:p>22.1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2" calcext:value-type="float">
            <text:p>22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224" calcext:value-type="float">
            <text:p>22.22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248001" calcext:value-type="float">
            <text:p>22.248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272" calcext:value-type="float">
            <text:p>22.27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296" calcext:value-type="float">
            <text:p>22.29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32" calcext:value-type="float">
            <text:p>22.3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344" calcext:value-type="float">
            <text:p>22.34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368" calcext:value-type="float">
            <text:p>22.36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392" calcext:value-type="float">
            <text:p>22.39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416" calcext:value-type="float">
            <text:p>22.41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44" calcext:value-type="float">
            <text:p>22.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464" calcext:value-type="float">
            <text:p>22.4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488" calcext:value-type="float">
            <text:p>22.4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512001" calcext:value-type="float">
            <text:p>22.512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536" calcext:value-type="float">
            <text:p>22.5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56" calcext:value-type="float">
            <text:p>22.5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584" calcext:value-type="float">
            <text:p>22.58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608" calcext:value-type="float">
            <text:p>22.6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632" calcext:value-type="float">
            <text:p>22.63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656" calcext:value-type="float">
            <text:p>22.65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68" calcext:value-type="float">
            <text:p>22.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704" calcext:value-type="float">
            <text:p>22.7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728" calcext:value-type="float">
            <text:p>22.7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752" calcext:value-type="float">
            <text:p>22.7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776001" calcext:value-type="float">
            <text:p>22.776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800001" calcext:value-type="float">
            <text:p>22.80000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824" calcext:value-type="float">
            <text:p>22.8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848" calcext:value-type="float">
            <text:p>22.8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872" calcext:value-type="float">
            <text:p>22.8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896" calcext:value-type="float">
            <text:p>22.8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92" calcext:value-type="float">
            <text:p>22.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944" calcext:value-type="float">
            <text:p>22.9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968" calcext:value-type="float">
            <text:p>22.9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992" calcext:value-type="float">
            <text:p>22.9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016" calcext:value-type="float">
            <text:p>23.0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04" calcext:value-type="float">
            <text:p>23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064001" calcext:value-type="float">
            <text:p>23.064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088" calcext:value-type="float">
            <text:p>23.0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112" calcext:value-type="float">
            <text:p>23.1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136" calcext:value-type="float">
            <text:p>23.1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16" calcext:value-type="float">
            <text:p>23.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184" calcext:value-type="float">
            <text:p>23.1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208" calcext:value-type="float">
            <text:p>23.2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232" calcext:value-type="float">
            <text:p>23.2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256" calcext:value-type="float">
            <text:p>23.2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28" calcext:value-type="float">
            <text:p>23.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304" calcext:value-type="float">
            <text:p>23.3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328001" calcext:value-type="float">
            <text:p>23.328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352" calcext:value-type="float">
            <text:p>23.3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376" calcext:value-type="float">
            <text:p>23.3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4" calcext:value-type="float">
            <text:p>23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424" calcext:value-type="float">
            <text:p>23.4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448" calcext:value-type="float">
            <text:p>23.4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472" calcext:value-type="float">
            <text:p>23.4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496" calcext:value-type="float">
            <text:p>23.4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52" calcext:value-type="float">
            <text:p>23.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544" calcext:value-type="float">
            <text:p>23.5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568" calcext:value-type="float">
            <text:p>23.5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592001" calcext:value-type="float">
            <text:p>23.592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616001" calcext:value-type="float">
            <text:p>23.616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64" calcext:value-type="float">
            <text:p>23.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664" calcext:value-type="float">
            <text:p>23.6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688" calcext:value-type="float">
            <text:p>23.6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712" calcext:value-type="float">
            <text:p>23.7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736" calcext:value-type="float">
            <text:p>23.7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76" calcext:value-type="float">
            <text:p>23.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784" calcext:value-type="float">
            <text:p>23.7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808" calcext:value-type="float">
            <text:p>23.8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832" calcext:value-type="float">
            <text:p>23.8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856" calcext:value-type="float">
            <text:p>23.8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880001" calcext:value-type="float">
            <text:p>23.880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904" calcext:value-type="float">
            <text:p>23.9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928" calcext:value-type="float">
            <text:p>23.9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952" calcext:value-type="float">
            <text:p>23.9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976" calcext:value-type="float">
            <text:p>23.976</text:p>
          </table:table-cell>
          <table:table-cell office:value-type="float" office:value="0" calcext:value-type="float">
            <text:p>0</text:p>
          </table:table-cell>
        </table:table-row>
      </table:table>
      <table:table table:name="sa-quick-power-usage" table:style-name="ta1">
        <table:table-column table:style-name="co4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power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24" calcext:value-type="float">
            <text:p>0.0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48" calcext:value-type="float">
            <text:p>0.0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2" calcext:value-type="float">
            <text:p>0.0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96" calcext:value-type="float">
            <text:p>0.0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20000005" calcext:value-type="float">
            <text:p>0.1200000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44" calcext:value-type="float">
            <text:p>0.1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68" calcext:value-type="float">
            <text:p>0.1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92" calcext:value-type="float">
            <text:p>0.1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16" calcext:value-type="float">
            <text:p>0.2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4000001" calcext:value-type="float">
            <text:p>0.24000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64" calcext:value-type="float">
            <text:p>0.2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88" calcext:value-type="float">
            <text:p>0.2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12" calcext:value-type="float">
            <text:p>0.3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36" calcext:value-type="float">
            <text:p>0.3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84" calcext:value-type="float">
            <text:p>0.3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08" calcext:value-type="float">
            <text:p>0.4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32" calcext:value-type="float">
            <text:p>0.4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56" calcext:value-type="float">
            <text:p>0.4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8000002" calcext:value-type="float">
            <text:p>0.480000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04" calcext:value-type="float">
            <text:p>0.5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28" calcext:value-type="float">
            <text:p>0.5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52" calcext:value-type="float">
            <text:p>0.5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76" calcext:value-type="float">
            <text:p>0.5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24" calcext:value-type="float">
            <text:p>0.6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48" calcext:value-type="float">
            <text:p>0.6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72" calcext:value-type="float">
            <text:p>0.6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96" calcext:value-type="float">
            <text:p>0.6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44" calcext:value-type="float">
            <text:p>0.7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68" calcext:value-type="float">
            <text:p>0.7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92" calcext:value-type="float">
            <text:p>0.7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16" calcext:value-type="float">
            <text:p>0.8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4000003" calcext:value-type="float">
            <text:p>0.840000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64" calcext:value-type="float">
            <text:p>0.8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88" calcext:value-type="float">
            <text:p>0.8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12" calcext:value-type="float">
            <text:p>0.9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36" calcext:value-type="float">
            <text:p>0.9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6000004" calcext:value-type="float">
            <text:p>0.960000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84" calcext:value-type="float">
            <text:p>0.9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08" calcext:value-type="float">
            <text:p>1.0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320001" calcext:value-type="float">
            <text:p>1.0320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56" calcext:value-type="float">
            <text:p>1.0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8" calcext:value-type="float">
            <text:p>1.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04" calcext:value-type="float">
            <text:p>1.1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28" calcext:value-type="float">
            <text:p>1.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52" calcext:value-type="float">
            <text:p>1.1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76" calcext:value-type="float">
            <text:p>1.1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24" calcext:value-type="float">
            <text:p>1.2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48" calcext:value-type="float">
            <text:p>1.2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72" calcext:value-type="float">
            <text:p>1.2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96" calcext:value-type="float">
            <text:p>1.2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2" calcext:value-type="float">
            <text:p>1.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44" calcext:value-type="float">
            <text:p>1.3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68" calcext:value-type="float">
            <text:p>1.3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92" calcext:value-type="float">
            <text:p>1.3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16" calcext:value-type="float">
            <text:p>1.4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4" calcext:value-type="float">
            <text:p>1.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64" calcext:value-type="float">
            <text:p>1.4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88" calcext:value-type="float">
            <text:p>1.4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12" calcext:value-type="float">
            <text:p>1.5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36" calcext:value-type="float">
            <text:p>1.5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600001" calcext:value-type="float">
            <text:p>1.5600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84" calcext:value-type="float">
            <text:p>1.5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08" calcext:value-type="float">
            <text:p>1.6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32" calcext:value-type="float">
            <text:p>1.6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56" calcext:value-type="float">
            <text:p>1.6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800001" calcext:value-type="float">
            <text:p>1.6800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04" calcext:value-type="float">
            <text:p>1.7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28" calcext:value-type="float">
            <text:p>1.7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52" calcext:value-type="float">
            <text:p>1.7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76" calcext:value-type="float">
            <text:p>1.7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000001" calcext:value-type="float">
            <text:p>1.8000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24" calcext:value-type="float">
            <text:p>1.8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48" calcext:value-type="float">
            <text:p>1.8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72" calcext:value-type="float">
            <text:p>1.8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96" calcext:value-type="float">
            <text:p>1.8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200001" calcext:value-type="float">
            <text:p>1.9200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44" calcext:value-type="float">
            <text:p>1.9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68" calcext:value-type="float">
            <text:p>1.9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92" calcext:value-type="float">
            <text:p>1.9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16" calcext:value-type="float">
            <text:p>2.0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4" calcext:value-type="float">
            <text:p>2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640001" calcext:value-type="float">
            <text:p>2.0640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88" calcext:value-type="float">
            <text:p>2.0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12" calcext:value-type="float">
            <text:p>2.1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36" calcext:value-type="float">
            <text:p>2.1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6" calcext:value-type="float">
            <text:p>2.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84" calcext:value-type="float">
            <text:p>2.1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08" calcext:value-type="float">
            <text:p>2.2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32" calcext:value-type="float">
            <text:p>2.2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56" calcext:value-type="float">
            <text:p>2.2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8" calcext:value-type="float">
            <text:p>2.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04" calcext:value-type="float">
            <text:p>2.3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28" calcext:value-type="float">
            <text:p>2.3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52" calcext:value-type="float">
            <text:p>2.3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76" calcext:value-type="float">
            <text:p>2.3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24" calcext:value-type="float">
            <text:p>2.4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48" calcext:value-type="float">
            <text:p>2.4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720001" calcext:value-type="float">
            <text:p>2.4720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96" calcext:value-type="float">
            <text:p>2.4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2" calcext:value-type="float">
            <text:p>2.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44" calcext:value-type="float">
            <text:p>2.5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68" calcext:value-type="float">
            <text:p>2.5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92" calcext:value-type="float">
            <text:p>2.5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16" calcext:value-type="float">
            <text:p>2.6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4" calcext:value-type="float">
            <text:p>2.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64" calcext:value-type="float">
            <text:p>2.6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88" calcext:value-type="float">
            <text:p>2.6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7120001" calcext:value-type="float">
            <text:p>2.7120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736" calcext:value-type="float">
            <text:p>2.7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76" calcext:value-type="float">
            <text:p>2.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784" calcext:value-type="float">
            <text:p>2.7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808" calcext:value-type="float">
            <text:p>2.8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832" calcext:value-type="float">
            <text:p>2.8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856" calcext:value-type="float">
            <text:p>2.8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88" calcext:value-type="float">
            <text:p>2.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904" calcext:value-type="float">
            <text:p>2.9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928" calcext:value-type="float">
            <text:p>2.9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9520001" calcext:value-type="float">
            <text:p>2.9520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976" calcext:value-type="float">
            <text:p>2.9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024" calcext:value-type="float">
            <text:p>3.0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048" calcext:value-type="float">
            <text:p>3.0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072" calcext:value-type="float">
            <text:p>3.0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096" calcext:value-type="float">
            <text:p>3.0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200001" calcext:value-type="float">
            <text:p>3.1200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44" calcext:value-type="float">
            <text:p>3.1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68" calcext:value-type="float">
            <text:p>3.1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92" calcext:value-type="float">
            <text:p>3.1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216" calcext:value-type="float">
            <text:p>3.2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24" calcext:value-type="float">
            <text:p>3.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264" calcext:value-type="float">
            <text:p>3.2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288" calcext:value-type="float">
            <text:p>3.2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312" calcext:value-type="float">
            <text:p>3.3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336" calcext:value-type="float">
            <text:p>3.3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3600001" calcext:value-type="float">
            <text:p>3.3600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384" calcext:value-type="float">
            <text:p>3.3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408" calcext:value-type="float">
            <text:p>3.4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432" calcext:value-type="float">
            <text:p>3.4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456" calcext:value-type="float">
            <text:p>3.4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48" calcext:value-type="float">
            <text:p>3.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04" calcext:value-type="float">
            <text:p>3.5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28" calcext:value-type="float">
            <text:p>3.5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52" calcext:value-type="float">
            <text:p>3.5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76" calcext:value-type="float">
            <text:p>3.5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6000001" calcext:value-type="float">
            <text:p>3.6000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624" calcext:value-type="float">
            <text:p>3.6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648" calcext:value-type="float">
            <text:p>3.6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672" calcext:value-type="float">
            <text:p>3.6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696" calcext:value-type="float">
            <text:p>3.6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72" calcext:value-type="float">
            <text:p>3.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744" calcext:value-type="float">
            <text:p>3.7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7680001" calcext:value-type="float">
            <text:p>3.7680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792" calcext:value-type="float">
            <text:p>3.7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816" calcext:value-type="float">
            <text:p>3.8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8400002" calcext:value-type="float">
            <text:p>3.84000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864" calcext:value-type="float">
            <text:p>3.8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888" calcext:value-type="float">
            <text:p>3.8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912" calcext:value-type="float">
            <text:p>3.9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936" calcext:value-type="float">
            <text:p>3.9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96" calcext:value-type="float">
            <text:p>3.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984" calcext:value-type="float">
            <text:p>3.9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008" calcext:value-type="float">
            <text:p>4.0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032" calcext:value-type="float">
            <text:p>4.0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056" calcext:value-type="float">
            <text:p>4.0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08" calcext:value-type="float">
            <text:p>4.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04" calcext:value-type="float">
            <text:p>4.1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280003" calcext:value-type="float">
            <text:p>4.12800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52" calcext:value-type="float">
            <text:p>4.1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76" calcext:value-type="float">
            <text:p>4.1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224" calcext:value-type="float">
            <text:p>4.2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248" calcext:value-type="float">
            <text:p>4.2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272" calcext:value-type="float">
            <text:p>4.2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296" calcext:value-type="float">
            <text:p>4.2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32" calcext:value-type="float">
            <text:p>4.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344" calcext:value-type="float">
            <text:p>4.3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368" calcext:value-type="float">
            <text:p>4.3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392" calcext:value-type="float">
            <text:p>4.3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416" calcext:value-type="float">
            <text:p>4.4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44" calcext:value-type="float">
            <text:p>4.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464" calcext:value-type="float">
            <text:p>4.4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488" calcext:value-type="float">
            <text:p>4.4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512" calcext:value-type="float">
            <text:p>4.5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5360003" calcext:value-type="float">
            <text:p>4.53600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56" calcext:value-type="float">
            <text:p>4.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584" calcext:value-type="float">
            <text:p>4.5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08" calcext:value-type="float">
            <text:p>4.6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32" calcext:value-type="float">
            <text:p>4.6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56" calcext:value-type="float">
            <text:p>4.6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8" calcext:value-type="float">
            <text:p>4.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704" calcext:value-type="float">
            <text:p>4.7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728" calcext:value-type="float">
            <text:p>4.7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752" calcext:value-type="float">
            <text:p>4.7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776" calcext:value-type="float">
            <text:p>4.7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824" calcext:value-type="float">
            <text:p>4.8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848" calcext:value-type="float">
            <text:p>4.8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872" calcext:value-type="float">
            <text:p>4.8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896" calcext:value-type="float">
            <text:p>4.8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2" calcext:value-type="float">
            <text:p>4.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440002" calcext:value-type="float">
            <text:p>4.94400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68" calcext:value-type="float">
            <text:p>4.9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92" calcext:value-type="float">
            <text:p>4.9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160003" calcext:value-type="float">
            <text:p>5.01600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4" calcext:value-type="float">
            <text:p>5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64" calcext:value-type="float">
            <text:p>5.0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88" calcext:value-type="float">
            <text:p>5.0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112" calcext:value-type="float">
            <text:p>5.1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136" calcext:value-type="float">
            <text:p>5.1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16" calcext:value-type="float">
            <text:p>5.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184" calcext:value-type="float">
            <text:p>5.1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208" calcext:value-type="float">
            <text:p>5.2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232" calcext:value-type="float">
            <text:p>5.2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256" calcext:value-type="float">
            <text:p>5.2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28" calcext:value-type="float">
            <text:p>5.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304" calcext:value-type="float">
            <text:p>5.3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328" calcext:value-type="float">
            <text:p>5.3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352" calcext:value-type="float">
            <text:p>5.3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376" calcext:value-type="float">
            <text:p>5.3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4240003" calcext:value-type="float">
            <text:p>5.424000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.448" calcext:value-type="float">
            <text:p>5.44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.472" calcext:value-type="float">
            <text:p>5.47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.496" calcext:value-type="float">
            <text:p>5.49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.52" calcext:value-type="float">
            <text:p>5.5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.544" calcext:value-type="float">
            <text:p>5.54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.568" calcext:value-type="float">
            <text:p>5.5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592" calcext:value-type="float">
            <text:p>5.5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616" calcext:value-type="float">
            <text:p>5.6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64" calcext:value-type="float">
            <text:p>5.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664" calcext:value-type="float">
            <text:p>5.6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688" calcext:value-type="float">
            <text:p>5.6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712" calcext:value-type="float">
            <text:p>5.7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736" calcext:value-type="float">
            <text:p>5.7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76" calcext:value-type="float">
            <text:p>5.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784" calcext:value-type="float">
            <text:p>5.7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808" calcext:value-type="float">
            <text:p>5.8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8320003" calcext:value-type="float">
            <text:p>5.832000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.856" calcext:value-type="float">
            <text:p>5.85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.88" calcext:value-type="float">
            <text:p>5.8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.9040003" calcext:value-type="float">
            <text:p>5.904000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.928" calcext:value-type="float">
            <text:p>5.928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5.952" calcext:value-type="float">
            <text:p>5.95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.976" calcext:value-type="float">
            <text:p>5.9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024" calcext:value-type="float">
            <text:p>6.024</text:p>
          </table:table-cell>
          <table:table-cell office:value-type="float" office:value="910.95" calcext:value-type="float">
            <text:p>910.95</text:p>
          </table:table-cell>
        </table:table-row>
        <table:table-row table:style-name="ro1">
          <table:table-cell office:value-type="float" office:value="6.048" calcext:value-type="float">
            <text:p>6.048</text:p>
          </table:table-cell>
          <table:table-cell office:value-type="float" office:value="910.95" calcext:value-type="float">
            <text:p>910.95</text:p>
          </table:table-cell>
        </table:table-row>
        <table:table-row table:style-name="ro1">
          <table:table-cell office:value-type="float" office:value="6.072" calcext:value-type="float">
            <text:p>6.072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6.096" calcext:value-type="float">
            <text:p>6.096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6.12" calcext:value-type="float">
            <text:p>6.12</text:p>
          </table:table-cell>
          <table:table-cell office:value-type="float" office:value="1851.9" calcext:value-type="float">
            <text:p>1851.9</text:p>
          </table:table-cell>
        </table:table-row>
        <table:table-row table:style-name="ro1">
          <table:table-cell office:value-type="float" office:value="6.144" calcext:value-type="float">
            <text:p>6.144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6.168" calcext:value-type="float">
            <text:p>6.168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6.192" calcext:value-type="float">
            <text:p>6.192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6.216" calcext:value-type="float">
            <text:p>6.21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.2400002" calcext:value-type="float">
            <text:p>6.240000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.264" calcext:value-type="float">
            <text:p>6.26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.288" calcext:value-type="float">
            <text:p>6.28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.3120003" calcext:value-type="float">
            <text:p>6.3120003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.336" calcext:value-type="float">
            <text:p>6.33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.36" calcext:value-type="float">
            <text:p>6.3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.384" calcext:value-type="float">
            <text:p>6.38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.408" calcext:value-type="float">
            <text:p>6.40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.432" calcext:value-type="float">
            <text:p>6.43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.456" calcext:value-type="float">
            <text:p>6.45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.48" calcext:value-type="float">
            <text:p>6.4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.504" calcext:value-type="float">
            <text:p>6.50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.528" calcext:value-type="float">
            <text:p>6.52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.552" calcext:value-type="float">
            <text:p>6.55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6.576" calcext:value-type="float">
            <text:p>6.57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6.6" calcext:value-type="float">
            <text:p>6.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6.624" calcext:value-type="float">
            <text:p>6.62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6.6480002" calcext:value-type="float">
            <text:p>6.648000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.672" calcext:value-type="float">
            <text:p>6.67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.696" calcext:value-type="float">
            <text:p>6.696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6.7200003" calcext:value-type="float">
            <text:p>6.7200003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6.744" calcext:value-type="float">
            <text:p>6.744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6.768" calcext:value-type="float">
            <text:p>6.768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6.7920003" calcext:value-type="float">
            <text:p>6.7920003</text:p>
          </table:table-cell>
          <table:table-cell office:value-type="float" office:value="1881.9" calcext:value-type="float">
            <text:p>1881.9</text:p>
          </table:table-cell>
        </table:table-row>
        <table:table-row table:style-name="ro1">
          <table:table-cell office:value-type="float" office:value="6.816" calcext:value-type="float">
            <text:p>6.816</text:p>
          </table:table-cell>
          <table:table-cell office:value-type="float" office:value="1881.9" calcext:value-type="float">
            <text:p>1881.9</text:p>
          </table:table-cell>
        </table:table-row>
        <table:table-row table:style-name="ro1">
          <table:table-cell office:value-type="float" office:value="6.84" calcext:value-type="float">
            <text:p>6.84</text:p>
          </table:table-cell>
          <table:table-cell office:value-type="float" office:value="1881.9" calcext:value-type="float">
            <text:p>1881.9</text:p>
          </table:table-cell>
        </table:table-row>
        <table:table-row table:style-name="ro1">
          <table:table-cell office:value-type="float" office:value="6.864" calcext:value-type="float">
            <text:p>6.864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6.888" calcext:value-type="float">
            <text:p>6.888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6.912" calcext:value-type="float">
            <text:p>6.912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6.936" calcext:value-type="float">
            <text:p>6.936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6.96" calcext:value-type="float">
            <text:p>6.96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6.984" calcext:value-type="float">
            <text:p>6.984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7.008" calcext:value-type="float">
            <text:p>7.00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7.032" calcext:value-type="float">
            <text:p>7.03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7.056" calcext:value-type="float">
            <text:p>7.056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7.08" calcext:value-type="float">
            <text:p>7.08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7.104" calcext:value-type="float">
            <text:p>7.104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7.1280003" calcext:value-type="float">
            <text:p>7.1280003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7.152" calcext:value-type="float">
            <text:p>7.152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7.176" calcext:value-type="float">
            <text:p>7.176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7.2000003" calcext:value-type="float">
            <text:p>7.2000003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7.224" calcext:value-type="float">
            <text:p>7.22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7.248" calcext:value-type="float">
            <text:p>7.24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7.272" calcext:value-type="float">
            <text:p>7.27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7.296" calcext:value-type="float">
            <text:p>7.29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7.32" calcext:value-type="float">
            <text:p>7.3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7.344" calcext:value-type="float">
            <text:p>7.34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7.368" calcext:value-type="float">
            <text:p>7.36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7.392" calcext:value-type="float">
            <text:p>7.39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7.416" calcext:value-type="float">
            <text:p>7.41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7.44" calcext:value-type="float">
            <text:p>7.4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7.464" calcext:value-type="float">
            <text:p>7.46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7.488" calcext:value-type="float">
            <text:p>7.48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7.512" calcext:value-type="float">
            <text:p>7.51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7.5360003" calcext:value-type="float">
            <text:p>7.5360003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7.56" calcext:value-type="float">
            <text:p>7.56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7.584" calcext:value-type="float">
            <text:p>7.58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7.6080003" calcext:value-type="float">
            <text:p>7.6080003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7.632" calcext:value-type="float">
            <text:p>7.63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7.656" calcext:value-type="float">
            <text:p>7.65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7.6800003" calcext:value-type="float">
            <text:p>7.6800003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7.704" calcext:value-type="float">
            <text:p>7.70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7.728" calcext:value-type="float">
            <text:p>7.72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7.752" calcext:value-type="float">
            <text:p>7.75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7.776" calcext:value-type="float">
            <text:p>7.77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7.8" calcext:value-type="float">
            <text:p>7.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7.824" calcext:value-type="float">
            <text:p>7.824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7.848" calcext:value-type="float">
            <text:p>7.848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7.872" calcext:value-type="float">
            <text:p>7.872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7.896" calcext:value-type="float">
            <text:p>7.896</text:p>
          </table:table-cell>
          <table:table-cell office:value-type="float" office:value="1941.9" calcext:value-type="float">
            <text:p>1941.9</text:p>
          </table:table-cell>
        </table:table-row>
        <table:table-row table:style-name="ro1">
          <table:table-cell office:value-type="float" office:value="7.92" calcext:value-type="float">
            <text:p>7.92</text:p>
          </table:table-cell>
          <table:table-cell office:value-type="float" office:value="1881.9" calcext:value-type="float">
            <text:p>1881.9</text:p>
          </table:table-cell>
        </table:table-row>
        <table:table-row table:style-name="ro1">
          <table:table-cell office:value-type="float" office:value="7.9440002" calcext:value-type="float">
            <text:p>7.9440002</text:p>
          </table:table-cell>
          <table:table-cell office:value-type="float" office:value="1881.9" calcext:value-type="float">
            <text:p>1881.9</text:p>
          </table:table-cell>
        </table:table-row>
        <table:table-row table:style-name="ro1">
          <table:table-cell office:value-type="float" office:value="7.968" calcext:value-type="float">
            <text:p>7.968</text:p>
          </table:table-cell>
          <table:table-cell office:value-type="float" office:value="1881.9" calcext:value-type="float">
            <text:p>1881.9</text:p>
          </table:table-cell>
        </table:table-row>
        <table:table-row table:style-name="ro1">
          <table:table-cell office:value-type="float" office:value="7.992" calcext:value-type="float">
            <text:p>7.992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8.016" calcext:value-type="float">
            <text:p>8.016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8.04" calcext:value-type="float">
            <text:p>8.04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8.064" calcext:value-type="float">
            <text:p>8.064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8.088" calcext:value-type="float">
            <text:p>8.088</text:p>
          </table:table-cell>
          <table:table-cell office:value-type="float" office:value="1881.9" calcext:value-type="float">
            <text:p>1881.9</text:p>
          </table:table-cell>
        </table:table-row>
        <table:table-row table:style-name="ro1">
          <table:table-cell office:value-type="float" office:value="8.112" calcext:value-type="float">
            <text:p>8.112</text:p>
          </table:table-cell>
          <table:table-cell office:value-type="float" office:value="1881.9" calcext:value-type="float">
            <text:p>1881.9</text:p>
          </table:table-cell>
        </table:table-row>
        <table:table-row table:style-name="ro1">
          <table:table-cell office:value-type="float" office:value="8.136" calcext:value-type="float">
            <text:p>8.136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8.16" calcext:value-type="float">
            <text:p>8.16</text:p>
          </table:table-cell>
          <table:table-cell office:value-type="float" office:value="1881.9" calcext:value-type="float">
            <text:p>1881.9</text:p>
          </table:table-cell>
        </table:table-row>
        <table:table-row table:style-name="ro1">
          <table:table-cell office:value-type="float" office:value="8.184" calcext:value-type="float">
            <text:p>8.184</text:p>
          </table:table-cell>
          <table:table-cell office:value-type="float" office:value="1851.9" calcext:value-type="float">
            <text:p>1851.9</text:p>
          </table:table-cell>
        </table:table-row>
        <table:table-row table:style-name="ro1">
          <table:table-cell office:value-type="float" office:value="8.208" calcext:value-type="float">
            <text:p>8.208</text:p>
          </table:table-cell>
          <table:table-cell office:value-type="float" office:value="1851.9" calcext:value-type="float">
            <text:p>1851.9</text:p>
          </table:table-cell>
        </table:table-row>
        <table:table-row table:style-name="ro1">
          <table:table-cell office:value-type="float" office:value="8.232" calcext:value-type="float">
            <text:p>8.232</text:p>
          </table:table-cell>
          <table:table-cell office:value-type="float" office:value="1851.9" calcext:value-type="float">
            <text:p>1851.9</text:p>
          </table:table-cell>
        </table:table-row>
        <table:table-row table:style-name="ro1">
          <table:table-cell office:value-type="float" office:value="8.2560005" calcext:value-type="float">
            <text:p>8.2560005</text:p>
          </table:table-cell>
          <table:table-cell office:value-type="float" office:value="1851.9" calcext:value-type="float">
            <text:p>1851.9</text:p>
          </table:table-cell>
        </table:table-row>
        <table:table-row table:style-name="ro1">
          <table:table-cell office:value-type="float" office:value="8.28" calcext:value-type="float">
            <text:p>8.28</text:p>
          </table:table-cell>
          <table:table-cell office:value-type="float" office:value="1851.9" calcext:value-type="float">
            <text:p>1851.9</text:p>
          </table:table-cell>
        </table:table-row>
        <table:table-row table:style-name="ro1">
          <table:table-cell office:value-type="float" office:value="8.304" calcext:value-type="float">
            <text:p>8.304</text:p>
          </table:table-cell>
          <table:table-cell office:value-type="float" office:value="1851.9" calcext:value-type="float">
            <text:p>1851.9</text:p>
          </table:table-cell>
        </table:table-row>
        <table:table-row table:style-name="ro1">
          <table:table-cell office:value-type="float" office:value="8.328" calcext:value-type="float">
            <text:p>8.328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8.352" calcext:value-type="float">
            <text:p>8.352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8.376" calcext:value-type="float">
            <text:p>8.376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8.4" calcext:value-type="float">
            <text:p>8.4</text:p>
          </table:table-cell>
          <table:table-cell office:value-type="float" office:value="910.95" calcext:value-type="float">
            <text:p>910.95</text:p>
          </table:table-cell>
        </table:table-row>
        <table:table-row table:style-name="ro1">
          <table:table-cell office:value-type="float" office:value="8.424" calcext:value-type="float">
            <text:p>8.424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8.448" calcext:value-type="float">
            <text:p>8.44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8.472" calcext:value-type="float">
            <text:p>8.47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8.496" calcext:value-type="float">
            <text:p>8.496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8.52" calcext:value-type="float">
            <text:p>8.52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8.544" calcext:value-type="float">
            <text:p>8.544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8.568" calcext:value-type="float">
            <text:p>8.568</text:p>
          </table:table-cell>
          <table:table-cell office:value-type="float" office:value="1000.95" calcext:value-type="float">
            <text:p>1000.95</text:p>
          </table:table-cell>
        </table:table-row>
        <table:table-row table:style-name="ro1">
          <table:table-cell office:value-type="float" office:value="8.592" calcext:value-type="float">
            <text:p>8.592</text:p>
          </table:table-cell>
          <table:table-cell office:value-type="float" office:value="1000.95" calcext:value-type="float">
            <text:p>1000.95</text:p>
          </table:table-cell>
        </table:table-row>
        <table:table-row table:style-name="ro1">
          <table:table-cell office:value-type="float" office:value="8.616" calcext:value-type="float">
            <text:p>8.616</text:p>
          </table:table-cell>
          <table:table-cell office:value-type="float" office:value="1000.95" calcext:value-type="float">
            <text:p>1000.95</text:p>
          </table:table-cell>
        </table:table-row>
        <table:table-row table:style-name="ro1">
          <table:table-cell office:value-type="float" office:value="8.64" calcext:value-type="float">
            <text:p>8.64</text:p>
          </table:table-cell>
          <table:table-cell office:value-type="float" office:value="1000.95" calcext:value-type="float">
            <text:p>1000.95</text:p>
          </table:table-cell>
        </table:table-row>
        <table:table-row table:style-name="ro1">
          <table:table-cell office:value-type="float" office:value="8.6640005" calcext:value-type="float">
            <text:p>8.6640005</text:p>
          </table:table-cell>
          <table:table-cell office:value-type="float" office:value="1030.95" calcext:value-type="float">
            <text:p>1030.95</text:p>
          </table:table-cell>
        </table:table-row>
        <table:table-row table:style-name="ro1">
          <table:table-cell office:value-type="float" office:value="8.688" calcext:value-type="float">
            <text:p>8.688</text:p>
          </table:table-cell>
          <table:table-cell office:value-type="float" office:value="1030.95" calcext:value-type="float">
            <text:p>1030.95</text:p>
          </table:table-cell>
        </table:table-row>
        <table:table-row table:style-name="ro1">
          <table:table-cell office:value-type="float" office:value="8.712" calcext:value-type="float">
            <text:p>8.712</text:p>
          </table:table-cell>
          <table:table-cell office:value-type="float" office:value="1000.95" calcext:value-type="float">
            <text:p>1000.95</text:p>
          </table:table-cell>
        </table:table-row>
        <table:table-row table:style-name="ro1">
          <table:table-cell office:value-type="float" office:value="8.736" calcext:value-type="float">
            <text:p>8.736</text:p>
          </table:table-cell>
          <table:table-cell office:value-type="float" office:value="1000.95" calcext:value-type="float">
            <text:p>1000.95</text:p>
          </table:table-cell>
        </table:table-row>
        <table:table-row table:style-name="ro1">
          <table:table-cell office:value-type="float" office:value="8.76" calcext:value-type="float">
            <text:p>8.76</text:p>
          </table:table-cell>
          <table:table-cell office:value-type="float" office:value="1000.95" calcext:value-type="float">
            <text:p>1000.95</text:p>
          </table:table-cell>
        </table:table-row>
        <table:table-row table:style-name="ro1">
          <table:table-cell office:value-type="float" office:value="8.784" calcext:value-type="float">
            <text:p>8.784</text:p>
          </table:table-cell>
          <table:table-cell office:value-type="float" office:value="1000.95" calcext:value-type="float">
            <text:p>1000.95</text:p>
          </table:table-cell>
        </table:table-row>
        <table:table-row table:style-name="ro1">
          <table:table-cell office:value-type="float" office:value="8.808" calcext:value-type="float">
            <text:p>8.808</text:p>
          </table:table-cell>
          <table:table-cell office:value-type="float" office:value="1000.95" calcext:value-type="float">
            <text:p>1000.95</text:p>
          </table:table-cell>
        </table:table-row>
        <table:table-row table:style-name="ro1">
          <table:table-cell office:value-type="float" office:value="8.832" calcext:value-type="float">
            <text:p>8.832</text:p>
          </table:table-cell>
          <table:table-cell office:value-type="float" office:value="1000.95" calcext:value-type="float">
            <text:p>1000.95</text:p>
          </table:table-cell>
        </table:table-row>
        <table:table-row table:style-name="ro1">
          <table:table-cell office:value-type="float" office:value="8.856" calcext:value-type="float">
            <text:p>8.856</text:p>
          </table:table-cell>
          <table:table-cell office:value-type="float" office:value="1000.95" calcext:value-type="float">
            <text:p>1000.95</text:p>
          </table:table-cell>
        </table:table-row>
        <table:table-row table:style-name="ro1">
          <table:table-cell office:value-type="float" office:value="8.88" calcext:value-type="float">
            <text:p>8.88</text:p>
          </table:table-cell>
          <table:table-cell office:value-type="float" office:value="1911.9" calcext:value-type="float">
            <text:p>1911.9</text:p>
          </table:table-cell>
        </table:table-row>
        <table:table-row table:style-name="ro1">
          <table:table-cell office:value-type="float" office:value="8.904" calcext:value-type="float">
            <text:p>8.904</text:p>
          </table:table-cell>
          <table:table-cell office:value-type="float" office:value="1911.9" calcext:value-type="float">
            <text:p>1911.9</text:p>
          </table:table-cell>
        </table:table-row>
        <table:table-row table:style-name="ro1">
          <table:table-cell office:value-type="float" office:value="8.928" calcext:value-type="float">
            <text:p>8.928</text:p>
          </table:table-cell>
          <table:table-cell office:value-type="float" office:value="1881.9" calcext:value-type="float">
            <text:p>1881.9</text:p>
          </table:table-cell>
        </table:table-row>
        <table:table-row table:style-name="ro1">
          <table:table-cell office:value-type="float" office:value="8.952" calcext:value-type="float">
            <text:p>8.952</text:p>
          </table:table-cell>
          <table:table-cell office:value-type="float" office:value="1881.9" calcext:value-type="float">
            <text:p>1881.9</text:p>
          </table:table-cell>
        </table:table-row>
        <table:table-row table:style-name="ro1">
          <table:table-cell office:value-type="float" office:value="8.976" calcext:value-type="float">
            <text:p>8.976</text:p>
          </table:table-cell>
          <table:table-cell office:value-type="float" office:value="1881.9" calcext:value-type="float">
            <text:p>1881.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881.9" calcext:value-type="float">
            <text:p>1881.9</text:p>
          </table:table-cell>
        </table:table-row>
        <table:table-row table:style-name="ro1">
          <table:table-cell office:value-type="float" office:value="9.024" calcext:value-type="float">
            <text:p>9.024</text:p>
          </table:table-cell>
          <table:table-cell office:value-type="float" office:value="1881.9" calcext:value-type="float">
            <text:p>1881.9</text:p>
          </table:table-cell>
        </table:table-row>
        <table:table-row table:style-name="ro1">
          <table:table-cell office:value-type="float" office:value="9.048" calcext:value-type="float">
            <text:p>9.048</text:p>
          </table:table-cell>
          <table:table-cell office:value-type="float" office:value="1881.9" calcext:value-type="float">
            <text:p>1881.9</text:p>
          </table:table-cell>
        </table:table-row>
        <table:table-row table:style-name="ro1">
          <table:table-cell office:value-type="float" office:value="9.0720005" calcext:value-type="float">
            <text:p>9.0720005</text:p>
          </table:table-cell>
          <table:table-cell office:value-type="float" office:value="1881.9" calcext:value-type="float">
            <text:p>1881.9</text:p>
          </table:table-cell>
        </table:table-row>
        <table:table-row table:style-name="ro1">
          <table:table-cell office:value-type="float" office:value="9.096" calcext:value-type="float">
            <text:p>9.096</text:p>
          </table:table-cell>
          <table:table-cell office:value-type="float" office:value="1000.95" calcext:value-type="float">
            <text:p>1000.95</text:p>
          </table:table-cell>
        </table:table-row>
        <table:table-row table:style-name="ro1">
          <table:table-cell office:value-type="float" office:value="9.12" calcext:value-type="float">
            <text:p>9.1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.144" calcext:value-type="float">
            <text:p>9.14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.168" calcext:value-type="float">
            <text:p>9.16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.192" calcext:value-type="float">
            <text:p>9.19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.216" calcext:value-type="float">
            <text:p>9.21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.24" calcext:value-type="float">
            <text:p>9.2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.264" calcext:value-type="float">
            <text:p>9.26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9.288" calcext:value-type="float">
            <text:p>9.28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9.312" calcext:value-type="float">
            <text:p>9.312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9.336" calcext:value-type="float">
            <text:p>9.336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9.36" calcext:value-type="float">
            <text:p>9.3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9.384" calcext:value-type="float">
            <text:p>9.38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.408" calcext:value-type="float">
            <text:p>9.40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.432" calcext:value-type="float">
            <text:p>9.43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.456" calcext:value-type="float">
            <text:p>9.45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.4800005" calcext:value-type="float">
            <text:p>9.480000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.504" calcext:value-type="float">
            <text:p>9.50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.528" calcext:value-type="float">
            <text:p>9.52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.552" calcext:value-type="float">
            <text:p>9.552</text:p>
          </table:table-cell>
          <table:table-cell office:value-type="float" office:value="1000.95" calcext:value-type="float">
            <text:p>1000.95</text:p>
          </table:table-cell>
        </table:table-row>
        <table:table-row table:style-name="ro1">
          <table:table-cell office:value-type="float" office:value="9.576" calcext:value-type="float">
            <text:p>9.576</text:p>
          </table:table-cell>
          <table:table-cell office:value-type="float" office:value="1000.95" calcext:value-type="float">
            <text:p>1000.95</text:p>
          </table:table-cell>
        </table:table-row>
        <table:table-row table:style-name="ro1">
          <table:table-cell office:value-type="float" office:value="9.6" calcext:value-type="float">
            <text:p>9.6</text:p>
          </table:table-cell>
          <table:table-cell office:value-type="float" office:value="1000.95" calcext:value-type="float">
            <text:p>1000.95</text:p>
          </table:table-cell>
        </table:table-row>
        <table:table-row table:style-name="ro1">
          <table:table-cell office:value-type="float" office:value="9.624001" calcext:value-type="float">
            <text:p>9.624001</text:p>
          </table:table-cell>
          <table:table-cell office:value-type="float" office:value="1000.95" calcext:value-type="float">
            <text:p>1000.95</text:p>
          </table:table-cell>
        </table:table-row>
        <table:table-row table:style-name="ro1">
          <table:table-cell office:value-type="float" office:value="9.648" calcext:value-type="float">
            <text:p>9.64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.672" calcext:value-type="float">
            <text:p>9.67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.696" calcext:value-type="float">
            <text:p>9.69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.72" calcext:value-type="float">
            <text:p>9.72</text:p>
          </table:table-cell>
          <table:table-cell office:value-type="float" office:value="1000.95" calcext:value-type="float">
            <text:p>1000.95</text:p>
          </table:table-cell>
        </table:table-row>
        <table:table-row table:style-name="ro1">
          <table:table-cell office:value-type="float" office:value="9.744" calcext:value-type="float">
            <text:p>9.744</text:p>
          </table:table-cell>
          <table:table-cell office:value-type="float" office:value="1000.95" calcext:value-type="float">
            <text:p>1000.95</text:p>
          </table:table-cell>
        </table:table-row>
        <table:table-row table:style-name="ro1">
          <table:table-cell office:value-type="float" office:value="9.768" calcext:value-type="float">
            <text:p>9.768</text:p>
          </table:table-cell>
          <table:table-cell office:value-type="float" office:value="1000.95" calcext:value-type="float">
            <text:p>1000.95</text:p>
          </table:table-cell>
        </table:table-row>
        <table:table-row table:style-name="ro1">
          <table:table-cell office:value-type="float" office:value="9.792" calcext:value-type="float">
            <text:p>9.792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9.816" calcext:value-type="float">
            <text:p>9.816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9.84" calcext:value-type="float">
            <text:p>9.84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9.864" calcext:value-type="float">
            <text:p>9.864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9.8880005" calcext:value-type="float">
            <text:p>9.8880005</text:p>
          </table:table-cell>
          <table:table-cell office:value-type="float" office:value="1881.9" calcext:value-type="float">
            <text:p>1881.9</text:p>
          </table:table-cell>
        </table:table-row>
        <table:table-row table:style-name="ro1">
          <table:table-cell office:value-type="float" office:value="9.912" calcext:value-type="float">
            <text:p>9.912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9.936" calcext:value-type="float">
            <text:p>9.936</text:p>
          </table:table-cell>
          <table:table-cell office:value-type="float" office:value="1851.9" calcext:value-type="float">
            <text:p>1851.9</text:p>
          </table:table-cell>
        </table:table-row>
        <table:table-row table:style-name="ro1">
          <table:table-cell office:value-type="float" office:value="9.96" calcext:value-type="float">
            <text:p>9.96</text:p>
          </table:table-cell>
          <table:table-cell office:value-type="float" office:value="1851.9" calcext:value-type="float">
            <text:p>1851.9</text:p>
          </table:table-cell>
        </table:table-row>
        <table:table-row table:style-name="ro1">
          <table:table-cell office:value-type="float" office:value="9.984" calcext:value-type="float">
            <text:p>9.984</text:p>
          </table:table-cell>
          <table:table-cell office:value-type="float" office:value="1851.9" calcext:value-type="float">
            <text:p>1851.9</text:p>
          </table:table-cell>
        </table:table-row>
        <table:table-row table:style-name="ro1">
          <table:table-cell office:value-type="float" office:value="10.008" calcext:value-type="float">
            <text:p>10.008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10.032001" calcext:value-type="float">
            <text:p>10.032001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10.056" calcext:value-type="float">
            <text:p>10.056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10.08" calcext:value-type="float">
            <text:p>10.08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10.104" calcext:value-type="float">
            <text:p>10.104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10.128" calcext:value-type="float">
            <text:p>10.128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10.152" calcext:value-type="float">
            <text:p>10.152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10.176" calcext:value-type="float">
            <text:p>10.176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10.2" calcext:value-type="float">
            <text:p>10.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0.224" calcext:value-type="float">
            <text:p>10.22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0.248" calcext:value-type="float">
            <text:p>10.24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0.272" calcext:value-type="float">
            <text:p>10.27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0.2960005" calcext:value-type="float">
            <text:p>10.296000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0.32" calcext:value-type="float">
            <text:p>10.3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0.344" calcext:value-type="float">
            <text:p>10.34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0.368" calcext:value-type="float">
            <text:p>10.36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0.392" calcext:value-type="float">
            <text:p>10.39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0.416" calcext:value-type="float">
            <text:p>10.41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0.440001" calcext:value-type="float">
            <text:p>10.44000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0.464" calcext:value-type="float">
            <text:p>10.46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0.488" calcext:value-type="float">
            <text:p>10.48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0.512" calcext:value-type="float">
            <text:p>10.51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0.536" calcext:value-type="float">
            <text:p>10.53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0.56" calcext:value-type="float">
            <text:p>10.5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0.584" calcext:value-type="float">
            <text:p>10.58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0.608" calcext:value-type="float">
            <text:p>10.60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0.632" calcext:value-type="float">
            <text:p>10.632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10.656" calcext:value-type="float">
            <text:p>10.656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10.68" calcext:value-type="float">
            <text:p>10.68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10.704" calcext:value-type="float">
            <text:p>10.704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10.728" calcext:value-type="float">
            <text:p>10.728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10.752" calcext:value-type="float">
            <text:p>10.752</text:p>
          </table:table-cell>
          <table:table-cell office:value-type="float" office:value="1000.95" calcext:value-type="float">
            <text:p>1000.95</text:p>
          </table:table-cell>
        </table:table-row>
        <table:table-row table:style-name="ro1">
          <table:table-cell office:value-type="float" office:value="10.776" calcext:value-type="float">
            <text:p>10.776</text:p>
          </table:table-cell>
          <table:table-cell office:value-type="float" office:value="1000.95" calcext:value-type="float">
            <text:p>1000.95</text:p>
          </table:table-cell>
        </table:table-row>
        <table:table-row table:style-name="ro1">
          <table:table-cell office:value-type="float" office:value="10.8" calcext:value-type="float">
            <text:p>10.8</text:p>
          </table:table-cell>
          <table:table-cell office:value-type="float" office:value="1000.95" calcext:value-type="float">
            <text:p>1000.95</text:p>
          </table:table-cell>
        </table:table-row>
        <table:table-row table:style-name="ro1">
          <table:table-cell office:value-type="float" office:value="10.824" calcext:value-type="float">
            <text:p>10.824</text:p>
          </table:table-cell>
          <table:table-cell office:value-type="float" office:value="1000.95" calcext:value-type="float">
            <text:p>1000.95</text:p>
          </table:table-cell>
        </table:table-row>
        <table:table-row table:style-name="ro1">
          <table:table-cell office:value-type="float" office:value="10.848001" calcext:value-type="float">
            <text:p>10.848001</text:p>
          </table:table-cell>
          <table:table-cell office:value-type="float" office:value="1000.95" calcext:value-type="float">
            <text:p>1000.95</text:p>
          </table:table-cell>
        </table:table-row>
        <table:table-row table:style-name="ro1">
          <table:table-cell office:value-type="float" office:value="10.872" calcext:value-type="float">
            <text:p>10.87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0.896" calcext:value-type="float">
            <text:p>10.89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0.92" calcext:value-type="float">
            <text:p>10.9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0.944" calcext:value-type="float">
            <text:p>10.94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0.968" calcext:value-type="float">
            <text:p>10.96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0.992" calcext:value-type="float">
            <text:p>10.99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.016" calcext:value-type="float">
            <text:p>11.01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1.04" calcext:value-type="float">
            <text:p>11.0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1.064" calcext:value-type="float">
            <text:p>11.06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1.088" calcext:value-type="float">
            <text:p>11.08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1.112" calcext:value-type="float">
            <text:p>11.11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1.136" calcext:value-type="float">
            <text:p>11.13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1.16" calcext:value-type="float">
            <text:p>11.1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1.184" calcext:value-type="float">
            <text:p>11.18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1.208" calcext:value-type="float">
            <text:p>11.20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1.232" calcext:value-type="float">
            <text:p>11.23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1.2560005" calcext:value-type="float">
            <text:p>11.2560005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1.28" calcext:value-type="float">
            <text:p>11.2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1.304" calcext:value-type="float">
            <text:p>11.30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1.328" calcext:value-type="float">
            <text:p>11.32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1.352" calcext:value-type="float">
            <text:p>11.352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1.376" calcext:value-type="float">
            <text:p>11.376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1.400001" calcext:value-type="float">
            <text:p>11.400001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1.424" calcext:value-type="float">
            <text:p>11.42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1.448" calcext:value-type="float">
            <text:p>11.44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1.472" calcext:value-type="float">
            <text:p>11.47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1.496" calcext:value-type="float">
            <text:p>11.49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1.52" calcext:value-type="float">
            <text:p>11.5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1.544" calcext:value-type="float">
            <text:p>11.54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1.568" calcext:value-type="float">
            <text:p>11.56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1.592" calcext:value-type="float">
            <text:p>11.59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1.616" calcext:value-type="float">
            <text:p>11.61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1.64" calcext:value-type="float">
            <text:p>11.64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1.6640005" calcext:value-type="float">
            <text:p>11.6640005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1.688" calcext:value-type="float">
            <text:p>11.688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1.712" calcext:value-type="float">
            <text:p>11.712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1.736" calcext:value-type="float">
            <text:p>11.736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1.76" calcext:value-type="float">
            <text:p>11.76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1.784" calcext:value-type="float">
            <text:p>11.784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1.808001" calcext:value-type="float">
            <text:p>11.808001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1.832" calcext:value-type="float">
            <text:p>11.832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1.856" calcext:value-type="float">
            <text:p>11.856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1.88" calcext:value-type="float">
            <text:p>11.88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1.904" calcext:value-type="float">
            <text:p>11.904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1.928" calcext:value-type="float">
            <text:p>11.928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1.952" calcext:value-type="float">
            <text:p>11.952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1.976" calcext:value-type="float">
            <text:p>11.976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2.024" calcext:value-type="float">
            <text:p>12.024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2.048" calcext:value-type="float">
            <text:p>12.048</text:p>
          </table:table-cell>
          <table:table-cell office:value-type="float" office:value="1060.95" calcext:value-type="float">
            <text:p>1060.95</text:p>
          </table:table-cell>
        </table:table-row>
        <table:table-row table:style-name="ro1">
          <table:table-cell office:value-type="float" office:value="12.0720005" calcext:value-type="float">
            <text:p>12.0720005</text:p>
          </table:table-cell>
          <table:table-cell office:value-type="float" office:value="1030.95" calcext:value-type="float">
            <text:p>1030.95</text:p>
          </table:table-cell>
        </table:table-row>
        <table:table-row table:style-name="ro1">
          <table:table-cell office:value-type="float" office:value="12.096" calcext:value-type="float">
            <text:p>12.096</text:p>
          </table:table-cell>
          <table:table-cell office:value-type="float" office:value="1030.95" calcext:value-type="float">
            <text:p>1030.95</text:p>
          </table:table-cell>
        </table:table-row>
        <table:table-row table:style-name="ro1">
          <table:table-cell office:value-type="float" office:value="12.12" calcext:value-type="float">
            <text:p>12.12</text:p>
          </table:table-cell>
          <table:table-cell office:value-type="float" office:value="1030.95" calcext:value-type="float">
            <text:p>1030.95</text:p>
          </table:table-cell>
        </table:table-row>
        <table:table-row table:style-name="ro1">
          <table:table-cell office:value-type="float" office:value="12.144" calcext:value-type="float">
            <text:p>12.144</text:p>
          </table:table-cell>
          <table:table-cell office:value-type="float" office:value="1030.95" calcext:value-type="float">
            <text:p>1030.95</text:p>
          </table:table-cell>
        </table:table-row>
        <table:table-row table:style-name="ro1">
          <table:table-cell office:value-type="float" office:value="12.168" calcext:value-type="float">
            <text:p>12.168</text:p>
          </table:table-cell>
          <table:table-cell office:value-type="float" office:value="1030.95" calcext:value-type="float">
            <text:p>1030.95</text:p>
          </table:table-cell>
        </table:table-row>
        <table:table-row table:style-name="ro1">
          <table:table-cell office:value-type="float" office:value="12.192" calcext:value-type="float">
            <text:p>12.192</text:p>
          </table:table-cell>
          <table:table-cell office:value-type="float" office:value="1030.95" calcext:value-type="float">
            <text:p>1030.95</text:p>
          </table:table-cell>
        </table:table-row>
        <table:table-row table:style-name="ro1">
          <table:table-cell office:value-type="float" office:value="12.216001" calcext:value-type="float">
            <text:p>12.216001</text:p>
          </table:table-cell>
          <table:table-cell office:value-type="float" office:value="1030.95" calcext:value-type="float">
            <text:p>1030.95</text:p>
          </table:table-cell>
        </table:table-row>
        <table:table-row table:style-name="ro1">
          <table:table-cell office:value-type="float" office:value="12.24" calcext:value-type="float">
            <text:p>12.24</text:p>
          </table:table-cell>
          <table:table-cell office:value-type="float" office:value="1000.95" calcext:value-type="float">
            <text:p>1000.95</text:p>
          </table:table-cell>
        </table:table-row>
        <table:table-row table:style-name="ro1">
          <table:table-cell office:value-type="float" office:value="12.264" calcext:value-type="float">
            <text:p>12.264</text:p>
          </table:table-cell>
          <table:table-cell office:value-type="float" office:value="1911.9" calcext:value-type="float">
            <text:p>1911.9</text:p>
          </table:table-cell>
        </table:table-row>
        <table:table-row table:style-name="ro1">
          <table:table-cell office:value-type="float" office:value="12.288" calcext:value-type="float">
            <text:p>12.288</text:p>
          </table:table-cell>
          <table:table-cell office:value-type="float" office:value="1030.95" calcext:value-type="float">
            <text:p>1030.95</text:p>
          </table:table-cell>
        </table:table-row>
        <table:table-row table:style-name="ro1">
          <table:table-cell office:value-type="float" office:value="12.312" calcext:value-type="float">
            <text:p>12.312</text:p>
          </table:table-cell>
          <table:table-cell office:value-type="float" office:value="1030.95" calcext:value-type="float">
            <text:p>1030.95</text:p>
          </table:table-cell>
        </table:table-row>
        <table:table-row table:style-name="ro1">
          <table:table-cell office:value-type="float" office:value="12.336" calcext:value-type="float">
            <text:p>12.336</text:p>
          </table:table-cell>
          <table:table-cell office:value-type="float" office:value="1030.95" calcext:value-type="float">
            <text:p>1030.95</text:p>
          </table:table-cell>
        </table:table-row>
        <table:table-row table:style-name="ro1">
          <table:table-cell office:value-type="float" office:value="12.36" calcext:value-type="float">
            <text:p>12.36</text:p>
          </table:table-cell>
          <table:table-cell office:value-type="float" office:value="1030.95" calcext:value-type="float">
            <text:p>1030.95</text:p>
          </table:table-cell>
        </table:table-row>
        <table:table-row table:style-name="ro1">
          <table:table-cell office:value-type="float" office:value="12.384" calcext:value-type="float">
            <text:p>12.384</text:p>
          </table:table-cell>
          <table:table-cell office:value-type="float" office:value="1030.95" calcext:value-type="float">
            <text:p>1030.95</text:p>
          </table:table-cell>
        </table:table-row>
        <table:table-row table:style-name="ro1">
          <table:table-cell office:value-type="float" office:value="12.408" calcext:value-type="float">
            <text:p>12.408</text:p>
          </table:table-cell>
          <table:table-cell office:value-type="float" office:value="1030.95" calcext:value-type="float">
            <text:p>1030.95</text:p>
          </table:table-cell>
        </table:table-row>
        <table:table-row table:style-name="ro1">
          <table:table-cell office:value-type="float" office:value="12.432" calcext:value-type="float">
            <text:p>12.432</text:p>
          </table:table-cell>
          <table:table-cell office:value-type="float" office:value="1030.95" calcext:value-type="float">
            <text:p>1030.95</text:p>
          </table:table-cell>
        </table:table-row>
        <table:table-row table:style-name="ro1">
          <table:table-cell office:value-type="float" office:value="12.456" calcext:value-type="float">
            <text:p>12.456</text:p>
          </table:table-cell>
          <table:table-cell office:value-type="float" office:value="1030.95" calcext:value-type="float">
            <text:p>1030.95</text:p>
          </table:table-cell>
        </table:table-row>
        <table:table-row table:style-name="ro1">
          <table:table-cell office:value-type="float" office:value="12.4800005" calcext:value-type="float">
            <text:p>12.4800005</text:p>
          </table:table-cell>
          <table:table-cell office:value-type="float" office:value="1030.95" calcext:value-type="float">
            <text:p>1030.95</text:p>
          </table:table-cell>
        </table:table-row>
        <table:table-row table:style-name="ro1">
          <table:table-cell office:value-type="float" office:value="12.504" calcext:value-type="float">
            <text:p>12.504</text:p>
          </table:table-cell>
          <table:table-cell office:value-type="float" office:value="1030.95" calcext:value-type="float">
            <text:p>1030.95</text:p>
          </table:table-cell>
        </table:table-row>
        <table:table-row table:style-name="ro1">
          <table:table-cell office:value-type="float" office:value="12.528" calcext:value-type="float">
            <text:p>12.528</text:p>
          </table:table-cell>
          <table:table-cell office:value-type="float" office:value="1060.95" calcext:value-type="float">
            <text:p>1060.95</text:p>
          </table:table-cell>
        </table:table-row>
        <table:table-row table:style-name="ro1">
          <table:table-cell office:value-type="float" office:value="12.552" calcext:value-type="float">
            <text:p>12.552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2.576" calcext:value-type="float">
            <text:p>12.576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2.6" calcext:value-type="float">
            <text:p>12.6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2.624001" calcext:value-type="float">
            <text:p>12.624001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2.648" calcext:value-type="float">
            <text:p>12.648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2.672" calcext:value-type="float">
            <text:p>12.672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2.696" calcext:value-type="float">
            <text:p>12.696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2.72" calcext:value-type="float">
            <text:p>12.72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2.744" calcext:value-type="float">
            <text:p>12.744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2.768" calcext:value-type="float">
            <text:p>12.76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2.792" calcext:value-type="float">
            <text:p>12.79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2.816" calcext:value-type="float">
            <text:p>12.81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2.84" calcext:value-type="float">
            <text:p>12.8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2.864" calcext:value-type="float">
            <text:p>12.86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2.8880005" calcext:value-type="float">
            <text:p>12.8880005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2.912" calcext:value-type="float">
            <text:p>12.91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2.936" calcext:value-type="float">
            <text:p>12.93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2.96" calcext:value-type="float">
            <text:p>12.9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2.984" calcext:value-type="float">
            <text:p>12.98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3.008" calcext:value-type="float">
            <text:p>13.00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3.032001" calcext:value-type="float">
            <text:p>13.032001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3.056" calcext:value-type="float">
            <text:p>13.05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3.08" calcext:value-type="float">
            <text:p>13.0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3.104" calcext:value-type="float">
            <text:p>13.10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3.128" calcext:value-type="float">
            <text:p>13.12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.152" calcext:value-type="float">
            <text:p>13.15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.176" calcext:value-type="float">
            <text:p>13.176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13.2" calcext:value-type="float">
            <text:p>13.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3.224" calcext:value-type="float">
            <text:p>13.22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3.248" calcext:value-type="float">
            <text:p>13.24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3.272" calcext:value-type="float">
            <text:p>13.27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3.2960005" calcext:value-type="float">
            <text:p>13.296000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3.32" calcext:value-type="float">
            <text:p>13.3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3.344" calcext:value-type="float">
            <text:p>13.34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3.368" calcext:value-type="float">
            <text:p>13.36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.392" calcext:value-type="float">
            <text:p>13.39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.416" calcext:value-type="float">
            <text:p>13.41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.440001" calcext:value-type="float">
            <text:p>13.44000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.464" calcext:value-type="float">
            <text:p>13.46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3.488" calcext:value-type="float">
            <text:p>13.48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3.512" calcext:value-type="float">
            <text:p>13.51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3.536" calcext:value-type="float">
            <text:p>13.53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3.56" calcext:value-type="float">
            <text:p>13.5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3.584001" calcext:value-type="float">
            <text:p>13.584001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13.608" calcext:value-type="float">
            <text:p>13.60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3.632" calcext:value-type="float">
            <text:p>13.63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3.656" calcext:value-type="float">
            <text:p>13.6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68" calcext:value-type="float">
            <text:p>13.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704" calcext:value-type="float">
            <text:p>13.7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728" calcext:value-type="float">
            <text:p>13.72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3.752" calcext:value-type="float">
            <text:p>13.75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3.776" calcext:value-type="float">
            <text:p>13.77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3.8" calcext:value-type="float">
            <text:p>13.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3.824" calcext:value-type="float">
            <text:p>13.82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3.848001" calcext:value-type="float">
            <text:p>13.84800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3.872" calcext:value-type="float">
            <text:p>13.87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3.896" calcext:value-type="float">
            <text:p>13.8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92" calcext:value-type="float">
            <text:p>13.92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13.944" calcext:value-type="float">
            <text:p>13.944</text:p>
          </table:table-cell>
          <table:table-cell office:value-type="float" office:value="1821.9" calcext:value-type="float">
            <text:p>1821.9</text:p>
          </table:table-cell>
        </table:table-row>
        <table:table-row table:style-name="ro1">
          <table:table-cell office:value-type="float" office:value="13.968" calcext:value-type="float">
            <text:p>13.968</text:p>
          </table:table-cell>
          <table:table-cell office:value-type="float" office:value="910.95" calcext:value-type="float">
            <text:p>910.95</text:p>
          </table:table-cell>
        </table:table-row>
        <table:table-row table:style-name="ro1">
          <table:table-cell office:value-type="float" office:value="13.992001" calcext:value-type="float">
            <text:p>13.992001</text:p>
          </table:table-cell>
          <table:table-cell office:value-type="float" office:value="910.95" calcext:value-type="float">
            <text:p>910.95</text:p>
          </table:table-cell>
        </table:table-row>
        <table:table-row table:style-name="ro1">
          <table:table-cell office:value-type="float" office:value="14.016" calcext:value-type="float">
            <text:p>14.016</text:p>
          </table:table-cell>
          <table:table-cell office:value-type="float" office:value="910.95" calcext:value-type="float">
            <text:p>910.95</text:p>
          </table:table-cell>
        </table:table-row>
        <table:table-row table:style-name="ro1">
          <table:table-cell office:value-type="float" office:value="14.04" calcext:value-type="float">
            <text:p>14.04</text:p>
          </table:table-cell>
          <table:table-cell office:value-type="float" office:value="910.95" calcext:value-type="float">
            <text:p>910.95</text:p>
          </table:table-cell>
        </table:table-row>
        <table:table-row table:style-name="ro1">
          <table:table-cell office:value-type="float" office:value="14.064" calcext:value-type="float">
            <text:p>14.0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088" calcext:value-type="float">
            <text:p>14.0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112" calcext:value-type="float">
            <text:p>14.112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14.136" calcext:value-type="float">
            <text:p>14.136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14.16" calcext:value-type="float">
            <text:p>14.16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14.184" calcext:value-type="float">
            <text:p>14.184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14.208" calcext:value-type="float">
            <text:p>14.208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14.232" calcext:value-type="float">
            <text:p>14.232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14.2560005" calcext:value-type="float">
            <text:p>14.2560005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14.28" calcext:value-type="float">
            <text:p>14.28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14.304" calcext:value-type="float">
            <text:p>14.304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14.328" calcext:value-type="float">
            <text:p>14.328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14.352" calcext:value-type="float">
            <text:p>14.352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14.376" calcext:value-type="float">
            <text:p>14.376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14.400001" calcext:value-type="float">
            <text:p>14.40000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.424" calcext:value-type="float">
            <text:p>14.42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.448" calcext:value-type="float">
            <text:p>14.44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.472" calcext:value-type="float">
            <text:p>14.47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.496" calcext:value-type="float">
            <text:p>14.49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.52" calcext:value-type="float">
            <text:p>14.5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.544" calcext:value-type="float">
            <text:p>14.54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.568" calcext:value-type="float">
            <text:p>14.56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.592" calcext:value-type="float">
            <text:p>14.59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.616" calcext:value-type="float">
            <text:p>14.61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.64" calcext:value-type="float">
            <text:p>14.6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.6640005" calcext:value-type="float">
            <text:p>14.664000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.688" calcext:value-type="float">
            <text:p>14.68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.712" calcext:value-type="float">
            <text:p>14.71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.736" calcext:value-type="float">
            <text:p>14.73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.76" calcext:value-type="float">
            <text:p>14.7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.784" calcext:value-type="float">
            <text:p>14.78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.808001" calcext:value-type="float">
            <text:p>14.80800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.832" calcext:value-type="float">
            <text:p>14.83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.856" calcext:value-type="float">
            <text:p>14.8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88" calcext:value-type="float">
            <text:p>14.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904" calcext:value-type="float">
            <text:p>14.9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928" calcext:value-type="float">
            <text:p>14.9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952" calcext:value-type="float">
            <text:p>14.9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976" calcext:value-type="float">
            <text:p>14.9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024" calcext:value-type="float">
            <text:p>15.0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048" calcext:value-type="float">
            <text:p>15.04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.0720005" calcext:value-type="float">
            <text:p>15.072000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.096" calcext:value-type="float">
            <text:p>15.09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.12" calcext:value-type="float">
            <text:p>15.1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.144" calcext:value-type="float">
            <text:p>15.14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.168" calcext:value-type="float">
            <text:p>15.16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.192" calcext:value-type="float">
            <text:p>15.19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.216001" calcext:value-type="float">
            <text:p>15.21600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.24" calcext:value-type="float">
            <text:p>15.2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.264" calcext:value-type="float">
            <text:p>15.26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.288" calcext:value-type="float">
            <text:p>15.28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.312" calcext:value-type="float">
            <text:p>15.31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.336" calcext:value-type="float">
            <text:p>15.33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.360001" calcext:value-type="float">
            <text:p>15.36000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.384" calcext:value-type="float">
            <text:p>15.38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.408" calcext:value-type="float">
            <text:p>15.40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.432" calcext:value-type="float">
            <text:p>15.43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.456" calcext:value-type="float">
            <text:p>15.45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.4800005" calcext:value-type="float">
            <text:p>15.480000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5.504" calcext:value-type="float">
            <text:p>15.504</text:p>
          </table:table-cell>
          <table:table-cell office:value-type="float" office:value="1000.95" calcext:value-type="float">
            <text:p>1000.95</text:p>
          </table:table-cell>
        </table:table-row>
        <table:table-row table:style-name="ro1">
          <table:table-cell office:value-type="float" office:value="15.528" calcext:value-type="float">
            <text:p>15.52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5.552" calcext:value-type="float">
            <text:p>15.55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5.576" calcext:value-type="float">
            <text:p>15.57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.6" calcext:value-type="float">
            <text:p>15.6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15.624001" calcext:value-type="float">
            <text:p>15.624001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15.648" calcext:value-type="float">
            <text:p>15.648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15.672" calcext:value-type="float">
            <text:p>15.672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15.696" calcext:value-type="float">
            <text:p>15.696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15.72" calcext:value-type="float">
            <text:p>15.72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15.744" calcext:value-type="float">
            <text:p>15.744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15.768001" calcext:value-type="float">
            <text:p>15.768001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15.792" calcext:value-type="float">
            <text:p>15.792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15.816" calcext:value-type="float">
            <text:p>15.816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15.84" calcext:value-type="float">
            <text:p>15.8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.864" calcext:value-type="float">
            <text:p>15.86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.8880005" calcext:value-type="float">
            <text:p>15.888000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.912" calcext:value-type="float">
            <text:p>15.91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.936" calcext:value-type="float">
            <text:p>15.93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.96" calcext:value-type="float">
            <text:p>15.9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.984" calcext:value-type="float">
            <text:p>15.98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.008" calcext:value-type="float">
            <text:p>16.00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.032" calcext:value-type="float">
            <text:p>16.03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.056" calcext:value-type="float">
            <text:p>16.05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.08" calcext:value-type="float">
            <text:p>16.0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.104" calcext:value-type="float">
            <text:p>16.10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.128" calcext:value-type="float">
            <text:p>16.12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.152" calcext:value-type="float">
            <text:p>16.15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.176" calcext:value-type="float">
            <text:p>16.176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16.2" calcext:value-type="float">
            <text:p>16.2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16.224" calcext:value-type="float">
            <text:p>16.22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.248" calcext:value-type="float">
            <text:p>16.24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.272" calcext:value-type="float">
            <text:p>16.27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.296" calcext:value-type="float">
            <text:p>16.29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.32" calcext:value-type="float">
            <text:p>16.3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.344" calcext:value-type="float">
            <text:p>16.34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.368" calcext:value-type="float">
            <text:p>16.36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.392" calcext:value-type="float">
            <text:p>16.39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.416" calcext:value-type="float">
            <text:p>16.41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.44" calcext:value-type="float">
            <text:p>16.4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.464" calcext:value-type="float">
            <text:p>16.4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488" calcext:value-type="float">
            <text:p>16.4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512001" calcext:value-type="float">
            <text:p>16.512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536" calcext:value-type="float">
            <text:p>16.53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.56" calcext:value-type="float">
            <text:p>16.5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6.584" calcext:value-type="float">
            <text:p>16.58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.608" calcext:value-type="float">
            <text:p>16.60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.632" calcext:value-type="float">
            <text:p>16.63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.656" calcext:value-type="float">
            <text:p>16.65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6.68" calcext:value-type="float">
            <text:p>16.6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6.704" calcext:value-type="float">
            <text:p>16.70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6.728" calcext:value-type="float">
            <text:p>16.72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6.752" calcext:value-type="float">
            <text:p>16.75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6.776001" calcext:value-type="float">
            <text:p>16.77600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6.8" calcext:value-type="float">
            <text:p>16.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6.824" calcext:value-type="float">
            <text:p>16.82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.848" calcext:value-type="float">
            <text:p>16.84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.872" calcext:value-type="float">
            <text:p>16.87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.896" calcext:value-type="float">
            <text:p>16.89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.92" calcext:value-type="float">
            <text:p>16.9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.944" calcext:value-type="float">
            <text:p>16.94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.968" calcext:value-type="float">
            <text:p>16.96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.992" calcext:value-type="float">
            <text:p>16.992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17.016" calcext:value-type="float">
            <text:p>17.016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17.04" calcext:value-type="float">
            <text:p>17.04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17.064001" calcext:value-type="float">
            <text:p>17.064001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17.088" calcext:value-type="float">
            <text:p>17.088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17.112" calcext:value-type="float">
            <text:p>17.112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17.136" calcext:value-type="float">
            <text:p>17.136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17.16" calcext:value-type="float">
            <text:p>17.16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17.184" calcext:value-type="float">
            <text:p>17.184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17.208" calcext:value-type="float">
            <text:p>17.208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17.232" calcext:value-type="float">
            <text:p>17.232</text:p>
          </table:table-cell>
          <table:table-cell office:value-type="float" office:value="1851.9" calcext:value-type="float">
            <text:p>1851.9</text:p>
          </table:table-cell>
        </table:table-row>
        <table:table-row table:style-name="ro1">
          <table:table-cell office:value-type="float" office:value="17.256" calcext:value-type="float">
            <text:p>17.256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17.28" calcext:value-type="float">
            <text:p>17.2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7.304" calcext:value-type="float">
            <text:p>17.30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7.328001" calcext:value-type="float">
            <text:p>17.328001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17.352" calcext:value-type="float">
            <text:p>17.35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7.376" calcext:value-type="float">
            <text:p>17.37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7.4" calcext:value-type="float">
            <text:p>17.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7.424" calcext:value-type="float">
            <text:p>17.42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7.448" calcext:value-type="float">
            <text:p>17.44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7.472" calcext:value-type="float">
            <text:p>17.47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7.496" calcext:value-type="float">
            <text:p>17.49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7.52" calcext:value-type="float">
            <text:p>17.5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7.544" calcext:value-type="float">
            <text:p>17.54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7.568" calcext:value-type="float">
            <text:p>17.56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7.592001" calcext:value-type="float">
            <text:p>17.59200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7.616" calcext:value-type="float">
            <text:p>17.61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7.64" calcext:value-type="float">
            <text:p>17.6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7.664" calcext:value-type="float">
            <text:p>17.66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7.688" calcext:value-type="float">
            <text:p>17.68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7.712" calcext:value-type="float">
            <text:p>17.71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7.736" calcext:value-type="float">
            <text:p>17.73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7.76" calcext:value-type="float">
            <text:p>17.7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7.784" calcext:value-type="float">
            <text:p>17.78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7.808" calcext:value-type="float">
            <text:p>17.80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7.832" calcext:value-type="float">
            <text:p>17.83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7.856" calcext:value-type="float">
            <text:p>17.85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7.880001" calcext:value-type="float">
            <text:p>17.880001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17.904" calcext:value-type="float">
            <text:p>17.90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7.928" calcext:value-type="float">
            <text:p>17.92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7.952" calcext:value-type="float">
            <text:p>17.95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7.976" calcext:value-type="float">
            <text:p>17.97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18.024" calcext:value-type="float">
            <text:p>18.024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18.048" calcext:value-type="float">
            <text:p>18.048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18.072" calcext:value-type="float">
            <text:p>18.072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18.096" calcext:value-type="float">
            <text:p>18.096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18.12" calcext:value-type="float">
            <text:p>18.12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18.144001" calcext:value-type="float">
            <text:p>18.144001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18.168" calcext:value-type="float">
            <text:p>18.168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18.192" calcext:value-type="float">
            <text:p>18.192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18.216" calcext:value-type="float">
            <text:p>18.216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18.24" calcext:value-type="float">
            <text:p>18.2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8.264" calcext:value-type="float">
            <text:p>18.264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18.288" calcext:value-type="float">
            <text:p>18.28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8.312" calcext:value-type="float">
            <text:p>18.31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8.336" calcext:value-type="float">
            <text:p>18.33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8.36" calcext:value-type="float">
            <text:p>18.3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8.384" calcext:value-type="float">
            <text:p>18.38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8.408" calcext:value-type="float">
            <text:p>18.40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8.432" calcext:value-type="float">
            <text:p>18.43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8.456" calcext:value-type="float">
            <text:p>18.45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8.48" calcext:value-type="float">
            <text:p>18.4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8.504" calcext:value-type="float">
            <text:p>18.50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8.528" calcext:value-type="float">
            <text:p>18.52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8.552" calcext:value-type="float">
            <text:p>18.55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8.576" calcext:value-type="float">
            <text:p>18.57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8.6" calcext:value-type="float">
            <text:p>18.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8.624" calcext:value-type="float">
            <text:p>18.62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8.648" calcext:value-type="float">
            <text:p>18.64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8.672" calcext:value-type="float">
            <text:p>18.67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8.696001" calcext:value-type="float">
            <text:p>18.69600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8.72" calcext:value-type="float">
            <text:p>18.7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8.744" calcext:value-type="float">
            <text:p>18.74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8.768" calcext:value-type="float">
            <text:p>18.76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8.792" calcext:value-type="float">
            <text:p>18.79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8.816" calcext:value-type="float">
            <text:p>18.81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8.84" calcext:value-type="float">
            <text:p>18.8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8.864" calcext:value-type="float">
            <text:p>18.864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8.888" calcext:value-type="float">
            <text:p>18.88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8.912" calcext:value-type="float">
            <text:p>18.91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8.936" calcext:value-type="float">
            <text:p>18.93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8.960001" calcext:value-type="float">
            <text:p>18.960001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8.984" calcext:value-type="float">
            <text:p>18.984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9.008" calcext:value-type="float">
            <text:p>19.008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9.032" calcext:value-type="float">
            <text:p>19.032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9.056" calcext:value-type="float">
            <text:p>19.056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9.08" calcext:value-type="float">
            <text:p>19.08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9.104" calcext:value-type="float">
            <text:p>19.10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9.128" calcext:value-type="float">
            <text:p>19.12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9.152" calcext:value-type="float">
            <text:p>19.15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9.176" calcext:value-type="float">
            <text:p>19.17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9.2" calcext:value-type="float">
            <text:p>19.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9.224" calcext:value-type="float">
            <text:p>19.22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9.248001" calcext:value-type="float">
            <text:p>19.24800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9.272" calcext:value-type="float">
            <text:p>19.272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19.296" calcext:value-type="float">
            <text:p>19.296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19.32" calcext:value-type="float">
            <text:p>19.32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19.344" calcext:value-type="float">
            <text:p>19.344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19.368" calcext:value-type="float">
            <text:p>19.368</text:p>
          </table:table-cell>
          <table:table-cell office:value-type="float" office:value="1881.9" calcext:value-type="float">
            <text:p>1881.9</text:p>
          </table:table-cell>
        </table:table-row>
        <table:table-row table:style-name="ro1">
          <table:table-cell office:value-type="float" office:value="19.392" calcext:value-type="float">
            <text:p>19.392</text:p>
          </table:table-cell>
          <table:table-cell office:value-type="float" office:value="1881.9" calcext:value-type="float">
            <text:p>1881.9</text:p>
          </table:table-cell>
        </table:table-row>
        <table:table-row table:style-name="ro1">
          <table:table-cell office:value-type="float" office:value="19.416" calcext:value-type="float">
            <text:p>19.416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19.44" calcext:value-type="float">
            <text:p>19.44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19.464" calcext:value-type="float">
            <text:p>19.464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19.488" calcext:value-type="float">
            <text:p>19.488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19.512001" calcext:value-type="float">
            <text:p>19.512001</text:p>
          </table:table-cell>
          <table:table-cell office:value-type="float" office:value="1881.9" calcext:value-type="float">
            <text:p>1881.9</text:p>
          </table:table-cell>
        </table:table-row>
        <table:table-row table:style-name="ro1">
          <table:table-cell office:value-type="float" office:value="19.536" calcext:value-type="float">
            <text:p>19.536</text:p>
          </table:table-cell>
          <table:table-cell office:value-type="float" office:value="1881.9" calcext:value-type="float">
            <text:p>1881.9</text:p>
          </table:table-cell>
        </table:table-row>
        <table:table-row table:style-name="ro1">
          <table:table-cell office:value-type="float" office:value="19.56" calcext:value-type="float">
            <text:p>19.56</text:p>
          </table:table-cell>
          <table:table-cell office:value-type="float" office:value="1881.9" calcext:value-type="float">
            <text:p>1881.9</text:p>
          </table:table-cell>
        </table:table-row>
        <table:table-row table:style-name="ro1">
          <table:table-cell office:value-type="float" office:value="19.584" calcext:value-type="float">
            <text:p>19.584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19.608" calcext:value-type="float">
            <text:p>19.60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9.632" calcext:value-type="float">
            <text:p>19.63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9.656" calcext:value-type="float">
            <text:p>19.65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9.68" calcext:value-type="float">
            <text:p>19.6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9.704" calcext:value-type="float">
            <text:p>19.70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9.728" calcext:value-type="float">
            <text:p>19.72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9.752" calcext:value-type="float">
            <text:p>19.75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9.776001" calcext:value-type="float">
            <text:p>19.77600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9.8" calcext:value-type="float">
            <text:p>19.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9.824" calcext:value-type="float">
            <text:p>19.82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9.848" calcext:value-type="float">
            <text:p>19.84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9.872" calcext:value-type="float">
            <text:p>19.87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9.896" calcext:value-type="float">
            <text:p>19.89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9.92" calcext:value-type="float">
            <text:p>19.9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9.944" calcext:value-type="float">
            <text:p>19.944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19.968" calcext:value-type="float">
            <text:p>19.968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19.992" calcext:value-type="float">
            <text:p>19.992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20.016" calcext:value-type="float">
            <text:p>20.016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20.04" calcext:value-type="float">
            <text:p>20.04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20.064001" calcext:value-type="float">
            <text:p>20.064001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20.088" calcext:value-type="float">
            <text:p>20.088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20.112" calcext:value-type="float">
            <text:p>20.112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20.136" calcext:value-type="float">
            <text:p>20.136</text:p>
          </table:table-cell>
          <table:table-cell office:value-type="float" office:value="910.95" calcext:value-type="float">
            <text:p>910.95</text:p>
          </table:table-cell>
        </table:table-row>
        <table:table-row table:style-name="ro1">
          <table:table-cell office:value-type="float" office:value="20.16" calcext:value-type="float">
            <text:p>20.16</text:p>
          </table:table-cell>
          <table:table-cell office:value-type="float" office:value="1821.9" calcext:value-type="float">
            <text:p>1821.9</text:p>
          </table:table-cell>
        </table:table-row>
        <table:table-row table:style-name="ro1">
          <table:table-cell office:value-type="float" office:value="20.184" calcext:value-type="float">
            <text:p>20.184</text:p>
          </table:table-cell>
          <table:table-cell office:value-type="float" office:value="1821.9" calcext:value-type="float">
            <text:p>1821.9</text:p>
          </table:table-cell>
        </table:table-row>
        <table:table-row table:style-name="ro1">
          <table:table-cell office:value-type="float" office:value="20.208" calcext:value-type="float">
            <text:p>20.208</text:p>
          </table:table-cell>
          <table:table-cell office:value-type="float" office:value="1851.9" calcext:value-type="float">
            <text:p>1851.9</text:p>
          </table:table-cell>
        </table:table-row>
        <table:table-row table:style-name="ro1">
          <table:table-cell office:value-type="float" office:value="20.232" calcext:value-type="float">
            <text:p>20.232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20.256" calcext:value-type="float">
            <text:p>20.256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20.28" calcext:value-type="float">
            <text:p>20.28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20.304" calcext:value-type="float">
            <text:p>20.304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20.328001" calcext:value-type="float">
            <text:p>20.328001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20.352" calcext:value-type="float">
            <text:p>20.352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20.376" calcext:value-type="float">
            <text:p>20.376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20.4" calcext:value-type="float">
            <text:p>20.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.424" calcext:value-type="float">
            <text:p>20.42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.448" calcext:value-type="float">
            <text:p>20.4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472" calcext:value-type="float">
            <text:p>20.4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496" calcext:value-type="float">
            <text:p>20.4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52" calcext:value-type="float">
            <text:p>20.52</text:p>
          </table:table-cell>
          <table:table-cell office:value-type="float" office:value="910.95" calcext:value-type="float">
            <text:p>910.95</text:p>
          </table:table-cell>
        </table:table-row>
        <table:table-row table:style-name="ro1">
          <table:table-cell office:value-type="float" office:value="20.544" calcext:value-type="float">
            <text:p>20.5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568" calcext:value-type="float">
            <text:p>20.5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592001" calcext:value-type="float">
            <text:p>20.592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616001" calcext:value-type="float">
            <text:p>20.616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64" calcext:value-type="float">
            <text:p>20.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664" calcext:value-type="float">
            <text:p>20.6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688" calcext:value-type="float">
            <text:p>20.68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.712" calcext:value-type="float">
            <text:p>20.71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.736" calcext:value-type="float">
            <text:p>20.73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0.76" calcext:value-type="float">
            <text:p>20.7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0.784" calcext:value-type="float">
            <text:p>20.78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0.808" calcext:value-type="float">
            <text:p>20.808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20.832" calcext:value-type="float">
            <text:p>20.832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20.856" calcext:value-type="float">
            <text:p>20.85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0.880001" calcext:value-type="float">
            <text:p>20.88000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0.904" calcext:value-type="float">
            <text:p>20.90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0.928" calcext:value-type="float">
            <text:p>20.92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0.952" calcext:value-type="float">
            <text:p>20.95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0.976" calcext:value-type="float">
            <text:p>20.97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1.024" calcext:value-type="float">
            <text:p>21.02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1.048" calcext:value-type="float">
            <text:p>21.04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1.072" calcext:value-type="float">
            <text:p>21.07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1.096" calcext:value-type="float">
            <text:p>21.09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1.12" calcext:value-type="float">
            <text:p>21.1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144001" calcext:value-type="float">
            <text:p>21.14400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1.168" calcext:value-type="float">
            <text:p>21.16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1.192" calcext:value-type="float">
            <text:p>21.19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1.216" calcext:value-type="float">
            <text:p>21.21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1.24" calcext:value-type="float">
            <text:p>21.24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21.264" calcext:value-type="float">
            <text:p>21.26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288" calcext:value-type="float">
            <text:p>21.28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1.312" calcext:value-type="float">
            <text:p>21.31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1.336" calcext:value-type="float">
            <text:p>21.336</text:p>
          </table:table-cell>
          <table:table-cell office:value-type="float" office:value="910.95" calcext:value-type="float">
            <text:p>910.95</text:p>
          </table:table-cell>
        </table:table-row>
        <table:table-row table:style-name="ro1">
          <table:table-cell office:value-type="float" office:value="21.36" calcext:value-type="float">
            <text:p>21.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384" calcext:value-type="float">
            <text:p>21.3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408" calcext:value-type="float">
            <text:p>21.4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432001" calcext:value-type="float">
            <text:p>21.432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456" calcext:value-type="float">
            <text:p>21.4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48" calcext:value-type="float">
            <text:p>21.48</text:p>
          </table:table-cell>
          <table:table-cell office:value-type="float" office:value="910.95" calcext:value-type="float">
            <text:p>910.95</text:p>
          </table:table-cell>
        </table:table-row>
        <table:table-row table:style-name="ro1">
          <table:table-cell office:value-type="float" office:value="21.504" calcext:value-type="float">
            <text:p>21.504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21.528" calcext:value-type="float">
            <text:p>21.528</text:p>
          </table:table-cell>
          <table:table-cell office:value-type="float" office:value="1881.9" calcext:value-type="float">
            <text:p>1881.9</text:p>
          </table:table-cell>
        </table:table-row>
        <table:table-row table:style-name="ro1">
          <table:table-cell office:value-type="float" office:value="21.552" calcext:value-type="float">
            <text:p>21.55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576" calcext:value-type="float">
            <text:p>21.57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6" calcext:value-type="float">
            <text:p>21.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624" calcext:value-type="float">
            <text:p>21.62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648" calcext:value-type="float">
            <text:p>21.64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672" calcext:value-type="float">
            <text:p>21.67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696001" calcext:value-type="float">
            <text:p>21.69600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1.72" calcext:value-type="float">
            <text:p>21.7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744" calcext:value-type="float">
            <text:p>21.74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768" calcext:value-type="float">
            <text:p>21.76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1.792" calcext:value-type="float">
            <text:p>21.79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21.816" calcext:value-type="float">
            <text:p>21.81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1.84" calcext:value-type="float">
            <text:p>21.8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1.864" calcext:value-type="float">
            <text:p>21.86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1.888" calcext:value-type="float">
            <text:p>21.88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21.912" calcext:value-type="float">
            <text:p>21.91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21.936" calcext:value-type="float">
            <text:p>21.93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21.960001" calcext:value-type="float">
            <text:p>21.960001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21.984" calcext:value-type="float">
            <text:p>21.98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22.008" calcext:value-type="float">
            <text:p>22.00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22.032" calcext:value-type="float">
            <text:p>22.03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22.056" calcext:value-type="float">
            <text:p>22.05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2.08" calcext:value-type="float">
            <text:p>22.0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2.104" calcext:value-type="float">
            <text:p>22.10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2.128" calcext:value-type="float">
            <text:p>22.12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2.152" calcext:value-type="float">
            <text:p>22.15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2.176" calcext:value-type="float">
            <text:p>22.17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2.2" calcext:value-type="float">
            <text:p>22.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2.224" calcext:value-type="float">
            <text:p>22.22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2.248001" calcext:value-type="float">
            <text:p>22.24800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272" calcext:value-type="float">
            <text:p>22.27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296" calcext:value-type="float">
            <text:p>22.29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2.32" calcext:value-type="float">
            <text:p>22.3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344" calcext:value-type="float">
            <text:p>22.34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368" calcext:value-type="float">
            <text:p>22.36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392" calcext:value-type="float">
            <text:p>22.39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416" calcext:value-type="float">
            <text:p>22.41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44" calcext:value-type="float">
            <text:p>22.4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464" calcext:value-type="float">
            <text:p>22.46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488" calcext:value-type="float">
            <text:p>22.48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512001" calcext:value-type="float">
            <text:p>22.51200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536" calcext:value-type="float">
            <text:p>22.53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56" calcext:value-type="float">
            <text:p>22.5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584" calcext:value-type="float">
            <text:p>22.58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608" calcext:value-type="float">
            <text:p>22.60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632" calcext:value-type="float">
            <text:p>22.63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656" calcext:value-type="float">
            <text:p>22.65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68" calcext:value-type="float">
            <text:p>22.6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704" calcext:value-type="float">
            <text:p>22.70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728" calcext:value-type="float">
            <text:p>22.72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752" calcext:value-type="float">
            <text:p>22.75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776001" calcext:value-type="float">
            <text:p>22.77600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800001" calcext:value-type="float">
            <text:p>22.80000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824" calcext:value-type="float">
            <text:p>22.82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848" calcext:value-type="float">
            <text:p>22.84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872" calcext:value-type="float">
            <text:p>22.87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2.896" calcext:value-type="float">
            <text:p>22.89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2.92" calcext:value-type="float">
            <text:p>22.9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944" calcext:value-type="float">
            <text:p>22.94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968" calcext:value-type="float">
            <text:p>22.96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992" calcext:value-type="float">
            <text:p>22.99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3.016" calcext:value-type="float">
            <text:p>23.0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04" calcext:value-type="float">
            <text:p>23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064001" calcext:value-type="float">
            <text:p>23.064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088" calcext:value-type="float">
            <text:p>23.0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112" calcext:value-type="float">
            <text:p>23.1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136" calcext:value-type="float">
            <text:p>23.1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16" calcext:value-type="float">
            <text:p>23.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184" calcext:value-type="float">
            <text:p>23.1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208" calcext:value-type="float">
            <text:p>23.2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232" calcext:value-type="float">
            <text:p>23.2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256" calcext:value-type="float">
            <text:p>23.2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28" calcext:value-type="float">
            <text:p>23.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304" calcext:value-type="float">
            <text:p>23.3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328001" calcext:value-type="float">
            <text:p>23.328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352" calcext:value-type="float">
            <text:p>23.3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376" calcext:value-type="float">
            <text:p>23.3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4" calcext:value-type="float">
            <text:p>23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424" calcext:value-type="float">
            <text:p>23.4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448" calcext:value-type="float">
            <text:p>23.4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472" calcext:value-type="float">
            <text:p>23.4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496" calcext:value-type="float">
            <text:p>23.4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52" calcext:value-type="float">
            <text:p>23.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544" calcext:value-type="float">
            <text:p>23.5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568" calcext:value-type="float">
            <text:p>23.5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592001" calcext:value-type="float">
            <text:p>23.592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616001" calcext:value-type="float">
            <text:p>23.616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64" calcext:value-type="float">
            <text:p>23.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664" calcext:value-type="float">
            <text:p>23.6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688" calcext:value-type="float">
            <text:p>23.6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712" calcext:value-type="float">
            <text:p>23.7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736" calcext:value-type="float">
            <text:p>23.7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76" calcext:value-type="float">
            <text:p>23.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784" calcext:value-type="float">
            <text:p>23.7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808" calcext:value-type="float">
            <text:p>23.8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832" calcext:value-type="float">
            <text:p>23.8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856" calcext:value-type="float">
            <text:p>23.8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880001" calcext:value-type="float">
            <text:p>23.880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904" calcext:value-type="float">
            <text:p>23.9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928" calcext:value-type="float">
            <text:p>23.9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952" calcext:value-type="float">
            <text:p>23.9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976" calcext:value-type="float">
            <text:p>23.976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1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3-18T12:07:22.823539874</dc:date>
    <meta:editing-duration>PT2M12S</meta:editing-duration>
    <meta:editing-cycles>1</meta:editing-cycles>
    <meta:document-statistic meta:table-count="4" meta:cell-count="8008" meta:object-count="0"/>
    <meta:generator>LibreOffice/24.2.1.2$Linux_X86_64 LibreOffice_project/420$Build-2</meta:generator>
  </office:meta>
</office:document-meta>
</file>